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1.873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2.46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947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cffcc" style:diagonal-bl-tr="none" style:diagonal-tl-br="none" fo:border="2.49pt solid #000000" style:rotation-align="non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 style:data-style-name="N146"/>
    <style:style style:name="ce5" style:family="table-cell" style:parent-style-name="Default" style:data-style-name="N146">
      <style:table-cell-properties fo:background-color="#ffff00"/>
    </style:style>
    <style:style style:name="ce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ff00" style:diagonal-bl-tr="none" style:diagonal-tl-br="none" fo:border="2.49pt solid #000000" style:rotation-align="none"/>
    </style:style>
    <style:style style:name="ce8" style:family="table-cell" style:parent-style-name="Default" style:data-style-name="N141"/>
    <style:style style:name="ce9" style:family="table-cell" style:parent-style-name="Default" style:data-style-name="N1">
      <style:table-cell-properties fo:background-color="#ccffff"/>
    </style:style>
    <style:style style:name="ce10" style:family="table-cell" style:parent-style-name="Default" style:data-style-name="N141">
      <style:table-cell-properties fo:background-color="#ffff00"/>
    </style:style>
    <style:style style:name="ce11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 style:data-style-name="N142"/>
    <style:style style:name="ce13" style:family="table-cell" style:parent-style-name="Default" style:data-style-name="N142">
      <style:table-cell-properties fo:background-color="#ffff00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41">
      <style:table-cell-properties fo:background-color="transparent"/>
    </style:style>
    <style:style style:name="ce16" style:family="table-cell" style:parent-style-name="Default">
      <style:table-cell-properties fo:border-bottom="none" fo:background-color="#ffff00" style:diagonal-bl-tr="none" style:diagonal-tl-br="none" fo:border-left="2.49pt solid #000000" fo:border-right="none" style:rotation-align="none" fo:border-top="2.49pt solid #000000"/>
    </style:style>
    <style:style style:name="ce17" style:family="table-cell" style:parent-style-name="Default">
      <style:table-cell-properties fo:border-bottom="none" fo:background-color="#ffff00" style:diagonal-bl-tr="none" style:diagonal-tl-br="none" fo:border-left="2.49pt solid #000000" fo:border-right="none" style:rotation-align="none" fo:border-top="none"/>
    </style:style>
    <style:style style:name="ce18" style:family="table-cell" style:parent-style-name="Default">
      <style:table-cell-properties fo:border-bottom="2.49pt solid #000000" fo:background-color="#ffff00" style:diagonal-bl-tr="none" style:diagonal-tl-br="none" fo:border-left="2.49pt solid #000000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 style:data-style-name="N2"/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61"/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48"/>
    <style:style style:name="ce34" style:family="table-cell" style:parent-style-name="Default">
      <style:table-cell-properties fo:background-color="#ffcc99"/>
    </style:style>
    <style:style style:name="ce35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5pt" style:language-asian="en" style:country-asian="US" style:font-style-asian="normal" style:font-weight-asian="normal" style:font-size-complex="3.70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2" fo:font-size="24pt" fo:font-style="normal" fo:text-shadow="none" style:text-underline-style="none" fo:font-weight="normal" style:font-size-asian="24pt" style:font-style-asian="normal" style:font-weight-asian="normal" style:font-name-complex="F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Cal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f V</text:p>
          </table:table-cell>
          <table:table-cell table:style-name="ce2" office:value-type="float" office:value="3.3" calcext:value-type="float">
            <text:p>3.3</text:p>
          </table:table-cell>
          <table:table-cell table:style-name="Default"/>
          <table:table-cell office:value-type="string" calcext:value-type="string">
            <text:p>Nominal Reference voltage</text:p>
          </table:table-cell>
          <table:table-cell/>
          <table:table-cell table:style-name="ce2" office:value-type="float" office:value="3.292" calcext:value-type="float">
            <text:p>3.29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style-name="ce2" office:value-type="float" office:value="4700" calcext:value-type="float">
            <text:p>4700</text:p>
          </table:table-cell>
          <table:table-cell table:style-name="Default"/>
          <table:table-cell office:value-type="string" calcext:value-type="string">
            <text:p>Upper R in divider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2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Parallel R in divider (lower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C Ref</text:p>
          </table:table-cell>
          <table:table-cell table:style-name="ce2" office:value-type="float" office:value="3.3" calcext:value-type="float">
            <text:p>3.3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C Range</text:p>
          </table:table-cell>
          <table:table-cell table:style-name="ce2" office:value-type="float" office:value="4096" calcext:value-type="float">
            <text:p>4096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 at 25</text:p>
          </table:table-cell>
          <table:table-cell table:style-name="ce2"/>
          <table:table-cell table:style-name="ce9" table:formula="of:=ROUND((LOOKUP(20;[.$A$14:.$A$55];[.$C$14:.$C$55]) *0.438+ LOOKUP(30;[.$A$14:.$A$55];[.$C$14:.$C$55])*0.562))" office:value-type="float" office:value="9988" calcext:value-type="float">
            <text:p>9988</text:p>
          </table:table-cell>
          <table:table-cell office:value-type="string" calcext:value-type="string">
            <text:p>Nominal R at 25 deg C from thermistor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6" office:value-type="string" calcext:value-type="string">
            <text:p>Thermistor characteristic (from manufacturer data or equation)</text:p>
            <text:p><text:span text:style-name="T1">↓</text:span></text:p>
          </table:table-cell>
          <table:table-cell table:style-name="Default"/>
          <table:table-cell table:number-columns-repeated="1020"/>
        </table:table-row>
        <table:table-row table:style-name="ro4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(T) / R(25)</text:p>
          </table:table-cell>
          <table:table-cell table:style-name="ce7" office:value-type="string" calcext:value-type="string">
            <text:p>Res (thermistor)</text:p>
          </table:table-cell>
          <table:table-cell table:style-name="ce1" office:value-type="string" calcext:value-type="string">
            <text:p>Effective R</text:p>
          </table:table-cell>
          <table:table-cell table:style-name="ce11" office:value-type="string" calcext:value-type="string">
            <text:p>Fraction of Ref voltage</text:p>
          </table:table-cell>
          <table:table-cell table:style-name="ce1" office:value-type="string" calcext:value-type="string">
            <text:p>Voltage at ADC</text:p>
          </table:table-cell>
          <table:table-cell table:style-name="ce1" office:value-type="string" calcext:value-type="string">
            <text:p>ADC Value</text:p>
          </table:table-cell>
          <table:table-cell table:number-columns-repeated="1017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2"/>
          <table:table-cell table:style-name="Default"/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35" calcext:value-type="float">
            <text:p>-35</text:p>
          </table:table-cell>
          <table:table-cell table:style-name="ce4"/>
          <table:table-cell table:style-name="ce8"/>
          <table:table-cell/>
          <table:table-cell table:style-name="ce12" table:formula="of:=[.D18]/([.D18]+[.$C$5])" office:value-type="float" office:value="0" calcext:value-type="float">
            <text:p>0.000</text:p>
          </table:table-cell>
          <table:table-cell table:style-name="ce1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/>
          <table:table-cell table:style-name="ce12">
            <draw:frame table:end-cell-address="'Table Calc'.U53" table:end-x="0.513cm" table:end-y="0.188cm" draw:z-index="0" draw:name="Chart 1" draw:style-name="gr1" svg:width="20.523cm" svg:height="15.748cm" svg:x="1.284cm" svg:y="0.239cm">
              <draw:object draw:notify-on-update-of-ranges="'Table Calc'.D61:'Table Calc'.D91 'Table Calc'.A25:'Table Calc'.A55 'Table Calc'.G25:'Table Calc'.G55 'Table Calc'.B61:'Table Calc'.B91 'Table Calc'.D61:'Table Calc'.D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2"/>
          <table:table-cell table:number-columns-repeated="1014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/>
          <table:table-cell office:value-type="float" office:value="30475.0057147736" calcext:value-type="float">
            <text:p>30475.0057147736</text:p>
          </table:table-cell>
          <table:table-cell table:formula="of:=[.C25]" office:value-type="float" office:value="30475.0057147736" calcext:value-type="float">
            <text:p>30475.0</text:p>
          </table:table-cell>
          <table:table-cell table:style-name="ce12" table:formula="of:=[.D25]/([.D25]+[.$C$5])" office:value-type="float" office:value="0.8663823955535" calcext:value-type="float">
            <text:p>0.866</text:p>
          </table:table-cell>
          <table:table-cell table:style-name="ce12" table:formula="of:=[.E25]*[.$C$4]" office:value-type="float" office:value="2.85906190532655" calcext:value-type="float">
            <text:p>2.859</text:p>
          </table:table-cell>
          <table:table-cell table:style-name="ce8" table:formula="of:=[.F25]/[.$C$8]*[.$C$9]" office:value-type="float" office:value="3548.70229218714" calcext:value-type="float">
            <text:p>3548.7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/>
          <table:table-cell office:value-type="float" office:value="19059.4963599981" calcext:value-type="float">
            <text:p>19059.4963599981</text:p>
          </table:table-cell>
          <table:table-cell table:formula="of:=[.C26]" office:value-type="float" office:value="19059.4963599981" calcext:value-type="float">
            <text:p>19059.5</text:p>
          </table:table-cell>
          <table:table-cell table:style-name="ce12" table:formula="of:=[.D26]/([.D26]+[.$C$5])" office:value-type="float" office:value="0.80218435909639" calcext:value-type="float">
            <text:p>0.802</text:p>
          </table:table-cell>
          <table:table-cell table:style-name="ce12" table:formula="of:=[.E26]*[.$C$4]" office:value-type="float" office:value="2.64720838501809" calcext:value-type="float">
            <text:p>2.647</text:p>
          </table:table-cell>
          <table:table-cell table:style-name="ce8" table:formula="of:=[.F26]/[.$C$8]*[.$C$9]" office:value-type="float" office:value="3285.74713485882" calcext:value-type="float">
            <text:p>3285.7</text:p>
          </table:table-cell>
          <table:table-cell table:formula="of:=INT([.G25])-INT([.G26])" office:value-type="float" office:value="263" calcext:value-type="float">
            <text:p>263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/>
          <table:table-cell office:value-type="float" office:value="12307.9407943722" calcext:value-type="float">
            <text:p>12307.9407943722</text:p>
          </table:table-cell>
          <table:table-cell table:formula="of:=[.C27]" office:value-type="float" office:value="12307.9407943722" calcext:value-type="float">
            <text:p>12307.9</text:p>
          </table:table-cell>
          <table:table-cell table:style-name="ce12" table:formula="of:=[.D27]/([.D27]+[.$C$5])" office:value-type="float" office:value="0.723658492416954" calcext:value-type="float">
            <text:p>0.724</text:p>
          </table:table-cell>
          <table:table-cell table:style-name="ce12" table:formula="of:=[.E27]*[.$C$4]" office:value-type="float" office:value="2.38807302497595" calcext:value-type="float">
            <text:p>2.388</text:p>
          </table:table-cell>
          <table:table-cell table:style-name="ce8" table:formula="of:=[.F27]/[.$C$8]*[.$C$9]" office:value-type="float" office:value="2964.10518493985" calcext:value-type="float">
            <text:p>2964.1</text:p>
          </table:table-cell>
          <table:table-cell table:formula="of:=INT([.G26])-INT([.G27])" office:value-type="float" office:value="321" calcext:value-type="float">
            <text:p>321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/>
          <table:table-cell office:value-type="float" office:value="8180.6826312776" calcext:value-type="float">
            <text:p>8180.6826312776</text:p>
          </table:table-cell>
          <table:table-cell table:formula="of:=[.C28]" office:value-type="float" office:value="8180.6826312776" calcext:value-type="float">
            <text:p>8180.7</text:p>
          </table:table-cell>
          <table:table-cell table:style-name="ce12" table:formula="of:=[.D28]/([.D28]+[.$C$5])" office:value-type="float" office:value="0.635112506491916" calcext:value-type="float">
            <text:p>0.635</text:p>
          </table:table-cell>
          <table:table-cell table:style-name="ce12" table:formula="of:=[.E28]*[.$C$4]" office:value-type="float" office:value="2.09587127142332" calcext:value-type="float">
            <text:p>2.096</text:p>
          </table:table-cell>
          <table:table-cell table:style-name="ce8" table:formula="of:=[.F28]/[.$C$8]*[.$C$9]" office:value-type="float" office:value="2601.42082659089" calcext:value-type="float">
            <text:p>2601.4</text:p>
          </table:table-cell>
          <table:table-cell table:formula="of:=INT([.G27])-INT([.G28])" office:value-type="float" office:value="363" calcext:value-type="float">
            <text:p>363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5581.14697447522" calcext:value-type="float">
            <text:p>5581.1469744752</text:p>
          </table:table-cell>
          <table:table-cell table:formula="of:=[.C29]" office:value-type="float" office:value="5581.14697447522" calcext:value-type="float">
            <text:p>5581.1</text:p>
          </table:table-cell>
          <table:table-cell table:style-name="ce12" table:formula="of:=[.D29]/([.D29]+[.$C$5])" office:value-type="float" office:value="0.542852561910788" calcext:value-type="float">
            <text:p>0.543</text:p>
          </table:table-cell>
          <table:table-cell table:style-name="ce12" table:formula="of:=[.E29]*[.$C$4]" office:value-type="float" office:value="1.7914134543056" calcext:value-type="float">
            <text:p>1.791</text:p>
          </table:table-cell>
          <table:table-cell table:style-name="ce8" table:formula="of:=[.F29]/[.$C$8]*[.$C$9]" office:value-type="float" office:value="2223.52409358659" calcext:value-type="float">
            <text:p>2223.5</text:p>
          </table:table-cell>
          <table:table-cell table:formula="of:=INT([.G28])-INT([.G29])" office:value-type="float" office:value="378" calcext:value-type="float">
            <text:p>378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/>
          <table:table-cell office:value-type="float" office:value="3898.8392630068" calcext:value-type="float">
            <text:p>3898.8392630068</text:p>
          </table:table-cell>
          <table:table-cell table:formula="of:=[.C30]" office:value-type="float" office:value="3898.8392630068" calcext:value-type="float">
            <text:p>3898.8</text:p>
          </table:table-cell>
          <table:table-cell table:style-name="ce12" table:formula="of:=[.D30]/([.D30]+[.$C$5])" office:value-type="float" office:value="0.45341459977977" calcext:value-type="float">
            <text:p>0.453</text:p>
          </table:table-cell>
          <table:table-cell table:style-name="ce12" table:formula="of:=[.E30]*[.$C$4]" office:value-type="float" office:value="1.49626817927324" calcext:value-type="float">
            <text:p>1.496</text:p>
          </table:table-cell>
          <table:table-cell table:style-name="ce8" table:formula="of:=[.F30]/[.$C$8]*[.$C$9]" office:value-type="float" office:value="1857.18620069794" calcext:value-type="float">
            <text:p>1857.2</text:p>
          </table:table-cell>
          <table:table-cell table:formula="of:=INT([.G29])-INT([.G30])" office:value-type="float" office:value="366" calcext:value-type="float">
            <text:p>366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/>
          <table:table-cell office:value-type="float" office:value="2782.91302870664" calcext:value-type="float">
            <text:p>2782.9130287066</text:p>
          </table:table-cell>
          <table:table-cell table:formula="of:=[.C31]" office:value-type="float" office:value="2782.91302870664" calcext:value-type="float">
            <text:p>2782.9</text:p>
          </table:table-cell>
          <table:table-cell table:style-name="ce12" table:formula="of:=[.D31]/([.D31]+[.$C$5])" office:value-type="float" office:value="0.371902361824943" calcext:value-type="float">
            <text:p>0.372</text:p>
          </table:table-cell>
          <table:table-cell table:style-name="ce12" table:formula="of:=[.E31]*[.$C$4]" office:value-type="float" office:value="1.22727779402231" calcext:value-type="float">
            <text:p>1.227</text:p>
          </table:table-cell>
          <table:table-cell table:style-name="ce8" table:formula="of:=[.F31]/[.$C$8]*[.$C$9]" office:value-type="float" office:value="1523.31207403497" calcext:value-type="float">
            <text:p>1523.3</text:p>
          </table:table-cell>
          <table:table-cell table:formula="of:=INT([.G30])-INT([.G31])" office:value-type="float" office:value="334" calcext:value-type="float">
            <text:p>334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4"/>
          <table:table-cell office:value-type="float" office:value="2025.81008710053" calcext:value-type="float">
            <text:p>2025.8100871005</text:p>
          </table:table-cell>
          <table:table-cell table:formula="of:=[.C32]" office:value-type="float" office:value="2025.81008710053" calcext:value-type="float">
            <text:p>2025.8</text:p>
          </table:table-cell>
          <table:table-cell table:style-name="ce12" table:formula="of:=[.D32]/([.D32]+[.$C$5])" office:value-type="float" office:value="0.301199418488762" calcext:value-type="float">
            <text:p>0.301</text:p>
          </table:table-cell>
          <table:table-cell table:style-name="ce12" table:formula="of:=[.E32]*[.$C$4]" office:value-type="float" office:value="0.993958081012913" calcext:value-type="float">
            <text:p>0.994</text:p>
          </table:table-cell>
          <table:table-cell table:style-name="ce8" table:formula="of:=[.F32]/[.$C$8]*[.$C$9]" office:value-type="float" office:value="1233.71281812997" calcext:value-type="float">
            <text:p>1233.7</text:p>
          </table:table-cell>
          <table:table-cell table:formula="of:=INT([.G31])-INT([.G32])" office:value-type="float" office:value="290" calcext:value-type="float">
            <text:p>290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4"/>
          <table:table-cell office:value-type="float" office:value="1501.43863995034" calcext:value-type="float">
            <text:p>1501.4386399503</text:p>
          </table:table-cell>
          <table:table-cell table:formula="of:=[.C33]" office:value-type="float" office:value="1501.43863995034" calcext:value-type="float">
            <text:p>1501.4</text:p>
          </table:table-cell>
          <table:table-cell table:style-name="ce12" table:formula="of:=[.D33]/([.D33]+[.$C$5])" office:value-type="float" office:value="0.24211134337086" calcext:value-type="float">
            <text:p>0.242</text:p>
          </table:table-cell>
          <table:table-cell table:style-name="ce12" table:formula="of:=[.E33]*[.$C$4]" office:value-type="float" office:value="0.798967433123839" calcext:value-type="float">
            <text:p>0.799</text:p>
          </table:table-cell>
          <table:table-cell table:style-name="ce8" table:formula="of:=[.F33]/[.$C$8]*[.$C$9]" office:value-type="float" office:value="991.688062447044" calcext:value-type="float">
            <text:p>991.7</text:p>
          </table:table-cell>
          <table:table-cell table:formula="of:=INT([.G32])-INT([.G33])" office:value-type="float" office:value="242" calcext:value-type="float">
            <text:p>242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4"/>
          <table:table-cell office:value-type="float" office:value="1131.30848090914" calcext:value-type="float">
            <text:p>1131.3084809092</text:p>
          </table:table-cell>
          <table:table-cell table:formula="of:=[.C34]" office:value-type="float" office:value="1131.30848090914" calcext:value-type="float">
            <text:p>1131.3</text:p>
          </table:table-cell>
          <table:table-cell table:style-name="ce12" table:formula="of:=[.D34]/([.D34]+[.$C$5])" office:value-type="float" office:value="0.194005939595355" calcext:value-type="float">
            <text:p>0.194</text:p>
          </table:table-cell>
          <table:table-cell table:style-name="ce12" table:formula="of:=[.E34]*[.$C$4]" office:value-type="float" office:value="0.640219600664672" calcext:value-type="float">
            <text:p>0.640</text:p>
          </table:table-cell>
          <table:table-cell table:style-name="ce8" table:formula="of:=[.F34]/[.$C$8]*[.$C$9]" office:value-type="float" office:value="794.648328582575" calcext:value-type="float">
            <text:p>794.6</text:p>
          </table:table-cell>
          <table:table-cell table:formula="of:=INT([.G33])-INT([.G34])" office:value-type="float" office:value="197" calcext:value-type="float">
            <text:p>197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"/>
          <table:table-cell office:value-type="float" office:value="865.452194414977" calcext:value-type="float">
            <text:p>865.452194415</text:p>
          </table:table-cell>
          <table:table-cell table:formula="of:=[.C35]" office:value-type="float" office:value="865.452194414977" calcext:value-type="float">
            <text:p>865.5</text:p>
          </table:table-cell>
          <table:table-cell table:style-name="ce12" table:formula="of:=[.D35]/([.D35]+[.$C$5])" office:value-type="float" office:value="0.15550438027003" calcext:value-type="float">
            <text:p>0.156</text:p>
          </table:table-cell>
          <table:table-cell table:style-name="ce12" table:formula="of:=[.E35]*[.$C$4]" office:value-type="float" office:value="0.513164454891098" calcext:value-type="float">
            <text:p>0.513</text:p>
          </table:table-cell>
          <table:table-cell table:style-name="ce8" table:formula="of:=[.F35]/[.$C$8]*[.$C$9]" office:value-type="float" office:value="636.945941586041" calcext:value-type="float">
            <text:p>636.9</text:p>
          </table:table-cell>
          <table:table-cell table:formula="of:=INT([.G34])-INT([.G35])" office:value-type="float" office:value="158" calcext:value-type="float">
            <text:p>158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4"/>
          <table:table-cell office:value-type="float" office:value="671.394586167332" calcext:value-type="float">
            <text:p>671.3945861673</text:p>
          </table:table-cell>
          <table:table-cell table:formula="of:=[.C36]" office:value-type="float" office:value="671.394586167332" calcext:value-type="float">
            <text:p>671.4</text:p>
          </table:table-cell>
          <table:table-cell table:style-name="ce12" table:formula="of:=[.D36]/([.D36]+[.$C$5])" office:value-type="float" office:value="0.124994463802071" calcext:value-type="float">
            <text:p>0.125</text:p>
          </table:table-cell>
          <table:table-cell table:style-name="ce12" table:formula="of:=[.E36]*[.$C$4]" office:value-type="float" office:value="0.412481730546834" calcext:value-type="float">
            <text:p>0.412</text:p>
          </table:table-cell>
          <table:table-cell table:style-name="ce8" table:formula="of:=[.F36]/[.$C$8]*[.$C$9]" office:value-type="float" office:value="511.977323733282" calcext:value-type="float">
            <text:p>512.0</text:p>
          </table:table-cell>
          <table:table-cell table:formula="of:=INT([.G35])-INT([.G36])" office:value-type="float" office:value="125" calcext:value-type="float">
            <text:p>125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4"/>
          <table:table-cell office:value-type="float" office:value="527.620800569811" calcext:value-type="float">
            <text:p>527.6208005698</text:p>
          </table:table-cell>
          <table:table-cell table:formula="of:=[.C37]" office:value-type="float" office:value="527.620800569811" calcext:value-type="float">
            <text:p>527.6</text:p>
          </table:table-cell>
          <table:table-cell table:style-name="ce12" table:formula="of:=[.D37]/([.D37]+[.$C$5])" office:value-type="float" office:value="0.100929432469987" calcext:value-type="float">
            <text:p>0.101</text:p>
          </table:table-cell>
          <table:table-cell table:style-name="ce12" table:formula="of:=[.E37]*[.$C$4]" office:value-type="float" office:value="0.333067127150958" calcext:value-type="float">
            <text:p>0.333</text:p>
          </table:table-cell>
          <table:table-cell table:style-name="ce8" table:formula="of:=[.F37]/[.$C$8]*[.$C$9]" office:value-type="float" office:value="413.406955397068" calcext:value-type="float">
            <text:p>413.4</text:p>
          </table:table-cell>
          <table:table-cell table:formula="of:=INT([.G36])-INT([.G37])"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4"/>
          <table:table-cell office:value-type="float" office:value="419.621654857801" calcext:value-type="float">
            <text:p>419.6216548578</text:p>
          </table:table-cell>
          <table:table-cell table:formula="of:=[.C38]" office:value-type="float" office:value="419.621654857801" calcext:value-type="float">
            <text:p>419.6</text:p>
          </table:table-cell>
          <table:table-cell table:style-name="ce12" table:formula="of:=[.D38]/([.D38]+[.$C$5])" office:value-type="float" office:value="0.0819634111945828" calcext:value-type="float">
            <text:p>0.082</text:p>
          </table:table-cell>
          <table:table-cell table:style-name="ce12" table:formula="of:=[.E38]*[.$C$4]" office:value-type="float" office:value="0.270479256942123" calcext:value-type="float">
            <text:p>0.270</text:p>
          </table:table-cell>
          <table:table-cell table:style-name="ce8" table:formula="of:=[.F38]/[.$C$8]*[.$C$9]" office:value-type="float" office:value="335.722132253011" calcext:value-type="float">
            <text:p>335.7</text:p>
          </table:table-cell>
          <table:table-cell table:formula="of:=INT([.G37])-INT([.G38])"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4"/>
          <table:table-cell office:value-type="float" office:value="337.449497995546" calcext:value-type="float">
            <text:p>337.4494979955</text:p>
          </table:table-cell>
          <table:table-cell table:formula="of:=[.C39]" office:value-type="float" office:value="337.449497995546" calcext:value-type="float">
            <text:p>337.4</text:p>
          </table:table-cell>
          <table:table-cell table:style-name="ce12" table:formula="of:=[.D39]/([.D39]+[.$C$5])" office:value-type="float" office:value="0.0669881649691616" calcext:value-type="float">
            <text:p>0.067</text:p>
          </table:table-cell>
          <table:table-cell table:style-name="ce12" table:formula="of:=[.E39]*[.$C$4]" office:value-type="float" office:value="0.221060944398233" calcext:value-type="float">
            <text:p>0.221</text:p>
          </table:table-cell>
          <table:table-cell table:style-name="ce8" table:formula="of:=[.F39]/[.$C$8]*[.$C$9]" office:value-type="float" office:value="274.383523713686" calcext:value-type="float">
            <text:p>274.4</text:p>
          </table:table-cell>
          <table:table-cell table:formula="of:=INT([.G38])-INT([.G39])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office:value-type="float" office:value="274.178394685108" calcext:value-type="float">
            <text:p>274.1783946851</text:p>
          </table:table-cell>
          <table:table-cell table:style-name="ce10" table:formula="of:=[.C40]" office:value-type="float" office:value="274.178394685108" calcext:value-type="float">
            <text:p>274.2</text:p>
          </table:table-cell>
          <table:table-cell table:style-name="ce13" table:formula="of:=[.D40]/([.D40]+[.$C$5])" office:value-type="float" office:value="0.0551203380598627" calcext:value-type="float">
            <text:p>0.055</text:p>
          </table:table-cell>
          <table:table-cell table:style-name="ce13" table:formula="of:=[.E40]*[.$C$4]" office:value-type="float" office:value="0.181897115597547" calcext:value-type="float">
            <text:p>0.182</text:p>
          </table:table-cell>
          <table:table-cell table:style-name="ce10" table:formula="of:=[.F40]/[.$C$8]*[.$C$9]" office:value-type="float" office:value="225.772904693197" calcext:value-type="float">
            <text:p>225.8</text:p>
          </table:table-cell>
          <table:table-cell table:style-name="ce2" table:formula="of:=INT([.G39])-INT([.G40])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4"/>
          <table:table-cell office:value-type="float" office:value="224.916534117347" calcext:value-type="float">
            <text:p>224.9165341173</text:p>
          </table:table-cell>
          <table:table-cell table:formula="of:=[.C41]" office:value-type="float" office:value="224.916534117347" calcext:value-type="float">
            <text:p>224.9</text:p>
          </table:table-cell>
          <table:table-cell table:style-name="ce12" table:formula="of:=[.D41]/([.D41]+[.$C$5])" office:value-type="float" office:value="0.0456691057725015" calcext:value-type="float">
            <text:p>0.046</text:p>
          </table:table-cell>
          <table:table-cell table:style-name="ce12" table:formula="of:=[.E41]*[.$C$4]" office:value-type="float" office:value="0.150708049049255" calcext:value-type="float">
            <text:p>0.151</text:p>
          </table:table-cell>
          <table:table-cell table:style-name="ce8" table:formula="of:=[.F41]/[.$C$8]*[.$C$9]" office:value-type="float" office:value="187.060657244166" calcext:value-type="float">
            <text:p>187.1</text:p>
          </table:table-cell>
          <table:table-cell table:formula="of:=INT([.G40])-INT([.G41])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4"/>
          <table:table-cell office:value-type="float" office:value="186.162145191798" calcext:value-type="float">
            <text:p>186.1621451918</text:p>
          </table:table-cell>
          <table:table-cell table:formula="of:=[.C42]" office:value-type="float" office:value="186.162145191798" calcext:value-type="float">
            <text:p>186.2</text:p>
          </table:table-cell>
          <table:table-cell table:style-name="ce12" table:formula="of:=[.D42]/([.D42]+[.$C$5])" office:value-type="float" office:value="0.0380998705446133" calcext:value-type="float">
            <text:p>0.038</text:p>
          </table:table-cell>
          <table:table-cell table:style-name="ce12" table:formula="of:=[.E42]*[.$C$4]" office:value-type="float" office:value="0.125729572797224" calcext:value-type="float">
            <text:p>0.126</text:p>
          </table:table-cell>
          <table:table-cell table:style-name="ce8" table:formula="of:=[.F42]/[.$C$8]*[.$C$9]" office:value-type="float" office:value="156.057069750736" calcext:value-type="float">
            <text:p>156.1</text:p>
          </table:table-cell>
          <table:table-cell table:formula="of:=INT([.G41])-INT([.G42])"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4"/>
          <table:table-cell office:value-type="float" office:value="155.376815301542" calcext:value-type="float">
            <text:p>155.3768153015</text:p>
          </table:table-cell>
          <table:table-cell table:formula="of:=[.C43]" office:value-type="float" office:value="155.376815301542" calcext:value-type="float">
            <text:p>155.4</text:p>
          </table:table-cell>
          <table:table-cell table:style-name="ce12" table:formula="of:=[.D43]/([.D43]+[.$C$5])" office:value-type="float" office:value="0.0320009797822236" calcext:value-type="float">
            <text:p>0.032</text:p>
          </table:table-cell>
          <table:table-cell table:style-name="ce12" table:formula="of:=[.E43]*[.$C$4]" office:value-type="float" office:value="0.105603233281338" calcext:value-type="float">
            <text:p>0.106</text:p>
          </table:table-cell>
          <table:table-cell table:style-name="ce8" table:formula="of:=[.F43]/[.$C$8]*[.$C$9]" office:value-type="float" office:value="131.076013187988" calcext:value-type="float">
            <text:p>131.1</text:p>
          </table:table-cell>
          <table:table-cell table:formula="of:=INT([.G42])-INT([.G43])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4"/>
          <table:table-cell office:value-type="float" office:value="130.69865242236" calcext:value-type="float">
            <text:p>130.6986524224</text:p>
          </table:table-cell>
          <table:table-cell table:formula="of:=[.C44]" office:value-type="float" office:value="130.69865242236" calcext:value-type="float">
            <text:p>130.7</text:p>
          </table:table-cell>
          <table:table-cell table:style-name="ce12" table:formula="of:=[.D44]/([.D44]+[.$C$5])" office:value-type="float" office:value="0.0270558488174006" calcext:value-type="float">
            <text:p>0.027</text:p>
          </table:table-cell>
          <table:table-cell table:style-name="ce12" table:formula="of:=[.E44]*[.$C$4]" office:value-type="float" office:value="0.0892843010974221" calcext:value-type="float">
            <text:p>0.089</text:p>
          </table:table-cell>
          <table:table-cell table:style-name="ce8" table:formula="of:=[.F44]/[.$C$8]*[.$C$9]" office:value-type="float" office:value="110.820756756073" calcext:value-type="float">
            <text:p>110.8</text:p>
          </table:table-cell>
          <table:table-cell table:formula="of:=INT([.G43])-INT([.G44])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4"/>
          <table:table-cell office:value-type="float" office:value="110.746780920491" calcext:value-type="float">
            <text:p>110.7467809205</text:p>
          </table:table-cell>
          <table:table-cell table:formula="of:=[.C45]" office:value-type="float" office:value="110.746780920491" calcext:value-type="float">
            <text:p>110.7</text:p>
          </table:table-cell>
          <table:table-cell table:style-name="ce12" table:formula="of:=[.D45]/([.D45]+[.$C$5])" office:value-type="float" office:value="0.023020704677227" calcext:value-type="float">
            <text:p>0.023</text:p>
          </table:table-cell>
          <table:table-cell table:style-name="ce12" table:formula="of:=[.E45]*[.$C$4]" office:value-type="float" office:value="0.075968325434849" calcext:value-type="float">
            <text:p>0.076</text:p>
          </table:table-cell>
          <table:table-cell table:style-name="ce8" table:formula="of:=[.F45]/[.$C$8]*[.$C$9]" office:value-type="float" office:value="94.2928063579216" calcext:value-type="float">
            <text:p>94.3</text:p>
          </table:table-cell>
          <table:table-cell table:formula="of:=INT([.G44])-INT([.G45])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4"/>
          <table:table-cell office:value-type="float" office:value="94.4863494810029" calcext:value-type="float">
            <text:p>94.486349481</text:p>
          </table:table-cell>
          <table:table-cell table:formula="of:=[.C46]" office:value-type="float" office:value="94.4863494810029" calcext:value-type="float">
            <text:p>94.5</text:p>
          </table:table-cell>
          <table:table-cell table:style-name="ce12" table:formula="of:=[.D46]/([.D46]+[.$C$5])" office:value-type="float" office:value="0.0197072934603789" calcext:value-type="float">
            <text:p>0.020</text:p>
          </table:table-cell>
          <table:table-cell table:style-name="ce12" table:formula="of:=[.E46]*[.$C$4]" office:value-type="float" office:value="0.0650340684192504" calcext:value-type="float">
            <text:p>0.065</text:p>
          </table:table-cell>
          <table:table-cell table:style-name="ce8" table:formula="of:=[.F46]/[.$C$8]*[.$C$9]" office:value-type="float" office:value="80.721074013712" calcext:value-type="float">
            <text:p>80.7</text:p>
          </table:table-cell>
          <table:table-cell table:formula="of:=INT([.G45])-INT([.G46])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4"/>
          <table:table-cell office:value-type="float" office:value="81.1341754147043" calcext:value-type="float">
            <text:p>81.1341754147</text:p>
          </table:table-cell>
          <table:table-cell table:formula="of:=[.C47]" office:value-type="float" office:value="81.1341754147043" calcext:value-type="float">
            <text:p>81.1</text:p>
          </table:table-cell>
          <table:table-cell table:style-name="ce12" table:formula="of:=[.D47]/([.D47]+[.$C$5])" office:value-type="float" office:value="0.0169696503879578" calcext:value-type="float">
            <text:p>0.017</text:p>
          </table:table-cell>
          <table:table-cell table:style-name="ce12" table:formula="of:=[.E47]*[.$C$4]" office:value-type="float" office:value="0.0559998462802606" calcext:value-type="float">
            <text:p>0.056</text:p>
          </table:table-cell>
          <table:table-cell table:style-name="ce8" table:formula="of:=[.F47]/[.$C$8]*[.$C$9]" office:value-type="float" office:value="69.507687989075" calcext:value-type="float">
            <text:p>69.5</text:p>
          </table:table-cell>
          <table:table-cell table:formula="of:=INT([.G46])-INT([.G47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4"/>
          <table:table-cell office:value-type="float" office:value="70.0920276627606" calcext:value-type="float">
            <text:p>70.0920276628</text:p>
          </table:table-cell>
          <table:table-cell table:formula="of:=[.C48]" office:value-type="float" office:value="70.0920276627606" calcext:value-type="float">
            <text:p>70.1</text:p>
          </table:table-cell>
          <table:table-cell table:style-name="ce12" table:formula="of:=[.D48]/([.D48]+[.$C$5])" office:value-type="float" office:value="0.0146940619292631" calcext:value-type="float">
            <text:p>0.015</text:p>
          </table:table-cell>
          <table:table-cell table:style-name="ce12" table:formula="of:=[.E48]*[.$C$4]" office:value-type="float" office:value="0.0484904043665681" calcext:value-type="float">
            <text:p>0.048</text:p>
          </table:table-cell>
          <table:table-cell table:style-name="ce8" table:formula="of:=[.F48]/[.$C$8]*[.$C$9]" office:value-type="float" office:value="60.1868776622615" calcext:value-type="float">
            <text:p>60.2</text:p>
          </table:table-cell>
          <table:table-cell table:formula="of:=INT([.G47])-INT([.G48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"/>
          <table:table-cell office:value-type="float" office:value="60.8989356778342" calcext:value-type="float">
            <text:p>60.8989356778</text:p>
          </table:table-cell>
          <table:table-cell table:formula="of:=[.C49]" office:value-type="float" office:value="60.8989356778342" calcext:value-type="float">
            <text:p>60.9</text:p>
          </table:table-cell>
          <table:table-cell table:style-name="ce12" table:formula="of:=[.D49]/([.D49]+[.$C$5])" office:value-type="float" office:value="0.012791478353271" calcext:value-type="float">
            <text:p>0.013</text:p>
          </table:table-cell>
          <table:table-cell table:style-name="ce12" table:formula="of:=[.E49]*[.$C$4]" office:value-type="float" office:value="0.0422118785657944" calcext:value-type="float">
            <text:p>0.042</text:p>
          </table:table-cell>
          <table:table-cell table:style-name="ce8" table:formula="of:=[.F49]/[.$C$8]*[.$C$9]" office:value-type="float" office:value="52.3938953349982" calcext:value-type="float">
            <text:p>52.4</text:p>
          </table:table-cell>
          <table:table-cell table:formula="of:=INT([.G48])-INT([.G49])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5"/>
          <table:table-cell table:style-name="ce2" office:value-type="float" office:value="53.1967452057865" calcext:value-type="float">
            <text:p>53.1967452058</text:p>
          </table:table-cell>
          <table:table-cell table:style-name="ce10" table:formula="of:=[.C50]" office:value-type="float" office:value="53.1967452057865" calcext:value-type="float">
            <text:p>53.2</text:p>
          </table:table-cell>
          <table:table-cell table:style-name="ce12" table:formula="of:=[.D50]/([.D50]+[.$C$5])" office:value-type="float" office:value="0.0111917827216898" calcext:value-type="float">
            <text:p>0.011</text:p>
          </table:table-cell>
          <table:table-cell table:style-name="ce13" table:formula="of:=[.E50]*[.$C$4]" office:value-type="float" office:value="0.0369328829815765" calcext:value-type="float">
            <text:p>0.037</text:p>
          </table:table-cell>
          <table:table-cell table:style-name="ce10" table:formula="of:=[.F50]/[.$C$8]*[.$C$9]" office:value-type="float" office:value="45.8415420280416" calcext:value-type="float">
            <text:p>45.8</text:p>
          </table:table-cell>
          <table:table-cell table:style-name="ce2" table:formula="of:=INT([.G49])-INT([.G50])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4"/>
          <table:table-cell office:value-type="float" office:value="46.7049972784649" calcext:value-type="float">
            <text:p>46.7049972785</text:p>
          </table:table-cell>
          <table:table-cell table:formula="of:=[.C51]" office:value-type="float" office:value="46.7049972784649" calcext:value-type="float">
            <text:p>46.7</text:p>
          </table:table-cell>
          <table:table-cell table:style-name="ce12" table:formula="of:=[.D51]/([.D51]+[.$C$5])" office:value-type="float" office:value="0.00983945648723552" calcext:value-type="float">
            <text:p>0.010</text:p>
          </table:table-cell>
          <table:table-cell table:style-name="ce12" table:formula="of:=[.E51]*[.$C$4]" office:value-type="float" office:value="0.0324702064078772" calcext:value-type="float">
            <text:p>0.032</text:p>
          </table:table-cell>
          <table:table-cell table:style-name="ce8" table:formula="of:=[.F51]/[.$C$8]*[.$C$9]" office:value-type="float" office:value="40.3024137717167" calcext:value-type="float">
            <text:p>40.3</text:p>
          </table:table-cell>
          <table:table-cell table:formula="of:=INT([.G50])-INT([.G51])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4"/>
          <table:table-cell office:value-type="float" office:value="41.2024363385333" calcext:value-type="float">
            <text:p>41.2024363385</text:p>
          </table:table-cell>
          <table:table-cell table:formula="of:=[.C52]" office:value-type="float" office:value="41.2024363385333" calcext:value-type="float">
            <text:p>41.2</text:p>
          </table:table-cell>
          <table:table-cell table:style-name="ce12" table:formula="of:=[.D52]/([.D52]+[.$C$5])" office:value-type="float" office:value="0.00869029257699287" calcext:value-type="float">
            <text:p>0.009</text:p>
          </table:table-cell>
          <table:table-cell table:style-name="ce12" table:formula="of:=[.E52]*[.$C$4]" office:value-type="float" office:value="0.0286779655040765" calcext:value-type="float">
            <text:p>0.029</text:p>
          </table:table-cell>
          <table:table-cell table:style-name="ce8" table:formula="of:=[.F52]/[.$C$8]*[.$C$9]" office:value-type="float" office:value="35.5954383953628" calcext:value-type="float">
            <text:p>35.6</text:p>
          </table:table-cell>
          <table:table-cell table:formula="of:=INT([.G51])-INT([.G52])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4"/>
          <table:table-cell office:value-type="float" office:value="36.5132778866309" calcext:value-type="float">
            <text:p>36.5132778866</text:p>
          </table:table-cell>
          <table:table-cell table:formula="of:=[.C53]" office:value-type="float" office:value="36.5132778866309" calcext:value-type="float">
            <text:p>36.5</text:p>
          </table:table-cell>
          <table:table-cell table:style-name="ce12" table:formula="of:=[.D53]/([.D53]+[.$C$5])" office:value-type="float" office:value="0.00770889380952451" calcext:value-type="float">
            <text:p>0.008</text:p>
          </table:table-cell>
          <table:table-cell table:style-name="ce12" table:formula="of:=[.E53]*[.$C$4]" office:value-type="float" office:value="0.0254393495714309" calcext:value-type="float">
            <text:p>0.025</text:p>
          </table:table-cell>
          <table:table-cell table:style-name="ce8" table:formula="of:=[.F53]/[.$C$8]*[.$C$9]" office:value-type="float" office:value="31.5756290438124" calcext:value-type="float">
            <text:p>31.6</text:p>
          </table:table-cell>
          <table:table-cell table:formula="of:=INT([.G52])-INT([.G53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4"/>
          <table:table-cell office:value-type="float" office:value="32.4969250001582" calcext:value-type="float">
            <text:p>32.4969250002</text:p>
          </table:table-cell>
          <table:table-cell table:formula="of:=[.C54]" office:value-type="float" office:value="32.4969250001582" calcext:value-type="float">
            <text:p>32.5</text:p>
          </table:table-cell>
          <table:table-cell table:style-name="ce12" table:formula="of:=[.D54]/([.D54]+[.$C$5])" office:value-type="float" office:value="0.00686676093300517" calcext:value-type="float">
            <text:p>0.007</text:p>
          </table:table-cell>
          <table:table-cell table:style-name="ce12" table:formula="of:=[.E54]*[.$C$4]" office:value-type="float" office:value="0.022660311078917" calcext:value-type="float">
            <text:p>0.023</text:p>
          </table:table-cell>
          <table:table-cell table:style-name="ce8" table:formula="of:=[.F54]/[.$C$8]*[.$C$9]" office:value-type="float" office:value="28.1262527815892" calcext:value-type="float">
            <text:p>28.1</text:p>
          </table:table-cell>
          <table:table-cell table:formula="of:=INT([.G53])-INT([.G54])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4"/>
          <table:table-cell office:value-type="float" office:value="29.0402060296729" calcext:value-type="float">
            <text:p>29.0402060297</text:p>
          </table:table-cell>
          <table:table-cell table:formula="of:=[.C55]" office:value-type="float" office:value="29.0402060296729" calcext:value-type="float">
            <text:p>29.0</text:p>
          </table:table-cell>
          <table:table-cell table:style-name="ce12" table:formula="of:=[.D55]/([.D55]+[.$C$5])" office:value-type="float" office:value="0.00614082451501379" calcext:value-type="float">
            <text:p>0.006</text:p>
          </table:table-cell>
          <table:table-cell table:style-name="ce12" table:formula="of:=[.E55]*[.$C$4]" office:value-type="float" office:value="0.0202647208995455" calcext:value-type="float">
            <text:p>0.020</text:p>
          </table:table-cell>
          <table:table-cell table:style-name="ce8" table:formula="of:=[.F55]/[.$C$8]*[.$C$9]" office:value-type="float" office:value="25.1528172134965" calcext:value-type="float">
            <text:p>25.2</text:p>
          </table:table-cell>
          <table:table-cell table:formula="of:=INT([.G54])-INT([.G55])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okup table for cod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</text:p>
          </table:table-cell>
          <table:table-cell/>
          <table:table-cell table:style-name="Default" office:value-type="string" calcext:value-type="string">
            <text:p>ADC val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61];[.$A$14:.$A$55];[.$G$14:.$G$55]))" office:value-type="float" office:value="25" calcext:value-type="float">
            <text:p>25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62];[.$A$14:.$A$55];[.$G$14:.$G$55]))" office:value-type="float" office:value="28" calcext:value-type="float">
            <text:p>28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63];[.$A$14:.$A$55];[.$G$14:.$G$55]))" office:value-type="float" office:value="32" calcext:value-type="float">
            <text:p>32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64];[.$A$14:.$A$55];[.$G$14:.$G$55]))" office:value-type="float" office:value="36" calcext:value-type="float">
            <text:p>36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65];[.$A$14:.$A$55];[.$G$14:.$G$55]))" office:value-type="float" office:value="40" calcext:value-type="float">
            <text:p>40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66];[.$A$14:.$A$55];[.$G$14:.$G$55]))" office:value-type="float" office:value="46" calcext:value-type="float">
            <text:p>46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67];[.$A$14:.$A$55];[.$G$14:.$G$55]))" office:value-type="float" office:value="52" calcext:value-type="float">
            <text:p>52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68];[.$A$14:.$A$55];[.$G$14:.$G$55]))" office:value-type="float" office:value="60" calcext:value-type="float">
            <text:p>60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69];[.$A$14:.$A$55];[.$G$14:.$G$55]))" office:value-type="float" office:value="70" calcext:value-type="float">
            <text:p>70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0];[.$A$14:.$A$55];[.$G$14:.$G$55]))" office:value-type="float" office:value="81" calcext:value-type="float">
            <text:p>81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1];[.$A$14:.$A$55];[.$G$14:.$G$55]))" office:value-type="float" office:value="94" calcext:value-type="float">
            <text:p>94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2];[.$A$14:.$A$55];[.$G$14:.$G$55]))" office:value-type="float" office:value="111" calcext:value-type="float">
            <text:p>111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3];[.$A$14:.$A$55];[.$G$14:.$G$55]))" office:value-type="float" office:value="131" calcext:value-type="float">
            <text:p>131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4];[.$A$14:.$A$55];[.$G$14:.$G$55]))" office:value-type="float" office:value="156" calcext:value-type="float">
            <text:p>156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5];[.$A$14:.$A$55];[.$G$14:.$G$55]))" office:value-type="float" office:value="187" calcext:value-type="float">
            <text:p>187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6];[.$A$14:.$A$55];[.$G$14:.$G$55]))" office:value-type="float" office:value="226" calcext:value-type="float">
            <text:p>226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7];[.$A$14:.$A$55];[.$G$14:.$G$55]))" office:value-type="float" office:value="274" calcext:value-type="float">
            <text:p>274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8];[.$A$14:.$A$55];[.$G$14:.$G$55]))" office:value-type="float" office:value="336" calcext:value-type="float">
            <text:p>336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79];[.$A$14:.$A$55];[.$G$14:.$G$55]))" office:value-type="float" office:value="413" calcext:value-type="float">
            <text:p>413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0];[.$A$14:.$A$55];[.$G$14:.$G$55]))" office:value-type="float" office:value="512" calcext:value-type="float">
            <text:p>512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1];[.$A$14:.$A$55];[.$G$14:.$G$55]))" office:value-type="float" office:value="637" calcext:value-type="float">
            <text:p>637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2];[.$A$14:.$A$55];[.$G$14:.$G$55]))" office:value-type="float" office:value="795" calcext:value-type="float">
            <text:p>795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3];[.$A$14:.$A$55];[.$G$14:.$G$55]))" office:value-type="float" office:value="992" calcext:value-type="float">
            <text:p>992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4];[.$A$14:.$A$55];[.$G$14:.$G$55]))" office:value-type="float" office:value="1234" calcext:value-type="float">
            <text:p>1234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5];[.$A$14:.$A$55];[.$G$14:.$G$55]))" office:value-type="float" office:value="1523" calcext:value-type="float">
            <text:p>1523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6];[.$A$14:.$A$55];[.$G$14:.$G$55]))" office:value-type="float" office:value="1857" calcext:value-type="float">
            <text:p>1857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7];[.$A$14:.$A$55];[.$G$14:.$G$55]))" office:value-type="float" office:value="2224" calcext:value-type="float">
            <text:p>2224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8];[.$A$14:.$A$55];[.$G$14:.$G$55]))" office:value-type="float" office:value="2601" calcext:value-type="float">
            <text:p>2601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89];[.$A$14:.$A$55];[.$G$14:.$G$55]))" office:value-type="float" office:value="2964" calcext:value-type="float">
            <text:p>2964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90];[.$A$14:.$A$55];[.$G$14:.$G$55]))" office:value-type="float" office:value="3286" calcext:value-type="float">
            <text:p>3286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{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,</text:p>
          </table:table-cell>
          <table:table-cell table:style-name="ce9" table:formula="of:=ROUND(LOOKUP([.B91];[.$A$14:.$A$55];[.$G$14:.$G$55]))" office:value-type="float" office:value="3549" calcext:value-type="float">
            <text:p>3549</text:p>
          </table:table-cell>
          <table:table-cell table:style-name="ce3" office:value-type="string" calcext:value-type="string">
            <text:p>},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( Gcode for thermistor table initialisation, M500 = extruder, M501 = heated bed 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formula="of:=&quot;M500 S&quot; &amp; [.D94] &amp; &quot; P&quot; &amp; [.F94]" office:value-type="string" office:string-value="M500 S300 P25" calcext:value-type="string">
            <text:p>M500 S300 P25</text:p>
          </table:table-cell>
          <table:table-cell table:number-columns-repeated="2"/>
          <table:table-cell table:style-name="ce3" office:value-type="float" office:value="300" calcext:value-type="float">
            <text:p>300</text:p>
          </table:table-cell>
          <table:table-cell/>
          <table:table-cell table:style-name="ce9" table:formula="of:=ROUND(LOOKUP([.D94];[.$A$14:.$A$55];[.$G$14:.$G$55])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formula="of:=&quot;M500 S&quot; &amp; [.D95] &amp; &quot; P&quot; &amp; [.F95]" office:value-type="string" office:string-value="M500 S290 P28" calcext:value-type="string">
            <text:p>M500 S290 P28</text:p>
          </table:table-cell>
          <table:table-cell table:number-columns-repeated="2"/>
          <table:table-cell table:style-name="ce3" office:value-type="float" office:value="290" calcext:value-type="float">
            <text:p>290</text:p>
          </table:table-cell>
          <table:table-cell/>
          <table:table-cell table:style-name="ce9" table:formula="of:=ROUND(LOOKUP([.D95];[.$A$14:.$A$55];[.$G$14:.$G$55])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formula="of:=&quot;M500 S&quot; &amp; [.D96] &amp; &quot; P&quot; &amp; [.F96]" office:value-type="string" office:string-value="M500 S280 P32" calcext:value-type="string">
            <text:p>M500 S280 P32</text:p>
          </table:table-cell>
          <table:table-cell table:number-columns-repeated="2"/>
          <table:table-cell table:style-name="ce3" office:value-type="float" office:value="280" calcext:value-type="float">
            <text:p>280</text:p>
          </table:table-cell>
          <table:table-cell/>
          <table:table-cell table:style-name="ce9" table:formula="of:=ROUND(LOOKUP([.D96];[.$A$14:.$A$55];[.$G$14:.$G$55])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&quot;M500 S&quot; &amp; [.D97] &amp; &quot; P&quot; &amp; [.F97]" office:value-type="string" office:string-value="M500 S270 P36" calcext:value-type="string">
            <text:p>M500 S270 P36</text:p>
          </table:table-cell>
          <table:table-cell table:number-columns-repeated="2"/>
          <table:table-cell table:style-name="ce3" office:value-type="float" office:value="270" calcext:value-type="float">
            <text:p>270</text:p>
          </table:table-cell>
          <table:table-cell/>
          <table:table-cell table:style-name="ce9" table:formula="of:=ROUND(LOOKUP([.D97];[.$A$14:.$A$55];[.$G$14:.$G$55])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&quot;M500 S&quot; &amp; [.D98] &amp; &quot; P&quot; &amp; [.F98]" office:value-type="string" office:string-value="M500 S260 P40" calcext:value-type="string">
            <text:p>M500 S260 P40</text:p>
          </table:table-cell>
          <table:table-cell table:number-columns-repeated="2"/>
          <table:table-cell table:style-name="ce3" office:value-type="float" office:value="260" calcext:value-type="float">
            <text:p>260</text:p>
          </table:table-cell>
          <table:table-cell/>
          <table:table-cell table:style-name="ce9" table:formula="of:=ROUND(LOOKUP([.D98];[.$A$14:.$A$55];[.$G$14:.$G$55]))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formula="of:=&quot;M500 S&quot; &amp; [.D99] &amp; &quot; P&quot; &amp; [.F99]" office:value-type="string" office:string-value="M500 S250 P46" calcext:value-type="string">
            <text:p>M500 S250 P46</text:p>
          </table:table-cell>
          <table:table-cell table:number-columns-repeated="2"/>
          <table:table-cell table:style-name="ce3" office:value-type="float" office:value="250" calcext:value-type="float">
            <text:p>250</text:p>
          </table:table-cell>
          <table:table-cell/>
          <table:table-cell table:style-name="ce9" table:formula="of:=ROUND(LOOKUP([.D99];[.$A$14:.$A$55];[.$G$14:.$G$55]))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formula="of:=&quot;M500 S&quot; &amp; [.D100] &amp; &quot; P&quot; &amp; [.F100]" office:value-type="string" office:string-value="M500 S240 P52" calcext:value-type="string">
            <text:p>M500 S240 P52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/>
          <table:table-cell table:style-name="ce9" table:formula="of:=ROUND(LOOKUP([.D100];[.$A$14:.$A$55];[.$G$14:.$G$55]))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formula="of:=&quot;M500 S&quot; &amp; [.D101] &amp; &quot; P&quot; &amp; [.F101]" office:value-type="string" office:string-value="M500 S230 P60" calcext:value-type="string">
            <text:p>M500 S230 P60</text:p>
          </table:table-cell>
          <table:table-cell table:number-columns-repeated="2"/>
          <table:table-cell table:style-name="ce3" office:value-type="float" office:value="230" calcext:value-type="float">
            <text:p>230</text:p>
          </table:table-cell>
          <table:table-cell/>
          <table:table-cell table:style-name="ce9" table:formula="of:=ROUND(LOOKUP([.D101];[.$A$14:.$A$55];[.$G$14:.$G$55])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formula="of:=&quot;M500 S&quot; &amp; [.D102] &amp; &quot; P&quot; &amp; [.F102]" office:value-type="string" office:string-value="M500 S220 P70" calcext:value-type="string">
            <text:p>M500 S220 P70</text:p>
          </table:table-cell>
          <table:table-cell table:number-columns-repeated="2"/>
          <table:table-cell table:style-name="ce3" office:value-type="float" office:value="220" calcext:value-type="float">
            <text:p>220</text:p>
          </table:table-cell>
          <table:table-cell/>
          <table:table-cell table:style-name="ce9" table:formula="of:=ROUND(LOOKUP([.D102];[.$A$14:.$A$55];[.$G$14:.$G$55]))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formula="of:=&quot;M500 S&quot; &amp; [.D103] &amp; &quot; P&quot; &amp; [.F103]" office:value-type="string" office:string-value="M500 S210 P81" calcext:value-type="string">
            <text:p>M500 S210 P81</text:p>
          </table:table-cell>
          <table:table-cell table:number-columns-repeated="2"/>
          <table:table-cell table:style-name="ce3" office:value-type="float" office:value="210" calcext:value-type="float">
            <text:p>210</text:p>
          </table:table-cell>
          <table:table-cell/>
          <table:table-cell table:style-name="ce9" table:formula="of:=ROUND(LOOKUP([.D103];[.$A$14:.$A$55];[.$G$14:.$G$55]))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formula="of:=&quot;M500 S&quot; &amp; [.D104] &amp; &quot; P&quot; &amp; [.F104]" office:value-type="string" office:string-value="M500 S200 P94" calcext:value-type="string">
            <text:p>M500 S200 P94</text:p>
          </table:table-cell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/>
          <table:table-cell table:style-name="ce9" table:formula="of:=ROUND(LOOKUP([.D104];[.$A$14:.$A$55];[.$G$14:.$G$55]))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table:formula="of:=&quot;M500 S&quot; &amp; [.D105] &amp; &quot; P&quot; &amp; [.F105]" office:value-type="string" office:string-value="M500 S190 P111" calcext:value-type="string">
            <text:p>M500 S190 P111</text:p>
          </table:table-cell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/>
          <table:table-cell table:style-name="ce9" table:formula="of:=ROUND(LOOKUP([.D105];[.$A$14:.$A$55];[.$G$14:.$G$55]))"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table:formula="of:=&quot;M500 S&quot; &amp; [.D106] &amp; &quot; P&quot; &amp; [.F106]" office:value-type="string" office:string-value="M500 S180 P131" calcext:value-type="string">
            <text:p>M500 S180 P131</text:p>
          </table:table-cell>
          <table:table-cell table:number-columns-repeated="2"/>
          <table:table-cell table:style-name="ce3" office:value-type="float" office:value="180" calcext:value-type="float">
            <text:p>180</text:p>
          </table:table-cell>
          <table:table-cell/>
          <table:table-cell table:style-name="ce9" table:formula="of:=ROUND(LOOKUP([.D106];[.$A$14:.$A$55];[.$G$14:.$G$55]))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table:formula="of:=&quot;M500 S&quot; &amp; [.D107] &amp; &quot; P&quot; &amp; [.F107]" office:value-type="string" office:string-value="M500 S170 P156" calcext:value-type="string">
            <text:p>M500 S170 P156</text:p>
          </table:table-cell>
          <table:table-cell table:number-columns-repeated="2"/>
          <table:table-cell table:style-name="ce3" office:value-type="float" office:value="170" calcext:value-type="float">
            <text:p>170</text:p>
          </table:table-cell>
          <table:table-cell/>
          <table:table-cell table:style-name="ce9" table:formula="of:=ROUND(LOOKUP([.D107];[.$A$14:.$A$55];[.$G$14:.$G$55]))"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table:formula="of:=&quot;M500 S&quot; &amp; [.D108] &amp; &quot; P&quot; &amp; [.F108]" office:value-type="string" office:string-value="M500 S160 P187" calcext:value-type="string">
            <text:p>M500 S160 P187</text:p>
          </table:table-cell>
          <table:table-cell table:number-columns-repeated="2"/>
          <table:table-cell table:style-name="ce3" office:value-type="float" office:value="160" calcext:value-type="float">
            <text:p>160</text:p>
          </table:table-cell>
          <table:table-cell/>
          <table:table-cell table:style-name="ce9" table:formula="of:=ROUND(LOOKUP([.D108];[.$A$14:.$A$55];[.$G$14:.$G$55]))" office:value-type="float" office:value="187" calcext:value-type="float">
            <text:p>187</text:p>
          </table:table-cell>
          <table:table-cell table:number-columns-repeated="1018"/>
        </table:table-row>
        <table:table-row table:style-name="ro1">
          <table:table-cell table:formula="of:=&quot;M500 S&quot; &amp; [.D109] &amp; &quot; P&quot; &amp; [.F109]" office:value-type="string" office:string-value="M500 S150 P226" calcext:value-type="string">
            <text:p>M500 S150 P226</text:p>
          </table:table-cell>
          <table:table-cell table:number-columns-repeated="2"/>
          <table:table-cell table:style-name="ce3" office:value-type="float" office:value="150" calcext:value-type="float">
            <text:p>150</text:p>
          </table:table-cell>
          <table:table-cell/>
          <table:table-cell table:style-name="ce9" table:formula="of:=ROUND(LOOKUP([.D109];[.$A$14:.$A$55];[.$G$14:.$G$55]))"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table:formula="of:=&quot;M500 S&quot; &amp; [.D110] &amp; &quot; P&quot; &amp; [.F110]" office:value-type="string" office:string-value="M500 S140 P274" calcext:value-type="string">
            <text:p>M500 S140 P274</text:p>
          </table:table-cell>
          <table:table-cell table:number-columns-repeated="2"/>
          <table:table-cell table:style-name="ce3" office:value-type="float" office:value="140" calcext:value-type="float">
            <text:p>140</text:p>
          </table:table-cell>
          <table:table-cell/>
          <table:table-cell table:style-name="ce9" table:formula="of:=ROUND(LOOKUP([.D110];[.$A$14:.$A$55];[.$G$14:.$G$55]))"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formula="of:=&quot;M500 S&quot; &amp; [.D111] &amp; &quot; P&quot; &amp; [.F111]" office:value-type="string" office:string-value="M500 S130 P336" calcext:value-type="string">
            <text:p>M500 S130 P336</text:p>
          </table:table-cell>
          <table:table-cell table:number-columns-repeated="2"/>
          <table:table-cell table:style-name="ce3" office:value-type="float" office:value="130" calcext:value-type="float">
            <text:p>130</text:p>
          </table:table-cell>
          <table:table-cell/>
          <table:table-cell table:style-name="ce9" table:formula="of:=ROUND(LOOKUP([.D111];[.$A$14:.$A$55];[.$G$14:.$G$55]))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table:formula="of:=&quot;M500 S&quot; &amp; [.D112] &amp; &quot; P&quot; &amp; [.F112]" office:value-type="string" office:string-value="M500 S120 P413" calcext:value-type="string">
            <text:p>M500 S120 P413</text:p>
          </table:table-cell>
          <table:table-cell table:number-columns-repeated="2"/>
          <table:table-cell table:style-name="ce3" office:value-type="float" office:value="120" calcext:value-type="float">
            <text:p>120</text:p>
          </table:table-cell>
          <table:table-cell/>
          <table:table-cell table:style-name="ce9" table:formula="of:=ROUND(LOOKUP([.D112];[.$A$14:.$A$55];[.$G$14:.$G$55]))"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 table:formula="of:=&quot;M500 S&quot; &amp; [.D113] &amp; &quot; P&quot; &amp; [.F113]" office:value-type="string" office:string-value="M500 S110 P512" calcext:value-type="string">
            <text:p>M500 S110 P512</text:p>
          </table:table-cell>
          <table:table-cell table:number-columns-repeated="2"/>
          <table:table-cell table:style-name="ce3" office:value-type="float" office:value="110" calcext:value-type="float">
            <text:p>110</text:p>
          </table:table-cell>
          <table:table-cell/>
          <table:table-cell table:style-name="ce9" table:formula="of:=ROUND(LOOKUP([.D113];[.$A$14:.$A$55];[.$G$14:.$G$55]))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table:formula="of:=&quot;M500 S&quot; &amp; [.D114] &amp; &quot; P&quot; &amp; [.F114]" office:value-type="string" office:string-value="M500 S100 P637" calcext:value-type="string">
            <text:p>M500 S100 P637</text:p>
          </table:table-cell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/>
          <table:table-cell table:style-name="ce9" table:formula="of:=ROUND(LOOKUP([.D114];[.$A$14:.$A$55];[.$G$14:.$G$55]))" office:value-type="float" office:value="637" calcext:value-type="float">
            <text:p>637</text:p>
          </table:table-cell>
          <table:table-cell table:number-columns-repeated="1018"/>
        </table:table-row>
        <table:table-row table:style-name="ro1">
          <table:table-cell table:formula="of:=&quot;M500 S&quot; &amp; [.D115] &amp; &quot; P&quot; &amp; [.F115]" office:value-type="string" office:string-value="M500 S90 P795" calcext:value-type="string">
            <text:p>M500 S90 P795</text:p>
          </table:table-cell>
          <table:table-cell table:number-columns-repeated="2"/>
          <table:table-cell table:style-name="ce3" office:value-type="float" office:value="90" calcext:value-type="float">
            <text:p>90</text:p>
          </table:table-cell>
          <table:table-cell/>
          <table:table-cell table:style-name="ce9" table:formula="of:=ROUND(LOOKUP([.D115];[.$A$14:.$A$55];[.$G$14:.$G$55]))" office:value-type="float" office:value="795" calcext:value-type="float">
            <text:p>795</text:p>
          </table:table-cell>
          <table:table-cell table:number-columns-repeated="1018"/>
        </table:table-row>
        <table:table-row table:style-name="ro1">
          <table:table-cell table:formula="of:=&quot;M500 S&quot; &amp; [.D116] &amp; &quot; P&quot; &amp; [.F116]" office:value-type="string" office:string-value="M500 S80 P992" calcext:value-type="string">
            <text:p>M500 S80 P992</text:p>
          </table:table-cell>
          <table:table-cell table:number-columns-repeated="2"/>
          <table:table-cell table:style-name="ce3" office:value-type="float" office:value="80" calcext:value-type="float">
            <text:p>80</text:p>
          </table:table-cell>
          <table:table-cell/>
          <table:table-cell table:style-name="ce9" table:formula="of:=ROUND(LOOKUP([.D116];[.$A$14:.$A$55];[.$G$14:.$G$55]))" office:value-type="float" office:value="992" calcext:value-type="float">
            <text:p>992</text:p>
          </table:table-cell>
          <table:table-cell table:number-columns-repeated="1018"/>
        </table:table-row>
        <table:table-row table:style-name="ro1">
          <table:table-cell table:formula="of:=&quot;M500 S&quot; &amp; [.D117] &amp; &quot; P&quot; &amp; [.F117]" office:value-type="string" office:string-value="M500 S70 P1234" calcext:value-type="string">
            <text:p>M500 S70 P1234</text:p>
          </table:table-cell>
          <table:table-cell table:number-columns-repeated="2"/>
          <table:table-cell table:style-name="ce3" office:value-type="float" office:value="70" calcext:value-type="float">
            <text:p>70</text:p>
          </table:table-cell>
          <table:table-cell/>
          <table:table-cell table:style-name="ce9" table:formula="of:=ROUND(LOOKUP([.D117];[.$A$14:.$A$55];[.$G$14:.$G$55]))" office:value-type="float" office:value="1234" calcext:value-type="float">
            <text:p>1234</text:p>
          </table:table-cell>
          <table:table-cell table:number-columns-repeated="1018"/>
        </table:table-row>
        <table:table-row table:style-name="ro1">
          <table:table-cell table:formula="of:=&quot;M500 S&quot; &amp; [.D118] &amp; &quot; P&quot; &amp; [.F118]" office:value-type="string" office:string-value="M500 S60 P1523" calcext:value-type="string">
            <text:p>M500 S60 P1523</text:p>
          </table:table-cell>
          <table:table-cell table:number-columns-repeated="2"/>
          <table:table-cell table:style-name="ce3" office:value-type="float" office:value="60" calcext:value-type="float">
            <text:p>60</text:p>
          </table:table-cell>
          <table:table-cell/>
          <table:table-cell table:style-name="ce9" table:formula="of:=ROUND(LOOKUP([.D118];[.$A$14:.$A$55];[.$G$14:.$G$55]))" office:value-type="float" office:value="1523" calcext:value-type="float">
            <text:p>1523</text:p>
          </table:table-cell>
          <table:table-cell table:number-columns-repeated="1018"/>
        </table:table-row>
        <table:table-row table:style-name="ro1">
          <table:table-cell table:formula="of:=&quot;M500 S&quot; &amp; [.D119] &amp; &quot; P&quot; &amp; [.F119]" office:value-type="string" office:string-value="M500 S50 P1857" calcext:value-type="string">
            <text:p>M500 S50 P1857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/>
          <table:table-cell table:style-name="ce9" table:formula="of:=ROUND(LOOKUP([.D119];[.$A$14:.$A$55];[.$G$14:.$G$55]))" office:value-type="float" office:value="1857" calcext:value-type="float">
            <text:p>1857</text:p>
          </table:table-cell>
          <table:table-cell table:number-columns-repeated="1018"/>
        </table:table-row>
        <table:table-row table:style-name="ro1">
          <table:table-cell table:formula="of:=&quot;M500 S&quot; &amp; [.D120] &amp; &quot; P&quot; &amp; [.F120]" office:value-type="string" office:string-value="M500 S40 P2224" calcext:value-type="string">
            <text:p>M500 S40 P2224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/>
          <table:table-cell table:style-name="ce9" table:formula="of:=ROUND(LOOKUP([.D120];[.$A$14:.$A$55];[.$G$14:.$G$55]))" office:value-type="float" office:value="2224" calcext:value-type="float">
            <text:p>2224</text:p>
          </table:table-cell>
          <table:table-cell table:number-columns-repeated="1018"/>
        </table:table-row>
        <table:table-row table:style-name="ro1">
          <table:table-cell table:formula="of:=&quot;M500 S&quot; &amp; [.D121] &amp; &quot; P&quot; &amp; [.F121]" office:value-type="string" office:string-value="M500 S30 P2601" calcext:value-type="string">
            <text:p>M500 S30 P2601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/>
          <table:table-cell table:style-name="ce9" table:formula="of:=ROUND(LOOKUP([.D121];[.$A$14:.$A$55];[.$G$14:.$G$55]))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table:formula="of:=&quot;M500 S&quot; &amp; [.D122] &amp; &quot; P&quot; &amp; [.F122]" office:value-type="string" office:string-value="M500 S20 P2964" calcext:value-type="string">
            <text:p>M500 S20 P296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/>
          <table:table-cell table:style-name="ce9" table:formula="of:=ROUND(LOOKUP([.D122];[.$A$14:.$A$55];[.$G$14:.$G$55]))" office:value-type="float" office:value="2964" calcext:value-type="float">
            <text:p>2964</text:p>
          </table:table-cell>
          <table:table-cell table:number-columns-repeated="1018"/>
        </table:table-row>
        <table:table-row table:style-name="ro1">
          <table:table-cell table:formula="of:=&quot;M500 S&quot; &amp; [.D123] &amp; &quot; P&quot; &amp; [.F123]" office:value-type="string" office:string-value="M500 S10 P3286" calcext:value-type="string">
            <text:p>M500 S10 P3286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/>
          <table:table-cell table:style-name="ce9" table:formula="of:=ROUND(LOOKUP([.D123];[.$A$14:.$A$55];[.$G$14:.$G$55]))" office:value-type="float" office:value="3286" calcext:value-type="float">
            <text:p>3286</text:p>
          </table:table-cell>
          <table:table-cell table:number-columns-repeated="1018"/>
        </table:table-row>
        <table:table-row table:style-name="ro1">
          <table:table-cell table:formula="of:=&quot;M500 S&quot; &amp; [.D124] &amp; &quot; P&quot; &amp; [.F124]" office:value-type="string" office:string-value="M500 S0 P3549" calcext:value-type="string">
            <text:p>M500 S0 P3549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/>
          <table:table-cell table:style-name="ce9" table:formula="of:=ROUND(LOOKUP([.D124];[.$A$14:.$A$55];[.$G$14:.$G$55]))" office:value-type="float" office:value="3549" calcext:value-type="float">
            <text:p>3549</text:p>
          </table:table-cell>
          <table:table-cell table:number-columns-repeated="1018"/>
        </table:table-row>
      </table:table>
      <table:table table:name="EPCOS 100k" table:style-name="ta2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ce8"/>
        <table:table-column table:style-name="co1" table:number-columns-repeated="2" table:default-cell-style-name="ce22"/>
        <table:table-column table:style-name="co8" table:default-cell-style-name="ce26"/>
        <table:table-column table:style-name="co1" table:default-cell-style-name="Default"/>
        <table:table-column table:style-name="co10" table:default-cell-style-name="ce33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Data for:</text:p>
          </table:table-cell>
          <table:table-cell office:value-type="string" calcext:value-type="string">
            <text:p>EPCOS B57560G10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office:value-type="string" calcext:value-type="string">
            <text:p>Beta Formula</text:p>
          </table:table-cell>
          <table:table-cell table:style-name="Default" table:number-columns-repeated="2"/>
          <table:table-cell table:style-name="Default" office:value-type="string" calcext:value-type="string">
            <text:p>Steinhart-Hart coefficients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ce16" office:value-type="float" office:value="3630" calcext:value-type="float">
            <text:p>3630</text:p>
          </table:table-cell>
          <table:table-cell table:style-name="ce19" office:value-type="string" calcext:value-type="string">
            <text:p>Beta</text:p>
          </table:table-cell>
          <table:table-cell table:style-name="Default"/>
          <table:table-cell table:style-name="ce23" office:value-type="string" calcext:value-type="string">
            <text:p>Temp:</text:p>
          </table:table-cell>
          <table:table-cell table:style-name="ce27" office:value-type="string" calcext:value-type="string">
            <text:p>Res:</text:p>
          </table:table-cell>
          <table:table-cell table:style-name="ce30" office:value-type="string" calcext:value-type="string">
            <text:p>Sh-H: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7" office:value-type="float" office:value="25" calcext:value-type="float">
            <text:p>25</text:p>
          </table:table-cell>
          <table:table-cell table:style-name="ce20" office:value-type="string" calcext:value-type="string">
            <text:p>Ref temp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28" table:formula="of:=LOOKUP([.H8]; [.$A$14:.$A$52]; [.$C$14:.$C$52])" office:value-type="float" office:value="333964" calcext:value-type="float">
            <text:p>333964</text:p>
          </table:table-cell>
          <table:table-cell table:style-name="ce31" table:formula="of:=(1/([.H9]+273.15))-[.J9]*LN([.I9])-[.J10]*(LN([.I9])^3)" office:value-type="float" office:value="0.000848969929596059" calcext:value-type="float">
            <text:p>0.000848969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8" office:value-type="float" office:value="10000" calcext:value-type="float">
            <text:p>10000</text:p>
          </table:table-cell>
          <table:table-cell table:style-name="ce21" office:value-type="string" calcext:value-type="string">
            <text:p>Ref res</text:p>
          </table:table-cell>
          <table:table-cell table:style-name="Default"/>
          <table:table-cell table:style-name="ce24" office:value-type="float" office:value="50" calcext:value-type="float">
            <text:p>50</text:p>
          </table:table-cell>
          <table:table-cell table:style-name="ce28" table:formula="of:=LOOKUP([.H9]; [.$A$14:.$A$52]; [.$C$14:.$C$52])" office:value-type="float" office:value="100000" calcext:value-type="float">
            <text:p>100000</text:p>
          </table:table-cell>
          <table:table-cell table:style-name="ce31" table:formula="of:=((1/([.H8]+273.15))-(1/([.H9]+273.15))+[.J10]*(LN([.I9])^3)-[.J10]*(LN([.I8])^3))/(LN([.I8])-LN([.I9]))" office:value-type="float" office:value="0.0000769057219021463" calcext:value-type="float">
            <text:p>7.69057219021463E-00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5" office:value-type="float" office:value="150" calcext:value-type="float">
            <text:p>150</text:p>
          </table:table-cell>
          <table:table-cell table:style-name="ce29" table:formula="of:=LOOKUP([.H10]; [.$A$14:.$A$52]; [.$C$14:.$C$52])" office:value-type="float" office:value="14198" calcext:value-type="float">
            <text:p>14198</text:p>
          </table:table-cell>
          <table:table-cell table:style-name="ce32" table:formula="of:=((1/([.H10]+273.15))*(LN([.I8])-LN([.I9]))-(1/([.H8]+273.15))*(LN([.I8])-LN([.I9]))+LN([.I8])*(1/([.H8]+273.15))-LN([.I8])*(1/([.H9]+273.15))-LN([.I10])*(1/([.H8]+273.15))+LN([.I10])*(1/([.H9]+273.15)))/((LN([.I10])^3)*(LN([.I8])-LN([.I9]))-LN([.I8])*(LN([.I9])^3)+LN([.I8])^4-(LN([.I8])^3)*(LN([.I8])-LN([.I9]))+LN([.I10])*(LN([.I9])^3)-LN([.I10])*(LN([.I8])^3))" office:value-type="float" office:value="0.000000891317427495494" calcext:value-type="float">
            <text:p>8.91317427495494E-007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4" office:value-type="string" calcext:value-type="string">
            <text:p>Temp</text:p>
          </table:table-cell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Actual</text:p>
          </table:table-cell>
          <table:table-cell table:style-name="ce14"/>
          <table:table-cell table:style-name="ce14" office:value-type="string" calcext:value-type="string">
            <text:p>Beta Formula</text:p>
          </table:table-cell>
          <table:table-cell table:style-name="ce14" office:value-type="string" calcext:value-type="string">
            <text:p>% Error</text:p>
          </table:table-cell>
          <table:table-cell table:style-name="ce14"/>
          <table:table-cell table:style-name="ce14" office:value-type="string" calcext:value-type="string">
            <text:p>SH-X</text:p>
          </table:table-cell>
          <table:table-cell table:style-name="ce14" office:value-type="string" calcext:value-type="string">
            <text:p>SH-Y</text:p>
          </table:table-cell>
          <table:table-cell table:style-name="ce14" office:value-type="string" calcext:value-type="string">
            <text:p>SH-Resistance</text:p>
          </table:table-cell>
          <table:table-cell table:number-columns-repeated="1014"/>
        </table:table-row>
        <table:table-row table:style-name="ro1">
          <table:table-cell office:value-type="float" office:value="-40" calcext:value-type="float">
            <text:p>-40</text:p>
          </table:table-cell>
          <table:table-cell/>
          <table:table-cell office:value-type="float" office:value="3624165" calcext:value-type="float">
            <text:p>3624165</text:p>
          </table:table-cell>
          <table:table-cell table:style-name="ce8"/>
          <table:table-cell table:formula="of:=[.$E$9]*EXP([.$E$7]*(1/([.A14]+273.15)-1/([.$E$8]+273.15)))" office:value-type="float" office:value="297936.796980314" calcext:value-type="float">
            <text:p>297936.8</text:p>
          </table:table-cell>
          <table:table-cell table:formula="of:=[.E14]/[.C14]*100-100" office:value-type="float" office:value="-91.77916024849" calcext:value-type="float">
            <text:p>-91.78</text:p>
          </table:table-cell>
          <table:table-cell/>
          <table:table-cell table:formula="of:=([.J$8]-(1/([.$A14]+273.15)))/[.J$10]" office:value-type="float" office:value="-3859.58385283277" calcext:value-type="float">
            <text:p>-3.86E+03</text:p>
          </table:table-cell>
          <table:table-cell table:formula="of:=(([.J$9]/(3*[.J$10]))^3+([.H14]^2)/4)^0.5" office:value-type="float" office:value="1935.94628165957" calcext:value-type="float">
            <text:p>1935.9462816596</text:p>
          </table:table-cell>
          <table:table-cell table:formula="of:=EXP(([.I14]-([.H14]/2))^(1/3)-([.I14]+([.H14]/2))^(1/3))" office:value-type="float" office:value="1047386.10492766" calcext:value-type="float">
            <text:p>1,047,386 </text:p>
          </table:table-cell>
          <table:table-cell table:style-name="ce22" table:number-columns-repeated="4"/>
          <table:table-cell table:number-columns-repeated="1010"/>
        </table:table-row>
        <table:table-row table:style-name="ro1">
          <table:table-cell office:value-type="float" office:value="-35" calcext:value-type="float">
            <text:p>-35</text:p>
          </table:table-cell>
          <table:table-cell/>
          <table:table-cell office:value-type="float" office:value="2591304" calcext:value-type="float">
            <text:p>2591304</text:p>
          </table:table-cell>
          <table:table-cell table:style-name="ce8"/>
          <table:table-cell table:formula="of:=[.$E$9]*EXP([.$E$7]*(1/([.A15]+273.15)-1/([.$E$8]+273.15)))" office:value-type="float" office:value="214862.794958585" calcext:value-type="float">
            <text:p>214862.8</text:p>
          </table:table-cell>
          <table:table-cell table:formula="of:=[.E15]/[.C15]*100-100" office:value-type="float" office:value="-91.7083138466739" calcext:value-type="float">
            <text:p>-91.71</text:p>
          </table:table-cell>
          <table:table-cell/>
          <table:table-cell table:formula="of:=([.J$8]-(1/([.$A15]+273.15)))/[.J$10]" office:value-type="float" office:value="-3758.55356261368" calcext:value-type="float">
            <text:p>-3.76E+03</text:p>
          </table:table-cell>
          <table:table-cell table:formula="of:=(([.J$9]/(3*[.J$10]))^3+([.H15]^2)/4)^0.5" office:value-type="float" office:value="1885.59601902652" calcext:value-type="float">
            <text:p>1885.5960190265</text:p>
          </table:table-cell>
          <table:table-cell table:formula="of:=EXP(([.I15]-([.H15]/2))^(1/3)-([.I15]+([.H15]/2))^(1/3))" office:value-type="float" office:value="897960.985767245" calcext:value-type="float">
            <text:p>897,961 </text:p>
          </table:table-cell>
          <table:table-cell table:style-name="ce22">
            <draw:frame table:end-cell-address="'EPCOS 100k'.X51" table:end-x="0.419cm" table:end-y="0.007cm" draw:z-index="0" draw:name="Chart 2" draw:style-name="gr1" svg:width="23.317cm" svg:height="16.917cm" svg:x="0.171cm" svg:y="0.3cm">
              <draw:object draw:notify-on-update-of-ranges="'EPCOS 100k'.A22:'EPCOS 100k'.A82 'EPCOS 100k'.C13:'EPCOS 100k'.C13 'EPCOS 100k'.C22:'EPCOS 100k'.C82 'EPCOS 100k'.A22:'EPCOS 100k'.A82 'EPCOS 100k'.E13:'EPCOS 100k'.E13 'EPCOS 100k'.E22:'EPCOS 100k'.E82 'EPCOS 100k'.A22:'EPCOS 100k'.A52 'EPCOS 100k'.J13:'EPCOS 100k'.J13 'EPCOS 100k'.J22:'EPCOS 100k'.J8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2" table:number-columns-repeated="3"/>
          <table:table-cell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  <table:table-cell office:value-type="float" office:value="1874913" calcext:value-type="float">
            <text:p>1874913</text:p>
          </table:table-cell>
          <table:table-cell table:style-name="ce8"/>
          <table:table-cell table:formula="of:=[.$E$9]*EXP([.$E$7]*(1/([.A16]+273.15)-1/([.$E$8]+273.15)))" office:value-type="float" office:value="157049.583394861" calcext:value-type="float">
            <text:p>157049.6</text:p>
          </table:table-cell>
          <table:table-cell table:formula="of:=[.E16]/[.C16]*100-100" office:value-type="float" office:value="-91.6236335555377" calcext:value-type="float">
            <text:p>-91.62</text:p>
          </table:table-cell>
          <table:table-cell/>
          <table:table-cell table:formula="of:=([.J$8]-(1/([.$A16]+273.15)))/[.J$10]" office:value-type="float" office:value="-3661.67833265448" calcext:value-type="float">
            <text:p>-3.66E+03</text:p>
          </table:table-cell>
          <table:table-cell table:formula="of:=(([.J$9]/(3*[.J$10]))^3+([.H16]^2)/4)^0.5" office:value-type="float" office:value="1837.32500640673" calcext:value-type="float">
            <text:p>1837.3250064067</text:p>
          </table:table-cell>
          <table:table-cell table:formula="of:=EXP(([.I16]-([.H16]/2))^(1/3)-([.I16]+([.H16]/2))^(1/3))" office:value-type="float" office:value="772522.381534166" calcext:value-type="float">
            <text:p>772,522 </text:p>
          </table:table-cell>
          <table:table-cell table:style-name="ce22" table:number-columns-repeated="4"/>
          <table:table-cell table:number-columns-repeated="1010"/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1371886" calcext:value-type="float">
            <text:p>1371886</text:p>
          </table:table-cell>
          <table:table-cell table:style-name="ce8"/>
          <table:table-cell table:formula="of:=[.$E$9]*EXP([.$E$7]*(1/([.A17]+273.15)-1/([.$E$8]+273.15)))" office:value-type="float" office:value="116251.329158233" calcext:value-type="float">
            <text:p>116251.3</text:p>
          </table:table-cell>
          <table:table-cell table:formula="of:=[.E17]/[.C17]*100-100" office:value-type="float" office:value="-91.5261669586078" calcext:value-type="float">
            <text:p>-91.53</text:p>
          </table:table-cell>
          <table:table-cell/>
          <table:table-cell table:formula="of:=([.J$8]-(1/([.$A17]+273.15)))/[.J$10]" office:value-type="float" office:value="-3568.70700073917" calcext:value-type="float">
            <text:p>-3.57E+03</text:p>
          </table:table-cell>
          <table:table-cell table:formula="of:=(([.J$9]/(3*[.J$10]))^3+([.H17]^2)/4)^0.5" office:value-type="float" office:value="1791.00768856274" calcext:value-type="float">
            <text:p>1791.0076885627</text:p>
          </table:table-cell>
          <table:table-cell table:formula="of:=EXP(([.I17]-([.H17]/2))^(1/3)-([.I17]+([.H17]/2))^(1/3))" office:value-type="float" office:value="666800.908438627" calcext:value-type="float">
            <text:p>666,801 </text:p>
          </table:table-cell>
          <table:table-cell table:style-name="ce22" table:number-columns-repeated="4"/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1014545" calcext:value-type="float">
            <text:p>1014545</text:p>
          </table:table-cell>
          <table:table-cell table:style-name="ce8"/>
          <table:table-cell table:formula="of:=[.$E$9]*EXP([.$E$7]*(1/([.A18]+273.15)-1/([.$E$8]+273.15)))" office:value-type="float" office:value="87080.2359781302" calcext:value-type="float">
            <text:p>87080.2</text:p>
          </table:table-cell>
          <table:table-cell table:formula="of:=[.E18]/[.C18]*100-100" office:value-type="float" office:value="-91.4168187731318" calcext:value-type="float">
            <text:p>-91.42</text:p>
          </table:table-cell>
          <table:table-cell/>
          <table:table-cell table:formula="of:=([.J$8]-(1/([.$A18]+273.15)))/[.J$10]" office:value-type="float" office:value="-3479.40824760779" calcext:value-type="float">
            <text:p>-3.48E+03</text:p>
          </table:table-cell>
          <table:table-cell table:formula="of:=(([.J$9]/(3*[.J$10]))^3+([.H18]^2)/4)^0.5" office:value-type="float" office:value="1746.52843223062" calcext:value-type="float">
            <text:p>1746.5284322306</text:p>
          </table:table-cell>
          <table:table-cell table:formula="of:=EXP(([.I18]-([.H18]/2))^(1/3)-([.I18]+([.H18]/2))^(1/3))" office:value-type="float" office:value="577359.122769227" calcext:value-type="float">
            <text:p>577,359 </text:p>
          </table:table-cell>
          <table:table-cell table:style-name="ce22" table:number-columns-repeated="4"/>
          <table:table-cell table:number-columns-repeated="1010"/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57881" calcext:value-type="float">
            <text:p>757881</text:p>
          </table:table-cell>
          <table:table-cell table:style-name="ce8"/>
          <table:table-cell table:formula="of:=[.$E$9]*EXP([.$E$7]*(1/([.A19]+273.15)-1/([.$E$8]+273.15)))" office:value-type="float" office:value="65963.2344298775" calcext:value-type="float">
            <text:p>65963.2</text:p>
          </table:table-cell>
          <table:table-cell table:formula="of:=[.E19]/[.C19]*100-100" office:value-type="float" office:value="-91.2963599259148" calcext:value-type="float">
            <text:p>-91.30</text:p>
          </table:table-cell>
          <table:table-cell/>
          <table:table-cell table:formula="of:=([.J$8]-(1/([.$A19]+273.15)))/[.J$10]" office:value-type="float" office:value="-3393.5686753066" calcext:value-type="float">
            <text:p>-3.39E+03</text:p>
          </table:table-cell>
          <table:table-cell table:formula="of:=(([.J$9]/(3*[.J$10]))^3+([.H19]^2)/4)^0.5" office:value-type="float" office:value="1703.78056530623" calcext:value-type="float">
            <text:p>1703.7805653062</text:p>
          </table:table-cell>
          <table:table-cell table:formula="of:=EXP(([.I19]-([.H19]/2))^(1/3)-([.I19]+([.H19]/2))^(1/3))" office:value-type="float" office:value="501415.917949965" calcext:value-type="float">
            <text:p>501,416 </text:p>
          </table:table-cell>
          <table:table-cell table:style-name="ce22" table:number-columns-repeated="4"/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571590" calcext:value-type="float">
            <text:p>571590</text:p>
          </table:table-cell>
          <table:table-cell table:style-name="ce8"/>
          <table:table-cell table:formula="of:=[.$E$9]*EXP([.$E$7]*(1/([.A20]+273.15)-1/([.$E$8]+273.15)))" office:value-type="float" office:value="50497.269601303" calcext:value-type="float">
            <text:p>50497.3</text:p>
          </table:table-cell>
          <table:table-cell table:formula="of:=[.E20]/[.C20]*100-100" office:value-type="float" office:value="-91.1654735734875" calcext:value-type="float">
            <text:p>-91.17</text:p>
          </table:table-cell>
          <table:table-cell/>
          <table:table-cell table:formula="of:=([.J$8]-(1/([.$A20]+273.15)))/[.J$10]" office:value-type="float" office:value="-3310.99110461291" calcext:value-type="float">
            <text:p>-3.31E+03</text:p>
          </table:table-cell>
          <table:table-cell table:formula="of:=(([.J$9]/(3*[.J$10]))^3+([.H20]^2)/4)^0.5" office:value-type="float" office:value="1662.66552556914" calcext:value-type="float">
            <text:p>1662.6655255692</text:p>
          </table:table-cell>
          <table:table-cell table:formula="of:=EXP(([.I20]-([.H20]/2))^(1/3)-([.I20]+([.H20]/2))^(1/3))" office:value-type="float" office:value="436710.719029896" calcext:value-type="float">
            <text:p>436,711 </text:p>
          </table:table-cell>
          <table:table-cell table:style-name="ce22" table:number-columns-repeated="4"/>
          <table:table-cell table:number-columns-repeated="1010"/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435026" calcext:value-type="float">
            <text:p>435026</text:p>
          </table:table-cell>
          <table:table-cell table:style-name="ce8"/>
          <table:table-cell table:formula="of:=[.$E$9]*EXP([.$E$7]*(1/([.A21]+273.15)-1/([.$E$8]+273.15)))" office:value-type="float" office:value="39044.6070813266" calcext:value-type="float">
            <text:p>39044.6</text:p>
          </table:table-cell>
          <table:table-cell table:formula="of:=[.E21]/[.C21]*100-100" office:value-type="float" office:value="-91.0247647080113" calcext:value-type="float">
            <text:p>-91.02</text:p>
          </table:table-cell>
          <table:table-cell/>
          <table:table-cell table:formula="of:=([.J$8]-(1/([.$A21]+273.15)))/[.J$10]" office:value-type="float" office:value="-3231.49306294005" calcext:value-type="float">
            <text:p>-3.23E+03</text:p>
          </table:table-cell>
          <table:table-cell table:formula="of:=(([.J$9]/(3*[.J$10]))^3+([.H21]^2)/4)^0.5" office:value-type="float" office:value="1623.09210464689" calcext:value-type="float">
            <text:p>1623.0921046469</text:p>
          </table:table-cell>
          <table:table-cell table:formula="of:=EXP(([.I21]-([.H21]/2))^(1/3)-([.I21]+([.H21]/2))^(1/3))" office:value-type="float" office:value="381397.861363913" calcext:value-type="float">
            <text:p>381,398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float" office:value="333964" calcext:value-type="float">
            <text:p>333964</text:p>
          </table:table-cell>
          <table:table-cell table:style-name="ce8"/>
          <table:table-cell table:formula="of:=[.$E$9]*EXP([.$E$7]*(1/([.A22]+273.15)-1/([.$E$8]+273.15)))" office:value-type="float" office:value="30475.0057147736" calcext:value-type="float">
            <text:p>30475.0</text:p>
          </table:table-cell>
          <table:table-cell table:formula="of:=[.E22]/[.C22]*100-100" office:value-type="float" office:value="-90.8747632335301" calcext:value-type="float">
            <text:p>-90.87</text:p>
          </table:table-cell>
          <table:table-cell/>
          <table:table-cell table:formula="of:=([.J$8]-(1/([.$A22]+273.15)))/[.J$10]" office:value-type="float" office:value="-3154.90543831544" calcext:value-type="float">
            <text:p>-3.15E+03</text:p>
          </table:table-cell>
          <table:table-cell table:formula="of:=(([.J$9]/(3*[.J$10]))^3+([.H22]^2)/4)^0.5" office:value-type="float" office:value="1584.97577501606" calcext:value-type="float">
            <text:p>1584.9757750161</text:p>
          </table:table-cell>
          <table:table-cell table:formula="of:=EXP(([.I22]-([.H22]/2))^(1/3)-([.I22]+([.H22]/2))^(1/3))" office:value-type="float" office:value="333963.999999999" calcext:value-type="float">
            <text:p>333,964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258497" calcext:value-type="float">
            <text:p>258497</text:p>
          </table:table-cell>
          <table:table-cell table:style-name="ce8"/>
          <table:table-cell table:formula="of:=[.$E$9]*EXP([.$E$7]*(1/([.A23]+273.15)-1/([.$E$8]+273.15)))" office:value-type="float" office:value="19059.4963599981" calcext:value-type="float">
            <text:p>19059.5</text:p>
          </table:table-cell>
          <table:table-cell table:formula="of:=[.E23]/[.C23]*100-100" office:value-type="float" office:value="-92.6268017191696" calcext:value-type="float">
            <text:p>-92.63</text:p>
          </table:table-cell>
          <table:table-cell/>
          <table:table-cell table:formula="of:=([.J$8]-(1/([.$A23]+273.15)))/[.J$10]" office:value-type="float" office:value="-3009.8447175449" calcext:value-type="float">
            <text:p>-3.01E+03</text:p>
          </table:table-cell>
          <table:table-cell table:formula="of:=(([.J$9]/(3*[.J$10]))^3+([.H23]^2)/4)^0.5" office:value-type="float" office:value="1512.80614493163" calcext:value-type="float">
            <text:p>1512.8061449316</text:p>
          </table:table-cell>
          <table:table-cell table:formula="of:=EXP(([.I23]-([.H23]/2))^(1/3)-([.I23]+([.H23]/2))^(1/3))" office:value-type="float" office:value="257965.621629649" calcext:value-type="float">
            <text:p>257,966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201659" calcext:value-type="float">
            <text:p>201659</text:p>
          </table:table-cell>
          <table:table-cell table:style-name="ce8"/>
          <table:table-cell table:formula="of:=[.$E$9]*EXP([.$E$7]*(1/([.A24]+273.15)-1/([.$E$8]+273.15)))" office:value-type="float" office:value="12307.9407943722" calcext:value-type="float">
            <text:p>12307.9</text:p>
          </table:table-cell>
          <table:table-cell table:formula="of:=[.E24]/[.C24]*100-100" office:value-type="float" office:value="-93.8966568343728" calcext:value-type="float">
            <text:p>-93.90</text:p>
          </table:table-cell>
          <table:table-cell/>
          <table:table-cell table:formula="of:=([.J$8]-(1/([.$A24]+273.15)))/[.J$10]" office:value-type="float" office:value="-2874.68068589396" calcext:value-type="float">
            <text:p>-2.87E+03</text:p>
          </table:table-cell>
          <table:table-cell table:formula="of:=(([.J$9]/(3*[.J$10]))^3+([.H24]^2)/4)^0.5" office:value-type="float" office:value="1445.59274613309" calcext:value-type="float">
            <text:p>1445.5927461331</text:p>
          </table:table-cell>
          <table:table-cell table:formula="of:=EXP(([.I24]-([.H24]/2))^(1/3)-([.I24]+([.H24]/2))^(1/3))" office:value-type="float" office:value="201105.582591953" calcext:value-type="float">
            <text:p>201,106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158499" calcext:value-type="float">
            <text:p>158499</text:p>
          </table:table-cell>
          <table:table-cell table:style-name="ce8"/>
          <table:table-cell table:formula="of:=[.$E$9]*EXP([.$E$7]*(1/([.A25]+273.15)-1/([.$E$8]+273.15)))" office:value-type="float" office:value="8180.6826312776" calcext:value-type="float">
            <text:p>8180.7</text:p>
          </table:table-cell>
          <table:table-cell table:formula="of:=[.E25]/[.C25]*100-100" office:value-type="float" office:value="-94.8386534733483" calcext:value-type="float">
            <text:p>-94.84</text:p>
          </table:table-cell>
          <table:table-cell/>
          <table:table-cell table:formula="of:=([.J$8]-(1/([.$A25]+273.15)))/[.J$10]" office:value-type="float" office:value="-2748.433957997" calcext:value-type="float">
            <text:p>-2.75E+03</text:p>
          </table:table-cell>
          <table:table-cell table:formula="of:=(([.J$9]/(3*[.J$10]))^3+([.H25]^2)/4)^0.5" office:value-type="float" office:value="1382.8461344551" calcext:value-type="float">
            <text:p>1382.8461344551</text:p>
          </table:table-cell>
          <table:table-cell table:formula="of:=EXP(([.I25]-([.H25]/2))^(1/3)-([.I25]+([.H25]/2))^(1/3))" office:value-type="float" office:value="158113.554906192" calcext:value-type="float">
            <text:p>158,114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125468" calcext:value-type="float">
            <text:p>125468</text:p>
          </table:table-cell>
          <table:table-cell table:style-name="ce8"/>
          <table:table-cell table:formula="of:=[.$E$9]*EXP([.$E$7]*(1/([.A26]+273.15)-1/([.$E$8]+273.15)))" office:value-type="float" office:value="5581.14697447522" calcext:value-type="float">
            <text:p>5581.1</text:p>
          </table:table-cell>
          <table:table-cell table:formula="of:=[.E26]/[.C26]*100-100" office:value-type="float" office:value="-95.5517367181471" calcext:value-type="float">
            <text:p>-95.55</text:p>
          </table:table-cell>
          <table:table-cell/>
          <table:table-cell table:formula="of:=([.J$8]-(1/([.$A26]+273.15)))/[.J$10]" office:value-type="float" office:value="-2630.25024960487" calcext:value-type="float">
            <text:p>-2.63E+03</text:p>
          </table:table-cell>
          <table:table-cell table:formula="of:=(([.J$9]/(3*[.J$10]))^3+([.H26]^2)/4)^0.5" office:value-type="float" office:value="1324.13942622984" calcext:value-type="float">
            <text:p>1324.1394262298</text:p>
          </table:table-cell>
          <table:table-cell table:formula="of:=EXP(([.I26]-([.H26]/2))^(1/3)-([.I26]+([.H26]/2))^(1/3))" office:value-type="float" office:value="125288.946029693" calcext:value-type="float">
            <text:p>125,289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15"/>
          <table:table-cell table:style-name="ce15" table:formula="of:=[.$E$9]*EXP([.$E$7]*(1/([.A27]+273.15)-1/([.$E$8]+273.15)))" office:value-type="float" office:value="3898.8392630068" calcext:value-type="float">
            <text:p>3898.8</text:p>
          </table:table-cell>
          <table:table-cell table:formula="of:=[.E27]/[.C27]*100-100" office:value-type="float" office:value="-96.1011607369932" calcext:value-type="float">
            <text:p>-96.10</text:p>
          </table:table-cell>
          <table:table-cell/>
          <table:table-cell table:formula="of:=([.J$8]-(1/([.$A27]+273.15)))/[.J$10]" office:value-type="float" office:value="-2519.3810210761" calcext:value-type="float">
            <text:p>-2.52E+03</text:p>
          </table:table-cell>
          <table:table-cell table:formula="of:=(([.J$9]/(3*[.J$10]))^3+([.H27]^2)/4)^0.5" office:value-type="float" office:value="1269.09862049774" calcext:value-type="float">
            <text:p>1269.0986204977</text:p>
          </table:table-cell>
          <table:table-cell table:formula="of:=EXP(([.I27]-([.H27]/2))^(1/3)-([.I27]+([.H27]/2))^(1/3))" office:value-type="float" office:value="99999.9999999995" calcext:value-type="float">
            <text:p>100,000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float" office:value="80223" calcext:value-type="float">
            <text:p>80223</text:p>
          </table:table-cell>
          <table:table-cell table:style-name="ce15"/>
          <table:table-cell table:style-name="ce15" table:formula="of:=[.$E$9]*EXP([.$E$7]*(1/([.A28]+273.15)-1/([.$E$8]+273.15)))" office:value-type="float" office:value="2782.91302870664" calcext:value-type="float">
            <text:p>2782.9</text:p>
          </table:table-cell>
          <table:table-cell table:formula="of:=[.E28]/[.C28]*100-100" office:value-type="float" office:value="-96.5310284722503" calcext:value-type="float">
            <text:p>-96.53</text:p>
          </table:table-cell>
          <table:table-cell/>
          <table:table-cell table:formula="of:=([.J$8]-(1/([.$A28]+273.15)))/[.J$10]" office:value-type="float" office:value="-2415.16760695698" calcext:value-type="float">
            <text:p>-2.42E+03</text:p>
          </table:table-cell>
          <table:table-cell table:formula="of:=(([.J$9]/(3*[.J$10]))^3+([.H28]^2)/4)^0.5" office:value-type="float" office:value="1217.3946642865" calcext:value-type="float">
            <text:p>1217.3946642865</text:p>
          </table:table-cell>
          <table:table-cell table:formula="of:=EXP(([.I28]-([.H28]/2))^(1/3)-([.I28]+([.H28]/2))^(1/3))" office:value-type="float" office:value="80352.7774564655" calcext:value-type="float">
            <text:p>80,353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64759" calcext:value-type="float">
            <text:p>64759</text:p>
          </table:table-cell>
          <table:table-cell table:style-name="ce15"/>
          <table:table-cell table:style-name="ce15" table:formula="of:=[.$E$9]*EXP([.$E$7]*(1/([.A29]+273.15)-1/([.$E$8]+273.15)))" office:value-type="float" office:value="2025.81008710053" calcext:value-type="float">
            <text:p>2025.8</text:p>
          </table:table-cell>
          <table:table-cell table:formula="of:=[.E29]/[.C29]*100-100" office:value-type="float" office:value="-96.8717705846284" calcext:value-type="float">
            <text:p>-96.87</text:p>
          </table:table-cell>
          <table:table-cell/>
          <table:table-cell table:formula="of:=([.J$8]-(1/([.$A29]+273.15)))/[.J$10]" office:value-type="float" office:value="-2317.02812051491" calcext:value-type="float">
            <text:p>-2.32E+03</text:p>
          </table:table-cell>
          <table:table-cell table:formula="of:=(([.J$9]/(3*[.J$10]))^3+([.H29]^2)/4)^0.5" office:value-type="float" office:value="1168.7369053914" calcext:value-type="float">
            <text:p>1168.7369053914</text:p>
          </table:table-cell>
          <table:table-cell table:formula="of:=EXP(([.I29]-([.H29]/2))^(1/3)-([.I29]+([.H29]/2))^(1/3))" office:value-type="float" office:value="64969.1889600121" calcext:value-type="float">
            <text:p>64,969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2589" calcext:value-type="float">
            <text:p>52589</text:p>
          </table:table-cell>
          <table:table-cell table:style-name="ce15"/>
          <table:table-cell table:style-name="ce15" table:formula="of:=[.$E$9]*EXP([.$E$7]*(1/([.A30]+273.15)-1/([.$E$8]+273.15)))" office:value-type="float" office:value="1501.43863995034" calcext:value-type="float">
            <text:p>1501.4</text:p>
          </table:table-cell>
          <table:table-cell table:formula="of:=[.E30]/[.C30]*100-100" office:value-type="float" office:value="-97.1449568541894" calcext:value-type="float">
            <text:p>-97.14</text:p>
          </table:table-cell>
          <table:table-cell/>
          <table:table-cell table:formula="of:=([.J$8]-(1/([.$A30]+273.15)))/[.J$10]" office:value-type="float" office:value="-2224.44658318468" calcext:value-type="float">
            <text:p>-2.22E+03</text:p>
          </table:table-cell>
          <table:table-cell table:formula="of:=(([.J$9]/(3*[.J$10]))^3+([.H30]^2)/4)^0.5" office:value-type="float" office:value="1122.86765763831" calcext:value-type="float">
            <text:p>1122.8676576383</text:p>
          </table:table-cell>
          <table:table-cell table:formula="of:=EXP(([.I30]-([.H30]/2))^(1/3)-([.I30]+([.H30]/2))^(1/3))" office:value-type="float" office:value="52836.1195457664" calcext:value-type="float">
            <text:p>52,836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float" office:value="42951" calcext:value-type="float">
            <text:p>42951</text:p>
          </table:table-cell>
          <table:table-cell table:style-name="ce15"/>
          <table:table-cell table:style-name="ce15" table:formula="of:=[.$E$9]*EXP([.$E$7]*(1/([.A31]+273.15)-1/([.$E$8]+273.15)))" office:value-type="float" office:value="1131.30848090914" calcext:value-type="float">
            <text:p>1131.3</text:p>
          </table:table-cell>
          <table:table-cell table:formula="of:=[.E31]/[.C31]*100-100" office:value-type="float" office:value="-97.366048564855" calcext:value-type="float">
            <text:p>-97.37</text:p>
          </table:table-cell>
          <table:table-cell/>
          <table:table-cell table:formula="of:=([.J$8]-(1/([.$A31]+273.15)))/[.J$10]" office:value-type="float" office:value="-2136.96385005822" calcext:value-type="float">
            <text:p>-2.14E+03</text:p>
          </table:table-cell>
          <table:table-cell table:formula="of:=(([.J$9]/(3*[.J$10]))^3+([.H31]^2)/4)^0.5" office:value-type="float" office:value="1079.55766419565" calcext:value-type="float">
            <text:p>1079.5576641957</text:p>
          </table:table-cell>
          <table:table-cell table:formula="of:=EXP(([.I31]-([.H31]/2))^(1/3)-([.I31]+([.H31]/2))^(1/3))" office:value-type="float" office:value="43201.5668084352" calcext:value-type="float">
            <text:p>43,202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35272" calcext:value-type="float">
            <text:p>35272</text:p>
          </table:table-cell>
          <table:table-cell table:style-name="ce15"/>
          <table:table-cell table:style-name="ce15" table:formula="of:=[.$E$9]*EXP([.$E$7]*(1/([.A32]+273.15)-1/([.$E$8]+273.15)))" office:value-type="float" office:value="865.452194414977" calcext:value-type="float">
            <text:p>865.5</text:p>
          </table:table-cell>
          <table:table-cell table:formula="of:=[.E32]/[.C32]*100-100" office:value-type="float" office:value="-97.5463478271292" calcext:value-type="float">
            <text:p>-97.55</text:p>
          </table:table-cell>
          <table:table-cell/>
          <table:table-cell table:formula="of:=([.J$8]-(1/([.$A32]+273.15)))/[.J$10]" office:value-type="float" office:value="-2054.16999449449" calcext:value-type="float">
            <text:p>-2.05E+03</text:p>
          </table:table-cell>
          <table:table-cell table:formula="of:=(([.J$9]/(3*[.J$10]))^3+([.H32]^2)/4)^0.5" office:value-type="float" office:value="1038.60229047506" calcext:value-type="float">
            <text:p>1038.6022904751</text:p>
          </table:table-cell>
          <table:table-cell table:formula="of:=EXP(([.I32]-([.H32]/2))^(1/3)-([.I32]+([.H32]/2))^(1/3))" office:value-type="float" office:value="35502.2894017977" calcext:value-type="float">
            <text:p>35,502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29119" calcext:value-type="float">
            <text:p>29119</text:p>
          </table:table-cell>
          <table:table-cell table:style-name="ce15"/>
          <table:table-cell table:style-name="ce15" table:formula="of:=[.$E$9]*EXP([.$E$7]*(1/([.A33]+273.15)-1/([.$E$8]+273.15)))" office:value-type="float" office:value="671.394586167332" calcext:value-type="float">
            <text:p>671.4</text:p>
          </table:table-cell>
          <table:table-cell table:formula="of:=[.E33]/[.C33]*100-100" office:value-type="float" office:value="-97.6943075443273" calcext:value-type="float">
            <text:p>-97.69</text:p>
          </table:table-cell>
          <table:table-cell/>
          <table:table-cell table:formula="of:=([.J$8]-(1/([.$A33]+273.15)))/[.J$10]" office:value-type="float" office:value="-1975.69788527364" calcext:value-type="float">
            <text:p>-1.98E+03</text:p>
          </table:table-cell>
          <table:table-cell table:formula="of:=(([.J$9]/(3*[.J$10]))^3+([.H33]^2)/4)^0.5" office:value-type="float" office:value="999.818313334147" calcext:value-type="float">
            <text:p>999.8183133341</text:p>
          </table:table-cell>
          <table:table-cell table:formula="of:=EXP(([.I33]-([.H33]/2))^(1/3)-([.I33]+([.H33]/2))^(1/3))" office:value-type="float" office:value="29312.8421598559" calcext:value-type="float">
            <text:p>29,313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24161" calcext:value-type="float">
            <text:p>24161</text:p>
          </table:table-cell>
          <table:table-cell table:style-name="ce15"/>
          <table:table-cell table:style-name="ce15" table:formula="of:=[.$E$9]*EXP([.$E$7]*(1/([.A34]+273.15)-1/([.$E$8]+273.15)))" office:value-type="float" office:value="527.620800569811" calcext:value-type="float">
            <text:p>527.6</text:p>
          </table:table-cell>
          <table:table-cell table:formula="of:=[.E34]/[.C34]*100-100" office:value-type="float" office:value="-97.8162294583427" calcext:value-type="float">
            <text:p>-97.82</text:p>
          </table:table-cell>
          <table:table-cell/>
          <table:table-cell table:formula="of:=([.J$8]-(1/([.$A34]+273.15)))/[.J$10]" office:value-type="float" office:value="-1901.21774396432" calcext:value-type="float">
            <text:p>-1.90E+03</text:p>
          </table:table-cell>
          <table:table-cell table:formula="of:=(([.J$9]/(3*[.J$10]))^3+([.H34]^2)/4)^0.5" office:value-type="float" office:value="963.041200417119" calcext:value-type="float">
            <text:p>963.0412004171</text:p>
          </table:table-cell>
          <table:table-cell table:formula="of:=EXP(([.I34]-([.H34]/2))^(1/3)-([.I34]+([.H34]/2))^(1/3))" office:value-type="float" office:value="24309.2988825461" calcext:value-type="float">
            <text:p>24,309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20144" calcext:value-type="float">
            <text:p>20144</text:p>
          </table:table-cell>
          <table:table-cell table:style-name="ce15"/>
          <table:table-cell table:style-name="ce15" table:formula="of:=[.$E$9]*EXP([.$E$7]*(1/([.A35]+273.15)-1/([.$E$8]+273.15)))" office:value-type="float" office:value="419.621654857801" calcext:value-type="float">
            <text:p>419.6</text:p>
          </table:table-cell>
          <table:table-cell table:formula="of:=[.E35]/[.C35]*100-100" office:value-type="float" office:value="-97.9168901168695" calcext:value-type="float">
            <text:p>-97.92</text:p>
          </table:table-cell>
          <table:table-cell/>
          <table:table-cell table:formula="of:=([.J$8]-(1/([.$A35]+273.15)))/[.J$10]" office:value-type="float" office:value="-1830.43251230695" calcext:value-type="float">
            <text:p>-1.83E+03</text:p>
          </table:table-cell>
          <table:table-cell table:formula="of:=(([.J$9]/(3*[.J$10]))^3+([.H35]^2)/4)^0.5" office:value-type="float" office:value="928.122794535959" calcext:value-type="float">
            <text:p>928.122794536</text:p>
          </table:table-cell>
          <table:table-cell table:formula="of:=EXP(([.I35]-([.H35]/2))^(1/3)-([.I35]+([.H35]/2))^(1/3))" office:value-type="float" office:value="20243.1746644186" calcext:value-type="float">
            <text:p>20,243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16874" calcext:value-type="float">
            <text:p>16874</text:p>
          </table:table-cell>
          <table:table-cell table:style-name="ce15"/>
          <table:table-cell table:style-name="ce15" table:formula="of:=[.$E$9]*EXP([.$E$7]*(1/([.A36]+273.15)-1/([.$E$8]+273.15)))" office:value-type="float" office:value="337.449497995546" calcext:value-type="float">
            <text:p>337.4</text:p>
          </table:table-cell>
          <table:table-cell table:formula="of:=[.E36]/[.C36]*100-100" office:value-type="float" office:value="-98.0001807633309" calcext:value-type="float">
            <text:p>-98.00</text:p>
          </table:table-cell>
          <table:table-cell/>
          <table:table-cell table:formula="of:=([.J$8]-(1/([.$A36]+273.15)))/[.J$10]" office:value-type="float" office:value="-1763.07389237207" calcext:value-type="float">
            <text:p>-1.76E+03</text:p>
          </table:table-cell>
          <table:table-cell table:formula="of:=(([.J$9]/(3*[.J$10]))^3+([.H36]^2)/4)^0.5" office:value-type="float" office:value="894.929334473208" calcext:value-type="float">
            <text:p>894.9293344732</text:p>
          </table:table-cell>
          <table:table-cell table:formula="of:=EXP(([.I36]-([.H36]/2))^(1/3)-([.I36]+([.H36]/2))^(1/3))" office:value-type="float" office:value="16922.5054866165" calcext:value-type="float">
            <text:p>16,923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float" office:value="14198" calcext:value-type="float">
            <text:p>14198</text:p>
          </table:table-cell>
          <table:table-cell table:style-name="ce15"/>
          <table:table-cell table:style-name="ce15" table:formula="of:=[.$E$9]*EXP([.$E$7]*(1/([.A37]+273.15)-1/([.$E$8]+273.15)))" office:value-type="float" office:value="274.178394685108" calcext:value-type="float">
            <text:p>274.2</text:p>
          </table:table-cell>
          <table:table-cell table:formula="of:=[.E37]/[.C37]*100-100" office:value-type="float" office:value="-98.0688942478863" calcext:value-type="float">
            <text:p>-98.07</text:p>
          </table:table-cell>
          <table:table-cell/>
          <table:table-cell table:formula="of:=([.J$8]-(1/([.$A37]+273.15)))/[.J$10]" office:value-type="float" office:value="-1698.89894819921" calcext:value-type="float">
            <text:p>-1.70E+03</text:p>
          </table:table-cell>
          <table:table-cell table:formula="of:=(([.J$9]/(3*[.J$10]))^3+([.H37]^2)/4)^0.5" office:value-type="float" office:value="863.339756560391" calcext:value-type="float">
            <text:p>863.3397565604</text:p>
          </table:table-cell>
          <table:table-cell table:formula="of:=EXP(([.I37]-([.H37]/2))^(1/3)-([.I37]+([.H37]/2))^(1/3))" office:value-type="float" office:value="14198.0000000004" calcext:value-type="float">
            <text:p>14,198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float" office:value="11998" calcext:value-type="float">
            <text:p>11998</text:p>
          </table:table-cell>
          <table:table-cell table:style-name="ce15"/>
          <table:table-cell table:style-name="ce15" table:formula="of:=[.$E$9]*EXP([.$E$7]*(1/([.A38]+273.15)-1/([.$E$8]+273.15)))" office:value-type="float" office:value="224.916534117347" calcext:value-type="float">
            <text:p>224.9</text:p>
          </table:table-cell>
          <table:table-cell table:formula="of:=[.E38]/[.C38]*100-100" office:value-type="float" office:value="-98.1253831128743" calcext:value-type="float">
            <text:p>-98.13</text:p>
          </table:table-cell>
          <table:table-cell/>
          <table:table-cell table:formula="of:=([.J$8]-(1/([.$A38]+273.15)))/[.J$10]" office:value-type="float" office:value="-1637.68717817724" calcext:value-type="float">
            <text:p>-1.64E+03</text:p>
          </table:table-cell>
          <table:table-cell table:formula="of:=(([.J$9]/(3*[.J$10]))^3+([.H38]^2)/4)^0.5" office:value-type="float" office:value="833.244231663917" calcext:value-type="float">
            <text:p>833.2442316639</text:p>
          </table:table-cell>
          <table:table-cell table:formula="of:=EXP(([.I38]-([.H38]/2))^(1/3)-([.I38]+([.H38]/2))^(1/3))" office:value-type="float" office:value="11952.8195083344" calcext:value-type="float">
            <text:p>11,953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float" office:value="10181" calcext:value-type="float">
            <text:p>10181</text:p>
          </table:table-cell>
          <table:table-cell table:style-name="ce15"/>
          <table:table-cell table:style-name="ce15" table:formula="of:=[.$E$9]*EXP([.$E$7]*(1/([.A39]+273.15)-1/([.$E$8]+273.15)))" office:value-type="float" office:value="186.162145191798" calcext:value-type="float">
            <text:p>186.2</text:p>
          </table:table-cell>
          <table:table-cell table:formula="of:=[.E39]/[.C39]*100-100" office:value-type="float" office:value="-98.1714748532384" calcext:value-type="float">
            <text:p>-98.17</text:p>
          </table:table-cell>
          <table:table-cell/>
          <table:table-cell table:formula="of:=([.J$8]-(1/([.$A39]+273.15)))/[.J$10]" office:value-type="float" office:value="-1579.23798380785" calcext:value-type="float">
            <text:p>-1.58E+03</text:p>
          </table:table-cell>
          <table:table-cell table:formula="of:=(([.J$9]/(3*[.J$10]))^3+([.H39]^2)/4)^0.5" office:value-type="float" office:value="804.54290040061" calcext:value-type="float">
            <text:p>804.5429004006</text:p>
          </table:table-cell>
          <table:table-cell table:formula="of:=EXP(([.I39]-([.H39]/2))^(1/3)-([.I39]+([.H39]/2))^(1/3))" office:value-type="float" office:value="10094.9762368449" calcext:value-type="float">
            <text:p>10,095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float" office:value="8674" calcext:value-type="float">
            <text:p>8674</text:p>
          </table:table-cell>
          <table:table-cell table:style-name="ce8"/>
          <table:table-cell table:formula="of:=[.$E$9]*EXP([.$E$7]*(1/([.A40]+273.15)-1/([.$E$8]+273.15)))" office:value-type="float" office:value="155.376815301542" calcext:value-type="float">
            <text:p>155.4</text:p>
          </table:table-cell>
          <table:table-cell table:formula="of:=[.E40]/[.C40]*100-100" office:value-type="float" office:value="-98.2087063027261" calcext:value-type="float">
            <text:p>-98.21</text:p>
          </table:table-cell>
          <table:table-cell/>
          <table:table-cell table:formula="of:=([.J$8]-(1/([.$A40]+273.15)))/[.J$10]" office:value-type="float" office:value="-1523.36847362115" calcext:value-type="float">
            <text:p>-1.52E+03</text:p>
          </table:table-cell>
          <table:table-cell table:formula="of:=(([.J$9]/(3*[.J$10]))^3+([.H40]^2)/4)^0.5" office:value-type="float" office:value="777.144775968651" calcext:value-type="float">
            <text:p>777.1447759687</text:p>
          </table:table-cell>
          <table:table-cell table:formula="of:=EXP(([.I40]-([.H40]/2))^(1/3)-([.I40]+([.H40]/2))^(1/3))" office:value-type="float" office:value="8551.63694134935" calcext:value-type="float">
            <text:p>8,552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office:value-type="float" office:value="7419" calcext:value-type="float">
            <text:p>7419</text:p>
          </table:table-cell>
          <table:table-cell table:style-name="ce8"/>
          <table:table-cell table:formula="of:=[.$E$9]*EXP([.$E$7]*(1/([.A41]+273.15)-1/([.$E$8]+273.15)))" office:value-type="float" office:value="130.69865242236" calcext:value-type="float">
            <text:p>130.7</text:p>
          </table:table-cell>
          <table:table-cell table:formula="of:=[.E41]/[.C41]*100-100" office:value-type="float" office:value="-98.2383252133393" calcext:value-type="float">
            <text:p>-98.24</text:p>
          </table:table-cell>
          <table:table-cell/>
          <table:table-cell table:formula="of:=([.J$8]-(1/([.$A41]+273.15)))/[.J$10]" office:value-type="float" office:value="-1469.9115515889" calcext:value-type="float">
            <text:p>-1.47E+03</text:p>
          </table:table-cell>
          <table:table-cell table:formula="of:=(([.J$9]/(3*[.J$10]))^3+([.H41]^2)/4)^0.5" office:value-type="float" office:value="750.96678926786" calcext:value-type="float">
            <text:p>750.9667892679</text:p>
          </table:table-cell>
          <table:table-cell table:formula="of:=EXP(([.I41]-([.H41]/2))^(1/3)-([.I41]+([.H41]/2))^(1/3))" office:value-type="float" office:value="7264.82408499608" calcext:value-type="float">
            <text:p>7,265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6369" calcext:value-type="float">
            <text:p>6369</text:p>
          </table:table-cell>
          <table:table-cell table:style-name="ce8"/>
          <table:table-cell table:formula="of:=[.$E$9]*EXP([.$E$7]*(1/([.A42]+273.15)-1/([.$E$8]+273.15)))" office:value-type="float" office:value="110.746780920491" calcext:value-type="float">
            <text:p>110.7</text:p>
          </table:table-cell>
          <table:table-cell table:formula="of:=[.E42]/[.C42]*100-100" office:value-type="float" office:value="-98.2611590372038" calcext:value-type="float">
            <text:p>-98.26</text:p>
          </table:table-cell>
          <table:table-cell/>
          <table:table-cell table:formula="of:=([.J$8]-(1/([.$A42]+273.15)))/[.J$10]" office:value-type="float" office:value="-1418.71424794542" calcext:value-type="float">
            <text:p>-1.42E+03</text:p>
          </table:table-cell>
          <table:table-cell table:formula="of:=(([.J$9]/(3*[.J$10]))^3+([.H42]^2)/4)^0.5" office:value-type="float" office:value="725.932955265492" calcext:value-type="float">
            <text:p>725.9329552655</text:p>
          </table:table-cell>
          <table:table-cell table:formula="of:=EXP(([.I42]-([.H42]/2))^(1/3)-([.I42]+([.H42]/2))^(1/3))" office:value-type="float" office:value="6188.14988535664" calcext:value-type="float">
            <text:p>6,188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float" office:value="5487" calcext:value-type="float">
            <text:p>5487</text:p>
          </table:table-cell>
          <table:table-cell table:style-name="ce8"/>
          <table:table-cell table:formula="of:=[.$E$9]*EXP([.$E$7]*(1/([.A43]+273.15)-1/([.$E$8]+273.15)))" office:value-type="float" office:value="94.4863494810029" calcext:value-type="float">
            <text:p>94.5</text:p>
          </table:table-cell>
          <table:table-cell table:formula="of:=[.E43]/[.C43]*100-100" office:value-type="float" office:value="-98.2779961822307" calcext:value-type="float">
            <text:p>-98.28</text:p>
          </table:table-cell>
          <table:table-cell/>
          <table:table-cell table:formula="of:=([.J$8]-(1/([.$A43]+273.15)))/[.J$10]" office:value-type="float" office:value="-1369.63625729556" calcext:value-type="float">
            <text:p>-1.37E+03</text:p>
          </table:table-cell>
          <table:table-cell table:formula="of:=(([.J$9]/(3*[.J$10]))^3+([.H43]^2)/4)^0.5" office:value-type="float" office:value="701.97364304816" calcext:value-type="float">
            <text:p>701.9736430482</text:p>
          </table:table-cell>
          <table:table-cell table:formula="of:=EXP(([.I43]-([.H43]/2))^(1/3)-([.I43]+([.H43]/2))^(1/3))" office:value-type="float" office:value="5284.3191944747" calcext:value-type="float">
            <text:p>5,284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float" office:value="4744" calcext:value-type="float">
            <text:p>4744</text:p>
          </table:table-cell>
          <table:table-cell table:style-name="ce8"/>
          <table:table-cell table:formula="of:=[.$E$9]*EXP([.$E$7]*(1/([.A44]+273.15)-1/([.$E$8]+273.15)))" office:value-type="float" office:value="81.1341754147043" calcext:value-type="float">
            <text:p>81.1</text:p>
          </table:table-cell>
          <table:table-cell table:formula="of:=[.E44]/[.C44]*100-100" office:value-type="float" office:value="-98.2897517829953" calcext:value-type="float">
            <text:p>-98.29</text:p>
          </table:table-cell>
          <table:table-cell/>
          <table:table-cell table:formula="of:=([.J$8]-(1/([.$A44]+273.15)))/[.J$10]" office:value-type="float" office:value="-1322.54865458649" calcext:value-type="float">
            <text:p>-1.32E+03</text:p>
          </table:table-cell>
          <table:table-cell table:formula="of:=(([.J$9]/(3*[.J$10]))^3+([.H44]^2)/4)^0.5" office:value-type="float" office:value="679.024934849074" calcext:value-type="float">
            <text:p>679.0249348491</text:p>
          </table:table-cell>
          <table:table-cell table:formula="of:=EXP(([.I44]-([.H44]/2))^(1/3)-([.I44]+([.H44]/2))^(1/3))" office:value-type="float" office:value="4523.20859168106" calcext:value-type="float">
            <text:p>4,523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office:value-type="float" office:value="4115" calcext:value-type="float">
            <text:p>4115</text:p>
          </table:table-cell>
          <table:table-cell table:style-name="ce8"/>
          <table:table-cell table:formula="of:=[.$E$9]*EXP([.$E$7]*(1/([.A45]+273.15)-1/([.$E$8]+273.15)))" office:value-type="float" office:value="70.0920276627606" calcext:value-type="float">
            <text:p>70.1</text:p>
          </table:table-cell>
          <table:table-cell table:formula="of:=[.E45]/[.C45]*100-100" office:value-type="float" office:value="-98.2966700446474" calcext:value-type="float">
            <text:p>-98.30</text:p>
          </table:table-cell>
          <table:table-cell/>
          <table:table-cell table:formula="of:=([.J$8]-(1/([.$A45]+273.15)))/[.J$10]" office:value-type="float" office:value="-1277.33276419816" calcext:value-type="float">
            <text:p>-1.28E+03</text:p>
          </table:table-cell>
          <table:table-cell table:formula="of:=(([.J$9]/(3*[.J$10]))^3+([.H45]^2)/4)^0.5" office:value-type="float" office:value="657.028061678633" calcext:value-type="float">
            <text:p>657.0280616786</text:p>
          </table:table-cell>
          <table:table-cell table:formula="of:=EXP(([.I45]-([.H45]/2))^(1/3)-([.I45]+([.H45]/2))^(1/3))" office:value-type="float" office:value="3880.38014681205" calcext:value-type="float">
            <text:p>3,880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office:value-type="float" office:value="3581" calcext:value-type="float">
            <text:p>3581</text:p>
          </table:table-cell>
          <table:table-cell table:style-name="ce8"/>
          <table:table-cell table:formula="of:=[.$E$9]*EXP([.$E$7]*(1/([.A46]+273.15)-1/([.$E$8]+273.15)))" office:value-type="float" office:value="60.8989356778342" calcext:value-type="float">
            <text:p>60.9</text:p>
          </table:table-cell>
          <table:table-cell table:formula="of:=[.E46]/[.C46]*100-100" office:value-type="float" office:value="-98.2993874426743" calcext:value-type="float">
            <text:p>-98.30</text:p>
          </table:table-cell>
          <table:table-cell/>
          <table:table-cell table:formula="of:=([.J$8]-(1/([.$A46]+273.15)))/[.J$10]" office:value-type="float" office:value="-1233.87916126528" calcext:value-type="float">
            <text:p>-1.23E+03</text:p>
          </table:table-cell>
          <table:table-cell table:formula="of:=(([.J$9]/(3*[.J$10]))^3+([.H46]^2)/4)^0.5" office:value-type="float" office:value="635.928905115055" calcext:value-type="float">
            <text:p>635.9289051151</text:p>
          </table:table-cell>
          <table:table-cell table:formula="of:=EXP(([.I46]-([.H46]/2))^(1/3)-([.I46]+([.H46]/2))^(1/3))" office:value-type="float" office:value="3335.92512297056" calcext:value-type="float">
            <text:p>3,336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float" office:value="3126" calcext:value-type="float">
            <text:p>3126</text:p>
          </table:table-cell>
          <table:table-cell table:style-name="ce8"/>
          <table:table-cell table:formula="of:=[.$E$9]*EXP([.$E$7]*(1/([.A47]+273.15)-1/([.$E$8]+273.15)))" office:value-type="float" office:value="53.1967452057865" calcext:value-type="float">
            <text:p>53.2</text:p>
          </table:table-cell>
          <table:table-cell table:formula="of:=[.E47]/[.C47]*100-100" office:value-type="float" office:value="-98.2982487138264" calcext:value-type="float">
            <text:p>-98.30</text:p>
          </table:table-cell>
          <table:table-cell/>
          <table:table-cell table:formula="of:=([.J$8]-(1/([.$A47]+273.15)))/[.J$10]" office:value-type="float" office:value="-1192.08678753752" calcext:value-type="float">
            <text:p>-1.19E+03</text:p>
          </table:table-cell>
          <table:table-cell table:formula="of:=(([.J$9]/(3*[.J$10]))^3+([.H47]^2)/4)^0.5" office:value-type="float" office:value="615.677556408415" calcext:value-type="float">
            <text:p>615.6775564084</text:p>
          </table:table-cell>
          <table:table-cell table:formula="of:=EXP(([.I47]-([.H47]/2))^(1/3)-([.I47]+([.H47]/2))^(1/3))" office:value-type="float" office:value="2873.55961223622" calcext:value-type="float">
            <text:p>2,874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60" calcext:value-type="float">
            <text:p>260</text:p>
          </table:table-cell>
          <table:table-cell/>
          <table:table-cell office:value-type="float" office:value="2737" calcext:value-type="float">
            <text:p>2737</text:p>
          </table:table-cell>
          <table:table-cell table:style-name="ce8"/>
          <table:table-cell table:formula="of:=[.$E$9]*EXP([.$E$7]*(1/([.A48]+273.15)-1/([.$E$8]+273.15)))" office:value-type="float" office:value="46.7049972784649" calcext:value-type="float">
            <text:p>46.7</text:p>
          </table:table-cell>
          <table:table-cell table:formula="of:=[.E48]/[.C48]*100-100" office:value-type="float" office:value="-98.2935697011887" calcext:value-type="float">
            <text:p>-98.29</text:p>
          </table:table-cell>
          <table:table-cell/>
          <table:table-cell table:formula="of:=([.J$8]-(1/([.$A48]+273.15)))/[.J$10]" office:value-type="float" office:value="-1151.86216673962" calcext:value-type="float">
            <text:p>-1.15E+03</text:p>
          </table:table-cell>
          <table:table-cell table:formula="of:=(([.J$9]/(3*[.J$10]))^3+([.H48]^2)/4)^0.5" office:value-type="float" office:value="596.227925378525" calcext:value-type="float">
            <text:p>596.2279253785</text:p>
          </table:table-cell>
          <table:table-cell table:formula="of:=EXP(([.I48]-([.H48]/2))^(1/3)-([.I48]+([.H48]/2))^(1/3))" office:value-type="float" office:value="2479.91363474844" calcext:value-type="float">
            <text:p>2,480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70" calcext:value-type="float">
            <text:p>270</text:p>
          </table:table-cell>
          <table:table-cell/>
          <table:table-cell office:value-type="float" office:value="2404" calcext:value-type="float">
            <text:p>2404</text:p>
          </table:table-cell>
          <table:table-cell table:style-name="ce8"/>
          <table:table-cell table:formula="of:=[.$E$9]*EXP([.$E$7]*(1/([.A49]+273.15)-1/([.$E$8]+273.15)))" office:value-type="float" office:value="41.2024363385333" calcext:value-type="float">
            <text:p>41.2</text:p>
          </table:table-cell>
          <table:table-cell table:formula="of:=[.E49]/[.C49]*100-100" office:value-type="float" office:value="-98.2860883386634" calcext:value-type="float">
            <text:p>-98.29</text:p>
          </table:table-cell>
          <table:table-cell/>
          <table:table-cell table:formula="of:=([.J$8]-(1/([.$A49]+273.15)))/[.J$10]" office:value-type="float" office:value="-1113.11870660813" calcext:value-type="float">
            <text:p>-1.11E+03</text:p>
          </table:table-cell>
          <table:table-cell table:formula="of:=(([.J$9]/(3*[.J$10]))^3+([.H49]^2)/4)^0.5" office:value-type="float" office:value="577.537392694096" calcext:value-type="float">
            <text:p>577.5373926941</text:p>
          </table:table-cell>
          <table:table-cell table:formula="of:=EXP(([.I49]-([.H49]/2))^(1/3)-([.I49]+([.H49]/2))^(1/3))" office:value-type="float" office:value="2143.96960994814" calcext:value-type="float">
            <text:p>2,144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80" calcext:value-type="float">
            <text:p>280</text:p>
          </table:table-cell>
          <table:table-cell/>
          <table:table-cell office:value-type="float" office:value="2117" calcext:value-type="float">
            <text:p>2117</text:p>
          </table:table-cell>
          <table:table-cell table:style-name="ce8"/>
          <table:table-cell table:formula="of:=[.$E$9]*EXP([.$E$7]*(1/([.A50]+273.15)-1/([.$E$8]+273.15)))" office:value-type="float" office:value="36.5132778866309" calcext:value-type="float">
            <text:p>36.5</text:p>
          </table:table-cell>
          <table:table-cell table:formula="of:=[.E50]/[.C50]*100-100" office:value-type="float" office:value="-98.275234866007" calcext:value-type="float">
            <text:p>-98.28</text:p>
          </table:table-cell>
          <table:table-cell/>
          <table:table-cell table:formula="of:=([.J$8]-(1/([.$A50]+273.15)))/[.J$10]" office:value-type="float" office:value="-1075.77607663596" calcext:value-type="float">
            <text:p>-1.08E+03</text:p>
          </table:table-cell>
          <table:table-cell table:formula="of:=(([.J$9]/(3*[.J$10]))^3+([.H50]^2)/4)^0.5" office:value-type="float" office:value="559.566500047331" calcext:value-type="float">
            <text:p>559.5665000473</text:p>
          </table:table-cell>
          <table:table-cell table:formula="of:=EXP(([.I50]-([.H50]/2))^(1/3)-([.I50]+([.H50]/2))^(1/3))" office:value-type="float" office:value="1856.61675841772" calcext:value-type="float">
            <text:p>1,857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290" calcext:value-type="float">
            <text:p>290</text:p>
          </table:table-cell>
          <table:table-cell/>
          <table:table-cell office:value-type="float" office:value="1869" calcext:value-type="float">
            <text:p>1869</text:p>
          </table:table-cell>
          <table:table-cell table:style-name="ce8"/>
          <table:table-cell table:formula="of:=[.$E$9]*EXP([.$E$7]*(1/([.A51]+273.15)-1/([.$E$8]+273.15)))" office:value-type="float" office:value="32.4969250001582" calcext:value-type="float">
            <text:p>32.5</text:p>
          </table:table-cell>
          <table:table-cell table:formula="of:=[.E51]/[.C51]*100-100" office:value-type="float" office:value="-98.2612667201628" calcext:value-type="float">
            <text:p>-98.26</text:p>
          </table:table-cell>
          <table:table-cell/>
          <table:table-cell table:formula="of:=([.J$8]-(1/([.$A51]+273.15)))/[.J$10]" office:value-type="float" office:value="-1039.75965211428" calcext:value-type="float">
            <text:p>-1.04E+03</text:p>
          </table:table-cell>
          <table:table-cell table:formula="of:=(([.J$9]/(3*[.J$10]))^3+([.H51]^2)/4)^0.5" office:value-type="float" office:value="542.278673516539" calcext:value-type="float">
            <text:p>542.2786735165</text:p>
          </table:table-cell>
          <table:table-cell table:formula="of:=EXP(([.I51]-([.H51]/2))^(1/3)-([.I51]+([.H51]/2))^(1/3))" office:value-type="float" office:value="1610.2959291076" calcext:value-type="float">
            <text:p>1,610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office:value-type="float" office:value="1655" calcext:value-type="float">
            <text:p>1655</text:p>
          </table:table-cell>
          <table:table-cell table:style-name="ce8"/>
          <table:table-cell table:formula="of:=[.$E$9]*EXP([.$E$7]*(1/([.A52]+273.15)-1/([.$E$8]+273.15)))" office:value-type="float" office:value="29.0402060296729" calcext:value-type="float">
            <text:p>29.0</text:p>
          </table:table-cell>
          <table:table-cell table:formula="of:=[.E52]/[.C52]*100-100" office:value-type="float" office:value="-98.245304771621" calcext:value-type="float">
            <text:p>-98.25</text:p>
          </table:table-cell>
          <table:table-cell/>
          <table:table-cell table:formula="of:=([.J$8]-(1/([.$A52]+273.15)))/[.J$10]" office:value-type="float" office:value="-1005.00001637465" calcext:value-type="float">
            <text:p>-1.01E+03</text:p>
          </table:table-cell>
          <table:table-cell table:formula="of:=(([.J$9]/(3*[.J$10]))^3+([.H52]^2)/4)^0.5" office:value-type="float" office:value="525.63997606529" calcext:value-type="float">
            <text:p>525.6399760653</text:p>
          </table:table-cell>
          <table:table-cell table:formula="of:=EXP(([.I52]-([.H52]/2))^(1/3)-([.I52]+([.H52]/2))^(1/3))" office:value-type="float" office:value="1398.71529590462" calcext:value-type="float">
            <text:p>1,399 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4GT" table:style-name="ta2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8"/>
        <table:table-column table:style-name="co9" table:default-cell-style-name="ce8"/>
        <table:table-column table:style-name="co1" table:number-columns-repeated="2" table:default-cell-style-name="ce22"/>
        <table:table-column table:style-name="co8" table:default-cell-style-name="ce26"/>
        <table:table-column table:style-name="co1" table:default-cell-style-name="Default"/>
        <table:table-column table:style-name="co10" table:default-cell-style-name="ce33"/>
        <table:table-column table:style-name="co1" table:number-columns-repeated="4" table:default-cell-style-name="ce22"/>
        <table:table-column table:style-name="co1" table:number-columns-repeated="1010" table:default-cell-style-name="Default"/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Data for:</text:p>
          </table:table-cell>
          <table:table-cell office:value-type="string" calcext:value-type="string">
            <text:p>Rapman 204GT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eta Formula</text:p>
          </table:table-cell>
          <table:table-cell table:style-name="Default" table:number-columns-repeated="2"/>
          <table:table-cell table:style-name="Default" office:value-type="string" calcext:value-type="string">
            <text:p>Steinhart-Hart coefficients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6" office:value-type="float" office:value="4338" calcext:value-type="float">
            <text:p>4338</text:p>
          </table:table-cell>
          <table:table-cell table:style-name="ce19" office:value-type="string" calcext:value-type="string">
            <text:p>Beta</text:p>
          </table:table-cell>
          <table:table-cell table:style-name="Default"/>
          <table:table-cell table:style-name="ce23" office:value-type="string" calcext:value-type="string">
            <text:p>Temp:</text:p>
          </table:table-cell>
          <table:table-cell table:style-name="ce27" office:value-type="string" calcext:value-type="string">
            <text:p>Res:</text:p>
          </table:table-cell>
          <table:table-cell table:style-name="ce30" office:value-type="string" calcext:value-type="string">
            <text:p>Sh-H: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7" office:value-type="float" office:value="25" calcext:value-type="float">
            <text:p>25</text:p>
          </table:table-cell>
          <table:table-cell table:style-name="ce20" office:value-type="string" calcext:value-type="string">
            <text:p>Ref temp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28" table:formula="of:=LOOKUP([.H8]; [.$A$14:.$A$52]; [.$C$14:.$C$52])" office:value-type="float" office:value="720300" calcext:value-type="float">
            <text:p>720300</text:p>
          </table:table-cell>
          <table:table-cell table:style-name="ce31" table:formula="of:=(1/([.H9]+273.15))-[.J9]*LN([.I9])-[.J10]*(LN([.I9])^3)" office:value-type="float" office:value="0.000723766855656642" calcext:value-type="float">
            <text:p>0.0007237669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8" office:value-type="float" office:value="200000" calcext:value-type="float">
            <text:p>200000</text:p>
          </table:table-cell>
          <table:table-cell table:style-name="ce21" office:value-type="string" calcext:value-type="string">
            <text:p>Ref res</text:p>
          </table:table-cell>
          <table:table-cell table:style-name="Default"/>
          <table:table-cell table:style-name="ce24" office:value-type="float" office:value="50" calcext:value-type="float">
            <text:p>50</text:p>
          </table:table-cell>
          <table:table-cell table:style-name="ce28" table:formula="of:=LOOKUP([.H9]; [.$A$14:.$A$52]; [.$C$14:.$C$52])" office:value-type="float" office:value="65850" calcext:value-type="float">
            <text:p>65850</text:p>
          </table:table-cell>
          <table:table-cell table:style-name="ce31" table:formula="of:=((1/([.H8]+273.15))-(1/([.H9]+273.15))+[.J10]*(LN([.I9])^3)-[.J10]*(LN([.I8])^3))/(LN([.I8])-LN([.I9]))" office:value-type="float" office:value="0.000205097463694013" calcext:value-type="float">
            <text:p>0.0002050975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25" office:value-type="float" office:value="150" calcext:value-type="float">
            <text:p>150</text:p>
          </table:table-cell>
          <table:table-cell table:style-name="ce29" table:formula="of:=LOOKUP([.H10]; [.$A$14:.$A$52]; [.$C$14:.$C$52])" office:value-type="float" office:value="2516" calcext:value-type="float">
            <text:p>2516</text:p>
          </table:table-cell>
          <table:table-cell table:style-name="ce32" table:formula="of:=((1/([.H10]+273.15))*(LN([.I8])-LN([.I9]))-(1/([.H8]+273.15))*(LN([.I8])-LN([.I9]))+LN([.I8])*(1/([.H8]+273.15))-LN([.I8])*(1/([.H9]+273.15))-LN([.I10])*(1/([.H8]+273.15))+LN([.I10])*(1/([.H9]+273.15)))/((LN([.I10])^3)*(LN([.I8])-LN([.I9]))-LN([.I8])*(LN([.I9])^3)+LN([.I8])^4-(LN([.I8])^3)*(LN([.I8])-LN([.I9]))+LN([.I10])*(LN([.I9])^3)-LN([.I10])*(LN([.I8])^3))" office:value-type="float" office:value="0.0000000696917315500243" calcext:value-type="float">
            <text:p>6.96917315500243E-008</text:p>
          </table:table-cell>
          <table:table-cell table:style-name="Default" table:number-columns-repeated="4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34" office:value-type="string" calcext:value-type="string">
            <text:p>Temp</text:p>
          </table:table-cell>
          <table:table-cell table:style-name="ce34" office:value-type="string" calcext:value-type="string">
            <text:p>Ratio</text:p>
          </table:table-cell>
          <table:table-cell table:style-name="ce34" office:value-type="string" calcext:value-type="string">
            <text:p>Actual</text:p>
          </table:table-cell>
          <table:table-cell table:style-name="ce34"/>
          <table:table-cell table:style-name="ce34" office:value-type="string" calcext:value-type="string">
            <text:p>Beta Formula</text:p>
          </table:table-cell>
          <table:table-cell table:style-name="ce34" office:value-type="string" calcext:value-type="string">
            <text:p>% Error</text:p>
          </table:table-cell>
          <table:table-cell table:style-name="ce34"/>
          <table:table-cell table:style-name="ce34" office:value-type="string" calcext:value-type="string">
            <text:p>SH-X</text:p>
          </table:table-cell>
          <table:table-cell table:style-name="ce34" office:value-type="string" calcext:value-type="string">
            <text:p>SH-Y</text:p>
          </table:table-cell>
          <table:table-cell table:style-name="ce34" office:value-type="string" calcext:value-type="string">
            <text:p>SH-Resistance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-40" calcext:value-type="float">
            <text:p>-40</text:p>
          </table:table-cell>
          <table:table-cell/>
          <table:table-cell office:value-type="float" office:value="3624165" calcext:value-type="float">
            <text:p>3624165</text:p>
          </table:table-cell>
          <table:table-cell/>
          <table:table-cell table:formula="of:=[.$E$9]*EXP([.$E$7]*(1/([.A14]+273.15)-1/([.$E$8]+273.15)))" office:value-type="float" office:value="11552321.3881204" calcext:value-type="float">
            <text:p>11552321.4</text:p>
          </table:table-cell>
          <table:table-cell table:formula="of:=[.E14]/[.C14]*100-100" office:value-type="float" office:value="218.758152239768" calcext:value-type="float">
            <text:p>218.76</text:p>
          </table:table-cell>
          <table:table-cell/>
          <table:table-cell table:formula="of:=([.J$8]-(1/([.$A14]+273.15)))/[.J$10]" office:value-type="float" office:value="-51158.3992182818" calcext:value-type="float">
            <text:p>-5.12E+04</text:p>
          </table:table-cell>
          <table:table-cell table:formula="of:=(([.J$9]/(3*[.J$10]))^3+([.H14]^2)/4)^0.5" office:value-type="float" office:value="39978.7240614624" calcext:value-type="float">
            <text:p>39978.7240614624</text:p>
          </table:table-cell>
          <table:table-cell table:formula="of:=EXP(([.I14]-([.H14]/2))^(1/3)-([.I14]+([.H14]/2))^(1/3))" office:value-type="float" office:value="8827908.77132972" calcext:value-type="float">
            <text:p>8,827,909 </text:p>
          </table:table-cell>
          <table:table-cell table:number-columns-repeated="1014"/>
        </table:table-row>
        <table:table-row table:style-name="ro1">
          <table:table-cell office:value-type="float" office:value="-35" calcext:value-type="float">
            <text:p>-35</text:p>
          </table:table-cell>
          <table:table-cell/>
          <table:table-cell office:value-type="float" office:value="2591304" calcext:value-type="float">
            <text:p>2591304</text:p>
          </table:table-cell>
          <table:table-cell/>
          <table:table-cell table:formula="of:=[.$E$9]*EXP([.$E$7]*(1/([.A15]+273.15)-1/([.$E$8]+273.15)))" office:value-type="float" office:value="7816596.65538555" calcext:value-type="float">
            <text:p>7816596.7</text:p>
          </table:table-cell>
          <table:table-cell table:formula="of:=[.E15]/[.C15]*100-100" office:value-type="float" office:value="201.64722685511" calcext:value-type="float">
            <text:p>201.65</text:p>
          </table:table-cell>
          <table:table-cell/>
          <table:table-cell table:formula="of:=([.J$8]-(1/([.$A15]+273.15)))/[.J$10]" office:value-type="float" office:value="-49866.2795309906" calcext:value-type="float">
            <text:p>-4.99E+04</text:p>
          </table:table-cell>
          <table:table-cell table:formula="of:=(([.J$9]/(3*[.J$10]))^3+([.H15]^2)/4)^0.5" office:value-type="float" office:value="39568.4771441105" calcext:value-type="float">
            <text:p>39568.4771441105</text:p>
          </table:table-cell>
          <table:table-cell table:formula="of:=EXP(([.I15]-([.H15]/2))^(1/3)-([.I15]+([.H15]/2))^(1/3))" office:value-type="float" office:value="6222018.93651867" calcext:value-type="float">
            <text:p>6,222,019 </text:p>
          </table:table-cell>
          <table:table-cell>
            <draw:frame table:end-cell-address="204GT.X51" table:end-x="0.419cm" table:end-y="0.007cm" draw:z-index="0" draw:name="Chart 2" draw:style-name="gr1" svg:width="23.317cm" svg:height="16.917cm" svg:x="0.171cm" svg:y="0.3cm">
              <draw:object draw:notify-on-update-of-ranges="204GT.A22:204GT.A52 204GT.C13:204GT.C13 204GT.C22:204GT.C52 204GT.A22:204GT.A52 204GT.E13:204GT.E13 204GT.E22:204GT.E52 204GT.A22:204GT.A52 204GT.J13:204GT.J13 204GT.J22:204GT.J5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  <table:table-cell office:value-type="float" office:value="1874913" calcext:value-type="float">
            <text:p>1874913</text:p>
          </table:table-cell>
          <table:table-cell/>
          <table:table-cell table:formula="of:=[.$E$9]*EXP([.$E$7]*(1/([.A16]+273.15)-1/([.$E$8]+273.15)))" office:value-type="float" office:value="5374565.76154613" calcext:value-type="float">
            <text:p>5374565.8</text:p>
          </table:table-cell>
          <table:table-cell table:formula="of:=[.E16]/[.C16]*100-100" office:value-type="float" office:value="186.656808158359" calcext:value-type="float">
            <text:p>186.66</text:p>
          </table:table-cell>
          <table:table-cell/>
          <table:table-cell table:formula="of:=([.J$8]-(1/([.$A16]+273.15)))/[.J$10]" office:value-type="float" office:value="-48627.3006903903" calcext:value-type="float">
            <text:p>-4.86E+04</text:p>
          </table:table-cell>
          <table:table-cell table:formula="of:=(([.J$9]/(3*[.J$10]))^3+([.H16]^2)/4)^0.5" office:value-type="float" office:value="39181.0734672582" calcext:value-type="float">
            <text:p>39181.0734672582</text:p>
          </table:table-cell>
          <table:table-cell table:formula="of:=EXP(([.I16]-([.H16]/2))^(1/3)-([.I16]+([.H16]/2))^(1/3))" office:value-type="float" office:value="4435756.07075119" calcext:value-type="float">
            <text:p>4,435,756 </text:p>
          </table:table-cell>
          <table:table-cell table:number-columns-repeated="1014"/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1371886" calcext:value-type="float">
            <text:p>1371886</text:p>
          </table:table-cell>
          <table:table-cell/>
          <table:table-cell table:formula="of:=[.$E$9]*EXP([.$E$7]*(1/([.A17]+273.15)-1/([.$E$8]+273.15)))" office:value-type="float" office:value="3751669.24638349" calcext:value-type="float">
            <text:p>3751669.2</text:p>
          </table:table-cell>
          <table:table-cell table:formula="of:=[.E17]/[.C17]*100-100" office:value-type="float" office:value="173.468002908659" calcext:value-type="float">
            <text:p>173.47</text:p>
          </table:table-cell>
          <table:table-cell/>
          <table:table-cell table:formula="of:=([.J$8]-(1/([.$A17]+273.15)))/[.J$10]" office:value-type="float" office:value="-47438.2504752425" calcext:value-type="float">
            <text:p>-4.74E+04</text:p>
          </table:table-cell>
          <table:table-cell table:formula="of:=(([.J$9]/(3*[.J$10]))^3+([.H17]^2)/4)^0.5" office:value-type="float" office:value="38814.9433462969" calcext:value-type="float">
            <text:p>38814.9433462969</text:p>
          </table:table-cell>
          <table:table-cell table:formula="of:=EXP(([.I17]-([.H17]/2))^(1/3)-([.I17]+([.H17]/2))^(1/3))" office:value-type="float" office:value="3196968.45524601" calcext:value-type="float">
            <text:p>3,196,968 </text:p>
          </table:table-cell>
          <table:table-cell table:number-columns-repeated="1014"/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1014545" calcext:value-type="float">
            <text:p>1014545</text:p>
          </table:table-cell>
          <table:table-cell/>
          <table:table-cell table:formula="of:=[.$E$9]*EXP([.$E$7]*(1/([.A18]+273.15)-1/([.$E$8]+273.15)))" office:value-type="float" office:value="2656273.28249813" calcext:value-type="float">
            <text:p>2656273.3</text:p>
          </table:table-cell>
          <table:table-cell table:formula="of:=[.E18]/[.C18]*100-100" office:value-type="float" office:value="161.819168444783" calcext:value-type="float">
            <text:p>161.82</text:p>
          </table:table-cell>
          <table:table-cell/>
          <table:table-cell table:formula="of:=([.J$8]-(1/([.$A18]+273.15)))/[.J$10]" office:value-type="float" office:value="-46296.1704443785" calcext:value-type="float">
            <text:p>-4.63E+04</text:p>
          </table:table-cell>
          <table:table-cell table:formula="of:=(([.J$9]/(3*[.J$10]))^3+([.H18]^2)/4)^0.5" office:value-type="float" office:value="38468.6466410246" calcext:value-type="float">
            <text:p>38468.6466410246</text:p>
          </table:table-cell>
          <table:table-cell table:formula="of:=EXP(([.I18]-([.H18]/2))^(1/3)-([.I18]+([.H18]/2))^(1/3))" office:value-type="float" office:value="2328244.7630165" calcext:value-type="float">
            <text:p>2,328,245 </text:p>
          </table:table-cell>
          <table:table-cell table:number-columns-repeated="1014"/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57881" calcext:value-type="float">
            <text:p>757881</text:p>
          </table:table-cell>
          <table:table-cell/>
          <table:table-cell table:formula="of:=[.$E$9]*EXP([.$E$7]*(1/([.A19]+273.15)-1/([.$E$8]+273.15)))" office:value-type="float" office:value="1906029.73929756" calcext:value-type="float">
            <text:p>1906029.7</text:p>
          </table:table-cell>
          <table:table-cell table:formula="of:=[.E19]/[.C19]*100-100" office:value-type="float" office:value="151.494593385712" calcext:value-type="float">
            <text:p>151.49</text:p>
          </table:table-cell>
          <table:table-cell/>
          <table:table-cell table:formula="of:=([.J$8]-(1/([.$A19]+273.15)))/[.J$10]" office:value-type="float" office:value="-45198.3313598971" calcext:value-type="float">
            <text:p>-4.52E+04</text:p>
          </table:table-cell>
          <table:table-cell table:formula="of:=(([.J$9]/(3*[.J$10]))^3+([.H19]^2)/4)^0.5" office:value-type="float" office:value="38140.8601681719" calcext:value-type="float">
            <text:p>38140.8601681719</text:p>
          </table:table-cell>
          <table:table-cell table:formula="of:=EXP(([.I19]-([.H19]/2))^(1/3)-([.I19]+([.H19]/2))^(1/3))" office:value-type="float" office:value="1712522.83370078" calcext:value-type="float">
            <text:p>1,712,523 </text:p>
          </table:table-cell>
          <table:table-cell table:number-columns-repeated="1014"/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571590" calcext:value-type="float">
            <text:p>571590</text:p>
          </table:table-cell>
          <table:table-cell/>
          <table:table-cell table:formula="of:=[.$E$9]*EXP([.$E$7]*(1/([.A20]+273.15)-1/([.$E$8]+273.15)))" office:value-type="float" office:value="1385045.98431299" calcext:value-type="float">
            <text:p>1385046.0</text:p>
          </table:table-cell>
          <table:table-cell table:formula="of:=[.E20]/[.C20]*100-100" office:value-type="float" office:value="142.314593382142" calcext:value-type="float">
            <text:p>142.31</text:p>
          </table:table-cell>
          <table:table-cell/>
          <table:table-cell table:formula="of:=([.J$8]-(1/([.$A20]+273.15)))/[.J$10]" office:value-type="float" office:value="-44142.2114122" calcext:value-type="float">
            <text:p>-4.41E+04</text:p>
          </table:table-cell>
          <table:table-cell table:formula="of:=(([.J$9]/(3*[.J$10]))^3+([.H20]^2)/4)^0.5" office:value-type="float" office:value="37830.3665330924" calcext:value-type="float">
            <text:p>37830.3665330924</text:p>
          </table:table-cell>
          <table:table-cell table:formula="of:=EXP(([.I20]-([.H20]/2))^(1/3)-([.I20]+([.H20]/2))^(1/3))" office:value-type="float" office:value="1271660.33542366" calcext:value-type="float">
            <text:p>1,271,660 </text:p>
          </table:table-cell>
          <table:table-cell table:number-columns-repeated="1014"/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435026" calcext:value-type="float">
            <text:p>435026</text:p>
          </table:table-cell>
          <table:table-cell/>
          <table:table-cell table:formula="of:=[.$E$9]*EXP([.$E$7]*(1/([.A21]+273.15)-1/([.$E$8]+273.15)))" office:value-type="float" office:value="1018520.80152281" calcext:value-type="float">
            <text:p>1018520.8</text:p>
          </table:table-cell>
          <table:table-cell table:formula="of:=[.E21]/[.C21]*100-100" office:value-type="float" office:value="134.128719093298" calcext:value-type="float">
            <text:p>134.13</text:p>
          </table:table-cell>
          <table:table-cell/>
          <table:table-cell table:formula="of:=([.J$8]-(1/([.$A21]+273.15)))/[.J$10]" office:value-type="float" office:value="-43125.4768811614" calcext:value-type="float">
            <text:p>-4.31E+04</text:p>
          </table:table-cell>
          <table:table-cell table:formula="of:=(([.J$9]/(3*[.J$10]))^3+([.H21]^2)/4)^0.5" office:value-type="float" office:value="37536.04419748" calcext:value-type="float">
            <text:p>37536.04419748</text:p>
          </table:table-cell>
          <table:table-cell table:formula="of:=EXP(([.I21]-([.H21]/2))^(1/3)-([.I21]+([.H21]/2))^(1/3))" office:value-type="float" office:value="952913.131847896" calcext:value-type="float">
            <text:p>952,913 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20300" calcext:value-type="float">
            <text:p>720300</text:p>
          </table:table-cell>
          <table:table-cell/>
          <table:table-cell table:formula="of:=[.$E$9]*EXP([.$E$7]*(1/([.A22]+273.15)-1/([.$E$8]+273.15)))" office:value-type="float" office:value="757465.451625774" calcext:value-type="float">
            <text:p>757465.5</text:p>
          </table:table-cell>
          <table:table-cell table:formula="of:=[.E22]/[.C22]*100-100" office:value-type="float" office:value="5.15971839869142" calcext:value-type="float">
            <text:p>5.16</text:p>
          </table:table-cell>
          <table:table-cell/>
          <table:table-cell table:formula="of:=([.J$8]-(1/([.$A22]+273.15)))/[.J$10]" office:value-type="float" office:value="-42145.9649212756" calcext:value-type="float">
            <text:p>-4.21E+04</text:p>
          </table:table-cell>
          <table:table-cell table:formula="of:=(([.J$9]/(3*[.J$10]))^3+([.H22]^2)/4)^0.5" office:value-type="float" office:value="37256.8586266291" calcext:value-type="float">
            <text:p>37256.8586266291</text:p>
          </table:table-cell>
          <table:table-cell table:formula="of:=EXP(([.I22]-([.H22]/2))^(1/3)-([.I22]+([.H22]/2))^(1/3))" office:value-type="float" office:value="720299.999999998" calcext:value-type="float">
            <text:p>720,300 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21800" calcext:value-type="float">
            <text:p>421800</text:p>
          </table:table-cell>
          <table:table-cell/>
          <table:table-cell table:formula="of:=[.$E$9]*EXP([.$E$7]*(1/([.A23]+273.15)-1/([.$E$8]+273.15)))" office:value-type="float" office:value="432289.530772492" calcext:value-type="float">
            <text:p>432289.5</text:p>
          </table:table-cell>
          <table:table-cell table:formula="of:=[.E23]/[.C23]*100-100" office:value-type="float" office:value="2.4868494007805" calcext:value-type="float">
            <text:p>2.49</text:p>
          </table:table-cell>
          <table:table-cell/>
          <table:table-cell table:formula="of:=([.J$8]-(1/([.$A23]+273.15)))/[.J$10]" office:value-type="float" office:value="-40290.7211844338" calcext:value-type="float">
            <text:p>-4.03E+04</text:p>
          </table:table-cell>
          <table:table-cell table:formula="of:=(([.J$9]/(3*[.J$10]))^3+([.H23]^2)/4)^0.5" office:value-type="float" office:value="36740.1480444584" calcext:value-type="float">
            <text:p>36740.1480444584</text:p>
          </table:table-cell>
          <table:table-cell table:formula="of:=EXP(([.I23]-([.H23]/2))^(1/3)-([.I23]+([.H23]/2))^(1/3))" office:value-type="float" office:value="421828.072287668" calcext:value-type="float">
            <text:p>421,828 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54600" calcext:value-type="float">
            <text:p>254600</text:p>
          </table:table-cell>
          <table:table-cell/>
          <table:table-cell table:formula="of:=[.$E$9]*EXP([.$E$7]*(1/([.A24]+273.15)-1/([.$E$8]+273.15)))" office:value-type="float" office:value="256333.44454456" calcext:value-type="float">
            <text:p>256333.4</text:p>
          </table:table-cell>
          <table:table-cell table:formula="of:=[.E24]/[.C24]*100-100" office:value-type="float" office:value="0.680850174610995" calcext:value-type="float">
            <text:p>0.68</text:p>
          </table:table-cell>
          <table:table-cell/>
          <table:table-cell table:formula="of:=([.J$8]-(1/([.$A24]+273.15)))/[.J$10]" office:value-type="float" office:value="-38562.0504468649" calcext:value-type="float">
            <text:p>-3.86E+04</text:p>
          </table:table-cell>
          <table:table-cell table:formula="of:=(([.J$9]/(3*[.J$10]))^3+([.H24]^2)/4)^0.5" office:value-type="float" office:value="36273.418071708" calcext:value-type="float">
            <text:p>36273.418071708</text:p>
          </table:table-cell>
          <table:table-cell table:formula="of:=EXP(([.I24]-([.H24]/2))^(1/3)-([.I24]+([.H24]/2))^(1/3))" office:value-type="float" office:value="254716.58069299" calcext:value-type="float">
            <text:p>254,717 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58200" calcext:value-type="float">
            <text:p>158200</text:p>
          </table:table-cell>
          <table:table-cell/>
          <table:table-cell table:formula="of:=[.$E$9]*EXP([.$E$7]*(1/([.A25]+273.15)-1/([.$E$8]+273.15)))" office:value-type="float" office:value="157329.404086998" calcext:value-type="float">
            <text:p>157329.4</text:p>
          </table:table-cell>
          <table:table-cell table:formula="of:=[.E25]/[.C25]*100-100" office:value-type="float" office:value="-0.55031347218808" calcext:value-type="float">
            <text:p>-0.55</text:p>
          </table:table-cell>
          <table:table-cell/>
          <table:table-cell table:formula="of:=([.J$8]-(1/([.$A25]+273.15)))/[.J$10]" office:value-type="float" office:value="-36947.4269293236" calcext:value-type="float">
            <text:p>-3.69E+04</text:p>
          </table:table-cell>
          <table:table-cell table:formula="of:=(([.J$9]/(3*[.J$10]))^3+([.H25]^2)/4)^0.5" office:value-type="float" office:value="35850.8160871228" calcext:value-type="float">
            <text:p>35850.8160871228</text:p>
          </table:table-cell>
          <table:table-cell table:formula="of:=EXP(([.I25]-([.H25]/2))^(1/3)-([.I25]+([.H25]/2))^(1/3))" office:value-type="float" office:value="158205.019389708" calcext:value-type="float">
            <text:p>158,205 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0800" calcext:value-type="float">
            <text:p>100800</text:p>
          </table:table-cell>
          <table:table-cell/>
          <table:table-cell table:formula="of:=[.$E$9]*EXP([.$E$7]*(1/([.A26]+273.15)-1/([.$E$8]+273.15)))" office:value-type="float" office:value="99621.7264248768" calcext:value-type="float">
            <text:p>99621.7</text:p>
          </table:table-cell>
          <table:table-cell table:formula="of:=[.E26]/[.C26]*100-100" office:value-type="float" office:value="-1.16892219754287" calcext:value-type="float">
            <text:p>-1.17</text:p>
          </table:table-cell>
          <table:table-cell/>
          <table:table-cell table:formula="of:=([.J$8]-(1/([.$A26]+273.15)))/[.J$10]" office:value-type="float" office:value="-35435.9248243668" calcext:value-type="float">
            <text:p>-3.54E+04</text:p>
          </table:table-cell>
          <table:table-cell table:formula="of:=(([.J$9]/(3*[.J$10]))^3+([.H26]^2)/4)^0.5" office:value-type="float" office:value="35467.2964430307" calcext:value-type="float">
            <text:p>35467.2964430307</text:p>
          </table:table-cell>
          <table:table-cell table:formula="of:=EXP(([.I26]-([.H26]/2))^(1/3)-([.I26]+([.H26]/2))^(1/3))" office:value-type="float" office:value="100849.241428846" calcext:value-type="float">
            <text:p>100,849 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5850" calcext:value-type="float">
            <text:p>65850</text:p>
          </table:table-cell>
          <table:table-cell table:style-name="ce15"/>
          <table:table-cell table:style-name="ce15" table:formula="of:=[.$E$9]*EXP([.$E$7]*(1/([.A27]+273.15)-1/([.$E$8]+273.15)))" office:value-type="float" office:value="64890.4539968707" calcext:value-type="float">
            <text:p>64890.5</text:p>
          </table:table-cell>
          <table:table-cell table:formula="of:=[.E27]/[.C27]*100-100" office:value-type="float" office:value="-1.45716932897381" calcext:value-type="float">
            <text:p>-1.46</text:p>
          </table:table-cell>
          <table:table-cell/>
          <table:table-cell table:formula="of:=([.J$8]-(1/([.$A27]+273.15)))/[.J$10]" office:value-type="float" office:value="-34017.9707376651" calcext:value-type="float">
            <text:p>-3.40E+04</text:p>
          </table:table-cell>
          <table:table-cell table:formula="of:=(([.J$9]/(3*[.J$10]))^3+([.H27]^2)/4)^0.5" office:value-type="float" office:value="35118.4923966766" calcext:value-type="float">
            <text:p>35118.4923966766</text:p>
          </table:table-cell>
          <table:table-cell table:formula="of:=EXP(([.I27]-([.H27]/2))^(1/3)-([.I27]+([.H27]/2))^(1/3))" office:value-type="float" office:value="65849.9999999997" calcext:value-type="float">
            <text:p>65,850 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43990" calcext:value-type="float">
            <text:p>43990</text:p>
          </table:table-cell>
          <table:table-cell table:style-name="ce15"/>
          <table:table-cell table:style-name="ce15" table:formula="of:=[.$E$9]*EXP([.$E$7]*(1/([.A28]+273.15)-1/([.$E$8]+273.15)))" office:value-type="float" office:value="43369.4688924112" calcext:value-type="float">
            <text:p>43369.5</text:p>
          </table:table-cell>
          <table:table-cell table:formula="of:=[.E28]/[.C28]*100-100" office:value-type="float" office:value="-1.4106185669215" calcext:value-type="float">
            <text:p>-1.41</text:p>
          </table:table-cell>
          <table:table-cell/>
          <table:table-cell table:formula="of:=([.J$8]-(1/([.$A28]+273.15)))/[.J$10]" office:value-type="float" office:value="-32685.1407144003" calcext:value-type="float">
            <text:p>-3.27E+04</text:p>
          </table:table-cell>
          <table:table-cell table:formula="of:=(([.J$9]/(3*[.J$10]))^3+([.H28]^2)/4)^0.5" office:value-type="float" office:value="34800.6110696107" calcext:value-type="float">
            <text:p>34800.6110696107</text:p>
          </table:table-cell>
          <table:table-cell table:formula="of:=EXP(([.I28]-([.H28]/2))^(1/3)-([.I28]+([.H28]/2))^(1/3))" office:value-type="float" office:value="43963.6175790223" calcext:value-type="float">
            <text:p>43,964 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9980" calcext:value-type="float">
            <text:p>29980</text:p>
          </table:table-cell>
          <table:table-cell table:style-name="ce15"/>
          <table:table-cell table:style-name="ce15" table:formula="of:=[.$E$9]*EXP([.$E$7]*(1/([.A29]+273.15)-1/([.$E$8]+273.15)))" office:value-type="float" office:value="29674.7332838606" calcext:value-type="float">
            <text:p>29674.7</text:p>
          </table:table-cell>
          <table:table-cell table:formula="of:=[.E29]/[.C29]*100-100" office:value-type="float" office:value="-1.0182345434937" calcext:value-type="float">
            <text:p>-1.02</text:p>
          </table:table-cell>
          <table:table-cell/>
          <table:table-cell table:formula="of:=([.J$8]-(1/([.$A29]+273.15)))/[.J$10]" office:value-type="float" office:value="-31429.9927557292" calcext:value-type="float">
            <text:p>-3.14E+04</text:p>
          </table:table-cell>
          <table:table-cell table:formula="of:=(([.J$9]/(3*[.J$10]))^3+([.H29]^2)/4)^0.5" office:value-type="float" office:value="34510.3467976573" calcext:value-type="float">
            <text:p>34510.3467976573</text:p>
          </table:table-cell>
          <table:table-cell table:formula="of:=EXP(([.I29]-([.H29]/2))^(1/3)-([.I29]+([.H29]/2))^(1/3))" office:value-type="float" office:value="29962.7778169436" calcext:value-type="float">
            <text:p>29,963 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0820" calcext:value-type="float">
            <text:p>20820</text:p>
          </table:table-cell>
          <table:table-cell table:style-name="ce15"/>
          <table:table-cell table:style-name="ce15" table:formula="of:=[.$E$9]*EXP([.$E$7]*(1/([.A30]+273.15)-1/([.$E$8]+273.15)))" office:value-type="float" office:value="20745.4344936044" calcext:value-type="float">
            <text:p>20745.4</text:p>
          </table:table-cell>
          <table:table-cell table:formula="of:=[.E30]/[.C30]*100-100" office:value-type="float" office:value="-0.358143642630353" calcext:value-type="float">
            <text:p>-0.36</text:p>
          </table:table-cell>
          <table:table-cell/>
          <table:table-cell table:formula="of:=([.J$8]-(1/([.$A30]+273.15)))/[.J$10]" office:value-type="float" office:value="-30245.9277906116" calcext:value-type="float">
            <text:p>-3.02E+04</text:p>
          </table:table-cell>
          <table:table-cell table:formula="of:=(([.J$9]/(3*[.J$10]))^3+([.H30]^2)/4)^0.5" office:value-type="float" office:value="34244.8092696835" calcext:value-type="float">
            <text:p>34244.8092696835</text:p>
          </table:table-cell>
          <table:table-cell table:formula="of:=EXP(([.I30]-([.H30]/2))^(1/3)-([.I30]+([.H30]/2))^(1/3))" office:value-type="float" office:value="20815.3065599929" calcext:value-type="float">
            <text:p>20,815 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4710" calcext:value-type="float">
            <text:p>14710</text:p>
          </table:table-cell>
          <table:table-cell table:style-name="ce15"/>
          <table:table-cell table:style-name="ce15" table:formula="of:=[.$E$9]*EXP([.$E$7]*(1/([.A31]+273.15)-1/([.$E$8]+273.15)))" office:value-type="float" office:value="14791.77300974" calcext:value-type="float">
            <text:p>14791.8</text:p>
          </table:table-cell>
          <table:table-cell table:formula="of:=[.E31]/[.C31]*100-100" office:value-type="float" office:value="0.555900814003792" calcext:value-type="float">
            <text:p>0.56</text:p>
          </table:table-cell>
          <table:table-cell/>
          <table:table-cell table:formula="of:=([.J$8]-(1/([.$A31]+273.15)))/[.J$10]" office:value-type="float" office:value="-29127.0736180104" calcext:value-type="float">
            <text:p>-2.91E+04</text:p>
          </table:table-cell>
          <table:table-cell table:formula="of:=(([.J$9]/(3*[.J$10]))^3+([.H31]^2)/4)^0.5" office:value-type="float" office:value="34001.4636350485" calcext:value-type="float">
            <text:p>34001.4636350485</text:p>
          </table:table-cell>
          <table:table-cell table:formula="of:=EXP(([.I31]-([.H31]/2))^(1/3)-([.I31]+([.H31]/2))^(1/3))" office:value-type="float" office:value="14720.2150095742" calcext:value-type="float">
            <text:p>14,720 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570" calcext:value-type="float">
            <text:p>10570</text:p>
          </table:table-cell>
          <table:table-cell table:style-name="ce15"/>
          <table:table-cell table:style-name="ce15" table:formula="of:=[.$E$9]*EXP([.$E$7]*(1/([.A32]+273.15)-1/([.$E$8]+273.15)))" office:value-type="float" office:value="10739.6855272043" calcext:value-type="float">
            <text:p>10739.7</text:p>
          </table:table-cell>
          <table:table-cell table:formula="of:=[.E32]/[.C32]*100-100" office:value-type="float" office:value="1.60535030467605" calcext:value-type="float">
            <text:p>1.61</text:p>
          </table:table-cell>
          <table:table-cell/>
          <table:table-cell table:formula="of:=([.J$8]-(1/([.$A32]+273.15)))/[.J$10]" office:value-type="float" office:value="-28068.187510402" calcext:value-type="float">
            <text:p>-2.81E+04</text:p>
          </table:table-cell>
          <table:table-cell table:formula="of:=(([.J$9]/(3*[.J$10]))^3+([.H32]^2)/4)^0.5" office:value-type="float" office:value="33778.0803549883" calcext:value-type="float">
            <text:p>33778.0803549883</text:p>
          </table:table-cell>
          <table:table-cell table:formula="of:=EXP(([.I32]-([.H32]/2))^(1/3)-([.I32]+([.H32]/2))^(1/3))" office:value-type="float" office:value="10583.9034636842" calcext:value-type="float">
            <text:p>10,584 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7720" calcext:value-type="float">
            <text:p>7720</text:p>
          </table:table-cell>
          <table:table-cell table:style-name="ce15"/>
          <table:table-cell table:style-name="ce15" table:formula="of:=[.$E$9]*EXP([.$E$7]*(1/([.A33]+273.15)-1/([.$E$8]+273.15)))" office:value-type="float" office:value="7929.02955125729" calcext:value-type="float">
            <text:p>7929.0</text:p>
          </table:table-cell>
          <table:table-cell table:formula="of:=[.E33]/[.C33]*100-100" office:value-type="float" office:value="2.70763667431724" calcext:value-type="float">
            <text:p>2.71</text:p>
          </table:table-cell>
          <table:table-cell/>
          <table:table-cell table:formula="of:=([.J$8]-(1/([.$A33]+273.15)))/[.J$10]" office:value-type="float" office:value="-27064.5740692483" calcext:value-type="float">
            <text:p>-2.71E+04</text:p>
          </table:table-cell>
          <table:table-cell table:formula="of:=(([.J$9]/(3*[.J$10]))^3+([.H33]^2)/4)^0.5" office:value-type="float" office:value="33572.6930305827" calcext:value-type="float">
            <text:p>33572.6930305827</text:p>
          </table:table-cell>
          <table:table-cell table:formula="of:=EXP(([.I33]-([.H33]/2))^(1/3)-([.I33]+([.H33]/2))^(1/3))" office:value-type="float" office:value="7728.47079613632" calcext:value-type="float">
            <text:p>7,728 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5720" calcext:value-type="float">
            <text:p>5720</text:p>
          </table:table-cell>
          <table:table-cell table:style-name="ce15"/>
          <table:table-cell table:style-name="ce15" table:formula="of:=[.$E$9]*EXP([.$E$7]*(1/([.A34]+273.15)-1/([.$E$8]+273.15)))" office:value-type="float" office:value="5945.00028483599" calcext:value-type="float">
            <text:p>5945.0</text:p>
          </table:table-cell>
          <table:table-cell table:formula="of:=[.E34]/[.C34]*100-100" office:value-type="float" office:value="3.93357141321667" calcext:value-type="float">
            <text:p>3.93</text:p>
          </table:table-cell>
          <table:table-cell/>
          <table:table-cell table:formula="of:=([.J$8]-(1/([.$A34]+273.15)))/[.J$10]" office:value-type="float" office:value="-26112.0156168346" calcext:value-type="float">
            <text:p>-2.61E+04</text:p>
          </table:table-cell>
          <table:table-cell table:formula="of:=(([.J$9]/(3*[.J$10]))^3+([.H34]^2)/4)^0.5" office:value-type="float" office:value="33383.5627941616" calcext:value-type="float">
            <text:p>33383.5627941616</text:p>
          </table:table-cell>
          <table:table-cell table:formula="of:=EXP(([.I34]-([.H34]/2))^(1/3)-([.I34]+([.H34]/2))^(1/3))" office:value-type="float" office:value="5725.50714893457" calcext:value-type="float">
            <text:p>5,726 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4296" calcext:value-type="float">
            <text:p>4296</text:p>
          </table:table-cell>
          <table:table-cell table:style-name="ce15"/>
          <table:table-cell table:style-name="ce15" table:formula="of:=[.$E$9]*EXP([.$E$7]*(1/([.A35]+273.15)-1/([.$E$8]+273.15)))" office:value-type="float" office:value="4521.5597074177" calcext:value-type="float">
            <text:p>4521.6</text:p>
          </table:table-cell>
          <table:table-cell table:formula="of:=[.E35]/[.C35]*100-100" office:value-type="float" office:value="5.25045873877319" calcext:value-type="float">
            <text:p>5.25</text:p>
          </table:table-cell>
          <table:table-cell/>
          <table:table-cell table:formula="of:=([.J$8]-(1/([.$A35]+273.15)))/[.J$10]" office:value-type="float" office:value="-25206.7129477478" calcext:value-type="float">
            <text:p>-2.52E+04</text:p>
          </table:table-cell>
          <table:table-cell table:formula="of:=(([.J$9]/(3*[.J$10]))^3+([.H35]^2)/4)^0.5" office:value-type="float" office:value="33209.1481273732" calcext:value-type="float">
            <text:p>33209.1481273732</text:p>
          </table:table-cell>
          <table:table-cell table:formula="of:=EXP(([.I35]-([.H35]/2))^(1/3)-([.I35]+([.H35]/2))^(1/3))" office:value-type="float" office:value="4299.32898346518" calcext:value-type="float">
            <text:p>4,299 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3269" calcext:value-type="float">
            <text:p>3269</text:p>
          </table:table-cell>
          <table:table-cell table:style-name="ce15"/>
          <table:table-cell table:style-name="ce15" table:formula="of:=[.$E$9]*EXP([.$E$7]*(1/([.A36]+273.15)-1/([.$E$8]+273.15)))" office:value-type="float" office:value="3484.80657588028" calcext:value-type="float">
            <text:p>3484.8</text:p>
          </table:table-cell>
          <table:table-cell table:formula="of:=[.E36]/[.C36]*100-100" office:value-type="float" office:value="6.60160831692507" calcext:value-type="float">
            <text:p>6.60</text:p>
          </table:table-cell>
          <table:table-cell/>
          <table:table-cell table:formula="of:=([.J$8]-(1/([.$A36]+273.15)))/[.J$10]" office:value-type="float" office:value="-24345.2346847647" calcext:value-type="float">
            <text:p>-2.43E+04</text:p>
          </table:table-cell>
          <table:table-cell table:formula="of:=(([.J$9]/(3*[.J$10]))^3+([.H36]^2)/4)^0.5" office:value-type="float" office:value="33048.0791862756" calcext:value-type="float">
            <text:p>33048.0791862756</text:p>
          </table:table-cell>
          <table:table-cell table:formula="of:=EXP(([.I36]-([.H36]/2))^(1/3)-([.I36]+([.H36]/2))^(1/3))" office:value-type="float" office:value="3269.4944782525" calcext:value-type="float">
            <text:p>3,269 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2516" calcext:value-type="float">
            <text:p>2516</text:p>
          </table:table-cell>
          <table:table-cell table:style-name="ce15"/>
          <table:table-cell table:style-name="ce15" table:formula="of:=[.$E$9]*EXP([.$E$7]*(1/([.A37]+273.15)-1/([.$E$8]+273.15)))" office:value-type="float" office:value="2719.03727047064" calcext:value-type="float">
            <text:p>2719.0</text:p>
          </table:table-cell>
          <table:table-cell table:formula="of:=[.E37]/[.C37]*100-100" office:value-type="float" office:value="8.06984381838805" calcext:value-type="float">
            <text:p>8.07</text:p>
          </table:table-cell>
          <table:table-cell/>
          <table:table-cell table:formula="of:=([.J$8]-(1/([.$A37]+273.15)))/[.J$10]" office:value-type="float" office:value="-23524.4738157545" calcext:value-type="float">
            <text:p>-2.35E+04</text:p>
          </table:table-cell>
          <table:table-cell table:formula="of:=(([.J$9]/(3*[.J$10]))^3+([.H37]^2)/4)^0.5" office:value-type="float" office:value="32899.1358855412" calcext:value-type="float">
            <text:p>32899.1358855412</text:p>
          </table:table-cell>
          <table:table-cell table:formula="of:=EXP(([.I37]-([.H37]/2))^(1/3)-([.I37]+([.H37]/2))^(1/3))" office:value-type="float" office:value="2516.00000000002" calcext:value-type="float">
            <text:p>2,516 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1958" calcext:value-type="float">
            <text:p>1958</text:p>
          </table:table-cell>
          <table:table-cell table:style-name="ce15"/>
          <table:table-cell table:style-name="ce15" table:formula="of:=[.$E$9]*EXP([.$E$7]*(1/([.A38]+273.15)-1/([.$E$8]+273.15)))" office:value-type="float" office:value="2145.98879261998" calcext:value-type="float">
            <text:p>2146.0</text:p>
          </table:table-cell>
          <table:table-cell table:formula="of:=[.E38]/[.C38]*100-100" office:value-type="float" office:value="9.60106193156203" calcext:value-type="float">
            <text:p>9.60</text:p>
          </table:table-cell>
          <table:table-cell/>
          <table:table-cell table:formula="of:=([.J$8]-(1/([.$A38]+273.15)))/[.J$10]" office:value-type="float" office:value="-22741.6102510967" calcext:value-type="float">
            <text:p>-2.27E+04</text:p>
          </table:table-cell>
          <table:table-cell table:formula="of:=(([.J$9]/(3*[.J$10]))^3+([.H38]^2)/4)^0.5" office:value-type="float" office:value="32761.2291305054" calcext:value-type="float">
            <text:p>32761.2291305054</text:p>
          </table:table-cell>
          <table:table-cell table:formula="of:=EXP(([.I38]-([.H38]/2))^(1/3)-([.I38]+([.H38]/2))^(1/3))" office:value-type="float" office:value="1957.82904832931" calcext:value-type="float">
            <text:p>1,958 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1539" calcext:value-type="float">
            <text:p>1539</text:p>
          </table:table-cell>
          <table:table-cell table:style-name="ce15"/>
          <table:table-cell table:style-name="ce15" table:formula="of:=[.$E$9]*EXP([.$E$7]*(1/([.A39]+273.15)-1/([.$E$8]+273.15)))" office:value-type="float" office:value="1711.90120032708" calcext:value-type="float">
            <text:p>1711.9</text:p>
          </table:table-cell>
          <table:table-cell table:formula="of:=[.E39]/[.C39]*100-100" office:value-type="float" office:value="11.234645895197" calcext:value-type="float">
            <text:p>11.23</text:p>
          </table:table-cell>
          <table:table-cell/>
          <table:table-cell table:formula="of:=([.J$8]-(1/([.$A39]+273.15)))/[.J$10]" office:value-type="float" office:value="-21994.0784506116" calcext:value-type="float">
            <text:p>-2.20E+04</text:p>
          </table:table-cell>
          <table:table-cell table:formula="of:=(([.J$9]/(3*[.J$10]))^3+([.H39]^2)/4)^0.5" office:value-type="float" office:value="32633.384695143" calcext:value-type="float">
            <text:p>32633.384695143</text:p>
          </table:table-cell>
          <table:table-cell table:formula="of:=EXP(([.I39]-([.H39]/2))^(1/3)-([.I39]+([.H39]/2))^(1/3))" office:value-type="float" office:value="1539.5066224198" calcext:value-type="float">
            <text:p>1,540 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1222" calcext:value-type="float">
            <text:p>1222</text:p>
          </table:table-cell>
          <table:table-cell/>
          <table:table-cell table:formula="of:=[.$E$9]*EXP([.$E$7]*(1/([.A40]+273.15)-1/([.$E$8]+273.15)))" office:value-type="float" office:value="1379.30968998799" calcext:value-type="float">
            <text:p>1379.3</text:p>
          </table:table-cell>
          <table:table-cell table:formula="of:=[.E40]/[.C40]*100-100" office:value-type="float" office:value="12.8731333869061" calcext:value-type="float">
            <text:p>12.87</text:p>
          </table:table-cell>
          <table:table-cell/>
          <table:table-cell table:formula="of:=([.J$8]-(1/([.$A40]+273.15)))/[.J$10]" office:value-type="float" office:value="-21279.5393368963" calcext:value-type="float">
            <text:p>-2.13E+04</text:p>
          </table:table-cell>
          <table:table-cell table:formula="of:=(([.J$9]/(3*[.J$10]))^3+([.H40]^2)/4)^0.5" office:value-type="float" office:value="32514.7293320413" calcext:value-type="float">
            <text:p>32514.7293320413</text:p>
          </table:table-cell>
          <table:table-cell table:formula="of:=EXP(([.I40]-([.H40]/2))^(1/3)-([.I40]+([.H40]/2))^(1/3))" office:value-type="float" office:value="1222.53655157128" calcext:value-type="float">
            <text:p>1,223 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979.6" calcext:value-type="float">
            <text:p>979.6</text:p>
          </table:table-cell>
          <table:table-cell/>
          <table:table-cell table:formula="of:=[.$E$9]*EXP([.$E$7]*(1/([.A41]+273.15)-1/([.$E$8]+273.15)))" office:value-type="float" office:value="1121.75013846806" calcext:value-type="float">
            <text:p>1121.8</text:p>
          </table:table-cell>
          <table:table-cell table:formula="of:=[.E41]/[.C41]*100-100" office:value-type="float" office:value="14.5110390432887" calcext:value-type="float">
            <text:p>14.51</text:p>
          </table:table-cell>
          <table:table-cell/>
          <table:table-cell table:formula="of:=([.J$8]-(1/([.$A41]+273.15)))/[.J$10]" office:value-type="float" office:value="-20595.8558472213" calcext:value-type="float">
            <text:p>-2.06E+04</text:p>
          </table:table-cell>
          <table:table-cell table:formula="of:=(([.J$9]/(3*[.J$10]))^3+([.H41]^2)/4)^0.5" office:value-type="float" office:value="32404.4787715858" calcext:value-type="float">
            <text:p>32404.4787715858</text:p>
          </table:table-cell>
          <table:table-cell table:formula="of:=EXP(([.I41]-([.H41]/2))^(1/3)-([.I41]+([.H41]/2))^(1/3))" office:value-type="float" office:value="979.86606140036" calcext:value-type="float">
            <text:p>980 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791.9" calcext:value-type="float">
            <text:p>791.9</text:p>
          </table:table-cell>
          <table:table-cell/>
          <table:table-cell table:formula="of:=[.$E$9]*EXP([.$E$7]*(1/([.A42]+273.15)-1/([.$E$8]+273.15)))" office:value-type="float" office:value="920.290335044598" calcext:value-type="float">
            <text:p>920.3</text:p>
          </table:table-cell>
          <table:table-cell table:formula="of:=[.E42]/[.C42]*100-100" office:value-type="float" office:value="16.2129479788607" calcext:value-type="float">
            <text:p>16.21</text:p>
          </table:table-cell>
          <table:table-cell/>
          <table:table-cell table:formula="of:=([.J$8]-(1/([.$A42]+273.15)))/[.J$10]" office:value-type="float" office:value="-19941.0715856844" calcext:value-type="float">
            <text:p>-1.99E+04</text:p>
          </table:table-cell>
          <table:table-cell table:formula="of:=(([.J$9]/(3*[.J$10]))^3+([.H42]^2)/4)^0.5" office:value-type="float" office:value="32301.9273253876" calcext:value-type="float">
            <text:p>32301.9273253876</text:p>
          </table:table-cell>
          <table:table-cell table:formula="of:=EXP(([.I42]-([.H42]/2))^(1/3)-([.I42]+([.H42]/2))^(1/3))" office:value-type="float" office:value="792.256195233122" calcext:value-type="float">
            <text:p>792 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645.5" calcext:value-type="float">
            <text:p>645.5</text:p>
          </table:table-cell>
          <table:table-cell/>
          <table:table-cell table:formula="of:=[.$E$9]*EXP([.$E$7]*(1/([.A43]+273.15)-1/([.$E$8]+273.15)))" office:value-type="float" office:value="761.223824262168" calcext:value-type="float">
            <text:p>761.2</text:p>
          </table:table-cell>
          <table:table-cell table:formula="of:=[.E43]/[.C43]*100-100" office:value-type="float" office:value="17.9277806757813" calcext:value-type="float">
            <text:p>17.93</text:p>
          </table:table-cell>
          <table:table-cell/>
          <table:table-cell table:formula="of:=([.J$8]-(1/([.$A43]+273.15)))/[.J$10]" office:value-type="float" office:value="-19313.3921264464" calcext:value-type="float">
            <text:p>-1.93E+04</text:p>
          </table:table-cell>
          <table:table-cell table:formula="of:=(([.J$9]/(3*[.J$10]))^3+([.H43]^2)/4)^0.5" office:value-type="float" office:value="32206.4388561627" calcext:value-type="float">
            <text:p>32206.4388561627</text:p>
          </table:table-cell>
          <table:table-cell table:formula="of:=EXP(([.I43]-([.H43]/2))^(1/3)-([.I43]+([.H43]/2))^(1/3))" office:value-type="float" office:value="645.869710631132" calcext:value-type="float">
            <text:p>646 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530.3" calcext:value-type="float">
            <text:p>530.3</text:p>
          </table:table-cell>
          <table:table-cell/>
          <table:table-cell table:formula="of:=[.$E$9]*EXP([.$E$7]*(1/([.A44]+273.15)-1/([.$E$8]+273.15)))" office:value-type="float" office:value="634.515407185646" calcext:value-type="float">
            <text:p>634.5</text:p>
          </table:table-cell>
          <table:table-cell table:formula="of:=[.E44]/[.C44]*100-100" office:value-type="float" office:value="19.6521605102104" calcext:value-type="float">
            <text:p>19.65</text:p>
          </table:table-cell>
          <table:table-cell/>
          <table:table-cell table:formula="of:=([.J$8]-(1/([.$A44]+273.15)))/[.J$10]" office:value-type="float" office:value="-18711.168591744" calcext:value-type="float">
            <text:p>-1.87E+04</text:p>
          </table:table-cell>
          <table:table-cell table:formula="of:=(([.J$9]/(3*[.J$10]))^3+([.H44]^2)/4)^0.5" office:value-type="float" office:value="32117.4389149484" calcext:value-type="float">
            <text:p>32117.4389149484</text:p>
          </table:table-cell>
          <table:table-cell table:formula="of:=EXP(([.I44]-([.H44]/2))^(1/3)-([.I44]+([.H44]/2))^(1/3))" office:value-type="float" office:value="530.647523379711" calcext:value-type="float">
            <text:p>531 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438.9" calcext:value-type="float">
            <text:p>438.9</text:p>
          </table:table-cell>
          <table:table-cell/>
          <table:table-cell table:formula="of:=[.$E$9]*EXP([.$E$7]*(1/([.A45]+273.15)-1/([.$E$8]+273.15)))" office:value-type="float" office:value="532.739598435484" calcext:value-type="float">
            <text:p>532.7</text:p>
          </table:table-cell>
          <table:table-cell table:formula="of:=[.E45]/[.C45]*100-100" office:value-type="float" office:value="21.380633045223" calcext:value-type="float">
            <text:p>21.38</text:p>
          </table:table-cell>
          <table:table-cell/>
          <table:table-cell table:formula="of:=([.J$8]-(1/([.$A45]+273.15)))/[.J$10]" office:value-type="float" office:value="-18132.8831882035" calcext:value-type="float">
            <text:p>-1.81E+04</text:p>
          </table:table-cell>
          <table:table-cell table:formula="of:=(([.J$9]/(3*[.J$10]))^3+([.H45]^2)/4)^0.5" office:value-type="float" office:value="32034.4078783663" calcext:value-type="float">
            <text:p>32034.4078783663</text:p>
          </table:table-cell>
          <table:table-cell table:formula="of:=EXP(([.I45]-([.H45]/2))^(1/3)-([.I45]+([.H45]/2))^(1/3))" office:value-type="float" office:value="439.202624002742" calcext:value-type="float">
            <text:p>439 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365.8" calcext:value-type="float">
            <text:p>365.8</text:p>
          </table:table-cell>
          <table:table-cell/>
          <table:table-cell table:formula="of:=[.$E$9]*EXP([.$E$7]*(1/([.A46]+273.15)-1/([.$E$8]+273.15)))" office:value-type="float" office:value="450.346762730774" calcext:value-type="float">
            <text:p>450.3</text:p>
          </table:table-cell>
          <table:table-cell table:formula="of:=[.E46]/[.C46]*100-100" office:value-type="float" office:value="23.1128383627046" calcext:value-type="float">
            <text:p>23.11</text:p>
          </table:table-cell>
          <table:table-cell/>
          <table:table-cell table:formula="of:=([.J$8]-(1/([.$A46]+273.15)))/[.J$10]" office:value-type="float" office:value="-17577.1364343186" calcext:value-type="float">
            <text:p>-1.76E+04</text:p>
          </table:table-cell>
          <table:table-cell table:formula="of:=(([.J$9]/(3*[.J$10]))^3+([.H46]^2)/4)^0.5" office:value-type="float" office:value="31956.8749449307" calcext:value-type="float">
            <text:p>31956.8749449307</text:p>
          </table:table-cell>
          <table:table-cell table:formula="of:=EXP(([.I46]-([.H46]/2))^(1/3)-([.I46]+([.H46]/2))^(1/3))" office:value-type="float" office:value="366.057832206629" calcext:value-type="float">
            <text:p>366 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306.8" calcext:value-type="float">
            <text:p>306.8</text:p>
          </table:table-cell>
          <table:table-cell/>
          <table:table-cell table:formula="of:=[.$E$9]*EXP([.$E$7]*(1/([.A47]+273.15)-1/([.$E$8]+273.15)))" office:value-type="float" office:value="383.149860792239" calcext:value-type="float">
            <text:p>383.1</text:p>
          </table:table-cell>
          <table:table-cell table:formula="of:=[.E47]/[.C47]*100-100" office:value-type="float" office:value="24.8858737914728" calcext:value-type="float">
            <text:p>24.89</text:p>
          </table:table-cell>
          <table:table-cell/>
          <table:table-cell table:formula="of:=([.J$8]-(1/([.$A47]+273.15)))/[.J$10]" office:value-type="float" office:value="-17042.6358528082" calcext:value-type="float">
            <text:p>-1.70E+04</text:p>
          </table:table-cell>
          <table:table-cell table:formula="of:=(([.J$9]/(3*[.J$10]))^3+([.H47]^2)/4)^0.5" office:value-type="float" office:value="31884.4128711998" calcext:value-type="float">
            <text:p>31884.4128711998</text:p>
          </table:table-cell>
          <table:table-cell table:formula="of:=EXP(([.I47]-([.H47]/2))^(1/3)-([.I47]+([.H47]/2))^(1/3))" office:value-type="float" office:value="307.114737521791" calcext:value-type="float">
            <text:p>307 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259.1" calcext:value-type="float">
            <text:p>259.1</text:p>
          </table:table-cell>
          <table:table-cell/>
          <table:table-cell table:formula="of:=[.$E$9]*EXP([.$E$7]*(1/([.A48]+273.15)-1/([.$E$8]+273.15)))" office:value-type="float" office:value="327.961521793027" calcext:value-type="float">
            <text:p>328.0</text:p>
          </table:table-cell>
          <table:table-cell table:formula="of:=[.E48]/[.C48]*100-100" office:value-type="float" office:value="26.5771986850741" calcext:value-type="float">
            <text:p>26.58</text:p>
          </table:table-cell>
          <table:table-cell/>
          <table:table-cell table:formula="of:=([.J$8]-(1/([.$A48]+273.15)))/[.J$10]" office:value-type="float" office:value="-16528.1859355202" calcext:value-type="float">
            <text:p>-1.65E+04</text:p>
          </table:table-cell>
          <table:table-cell table:formula="of:=(([.J$9]/(3*[.J$10]))^3+([.H48]^2)/4)^0.5" office:value-type="float" office:value="31816.6333466955" calcext:value-type="float">
            <text:p>31816.6333466955</text:p>
          </table:table-cell>
          <table:table-cell table:formula="of:=EXP(([.I48]-([.H48]/2))^(1/3)-([.I48]+([.H48]/2))^(1/3))" office:value-type="float" office:value="259.279844066797" calcext:value-type="float">
            <text:p>259 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220.1" calcext:value-type="float">
            <text:p>220.1</text:p>
          </table:table-cell>
          <table:table-cell/>
          <table:table-cell table:formula="of:=[.$E$9]*EXP([.$E$7]*(1/([.A49]+273.15)-1/([.$E$8]+273.15)))" office:value-type="float" office:value="282.334727858494" calcext:value-type="float">
            <text:p>282.3</text:p>
          </table:table-cell>
          <table:table-cell table:formula="of:=[.E49]/[.C49]*100-100" office:value-type="float" office:value="28.2756600901836" calcext:value-type="float">
            <text:p>28.28</text:p>
          </table:table-cell>
          <table:table-cell/>
          <table:table-cell table:formula="of:=([.J$8]-(1/([.$A49]+273.15)))/[.J$10]" office:value-type="float" office:value="-16032.6792168804" calcext:value-type="float">
            <text:p>-1.60E+04</text:p>
          </table:table-cell>
          <table:table-cell table:formula="of:=(([.J$9]/(3*[.J$10]))^3+([.H49]^2)/4)^0.5" office:value-type="float" office:value="31753.1829216556" calcext:value-type="float">
            <text:p>31753.1829216556</text:p>
          </table:table-cell>
          <table:table-cell table:formula="of:=EXP(([.I49]-([.H49]/2))^(1/3)-([.I49]+([.H49]/2))^(1/3))" office:value-type="float" office:value="220.19876620084" calcext:value-type="float">
            <text:p>220 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188.1" calcext:value-type="float">
            <text:p>188.1</text:p>
          </table:table-cell>
          <table:table-cell/>
          <table:table-cell table:formula="of:=[.$E$9]*EXP([.$E$7]*(1/([.A50]+273.15)-1/([.$E$8]+273.15)))" office:value-type="float" office:value="244.375691269722" calcext:value-type="float">
            <text:p>244.4</text:p>
          </table:table-cell>
          <table:table-cell table:formula="of:=[.E50]/[.C50]*100-100" office:value-type="float" office:value="29.9179645240413" calcext:value-type="float">
            <text:p>29.92</text:p>
          </table:table-cell>
          <table:table-cell/>
          <table:table-cell table:formula="of:=([.J$8]-(1/([.$A50]+273.15)))/[.J$10]" office:value-type="float" office:value="-15555.0883156009" calcext:value-type="float">
            <text:p>-1.56E+04</text:p>
          </table:table-cell>
          <table:table-cell table:formula="of:=(([.J$9]/(3*[.J$10]))^3+([.H50]^2)/4)^0.5" office:value-type="float" office:value="31693.7394143514" calcext:value-type="float">
            <text:p>31693.7394143514</text:p>
          </table:table-cell>
          <table:table-cell table:formula="of:=EXP(([.I50]-([.H50]/2))^(1/3)-([.I50]+([.H50]/2))^(1/3))" office:value-type="float" office:value="188.065454786914" calcext:value-type="float">
            <text:p>188 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161.6" calcext:value-type="float">
            <text:p>161.6</text:p>
          </table:table-cell>
          <table:table-cell/>
          <table:table-cell table:formula="of:=[.$E$9]*EXP([.$E$7]*(1/([.A51]+273.15)-1/([.$E$8]+273.15)))" office:value-type="float" office:value="212.607553290864" calcext:value-type="float">
            <text:p>212.6</text:p>
          </table:table-cell>
          <table:table-cell table:formula="of:=[.E51]/[.C51]*100-100" office:value-type="float" office:value="31.5640800067225" calcext:value-type="float">
            <text:p>31.56</text:p>
          </table:table-cell>
          <table:table-cell/>
          <table:table-cell table:formula="of:=([.J$8]-(1/([.$A51]+273.15)))/[.J$10]" office:value-type="float" office:value="-15094.458824293" calcext:value-type="float">
            <text:p>-1.51E+04</text:p>
          </table:table-cell>
          <table:table-cell table:formula="of:=(([.J$9]/(3*[.J$10]))^3+([.H51]^2)/4)^0.5" office:value-type="float" office:value="31638.0087353462" calcext:value-type="float">
            <text:p>31638.0087353462</text:p>
          </table:table-cell>
          <table:table-cell table:formula="of:=EXP(([.I51]-([.H51]/2))^(1/3)-([.I51]+([.H51]/2))^(1/3))" office:value-type="float" office:value="161.484036250409" calcext:value-type="float">
            <text:p>161 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139.6" calcext:value-type="float">
            <text:p>139.6</text:p>
          </table:table-cell>
          <table:table-cell/>
          <table:table-cell table:formula="of:=[.$E$9]*EXP([.$E$7]*(1/([.A52]+273.15)-1/([.$E$8]+273.15)))" office:value-type="float" office:value="185.870212011708" calcext:value-type="float">
            <text:p>185.9</text:p>
          </table:table-cell>
          <table:table-cell table:formula="of:=[.E52]/[.C52]*100-100" office:value-type="float" office:value="33.1448510112524" calcext:value-type="float">
            <text:p>33.14</text:p>
          </table:table-cell>
          <table:table-cell/>
          <table:table-cell table:formula="of:=([.J$8]-(1/([.$A52]+273.15)))/[.J$10]" office:value-type="float" office:value="-14649.9029434295" calcext:value-type="float">
            <text:p>-1.46E+04</text:p>
          </table:table-cell>
          <table:table-cell table:formula="of:=(([.J$9]/(3*[.J$10]))^3+([.H52]^2)/4)^0.5" office:value-type="float" office:value="31585.7220750334" calcext:value-type="float">
            <text:p>31585.7220750334</text:p>
          </table:table-cell>
          <table:table-cell table:formula="of:=EXP(([.I52]-([.H52]/2))^(1/3)-([.I52]+([.H52]/2))^(1/3))" office:value-type="float" office:value="139.367890521835" calcext:value-type="float">
            <text:p>139 </text:p>
          </table:table-cell>
          <table:table-cell table:number-columns-repeated="1014"/>
        </table:table-row>
      </table:table>
      <table:table table:name="ScratchPad" table:style-name="ta3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35"/>
        <table:table-column table:style-name="co1" table:number-columns-repeated="1017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200000" calcext:value-type="float">
            <text:p>200000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8810" calcext:value-type="float">
            <text:p>8810</text:p>
          </table:table-cell>
          <table:table-cell table:formula="of:=[.C6]*1000" office:value-type="float" office:value="8810000" calcext:value-type="float">
            <text:p>8810000</text:p>
          </table:table-cell>
          <table:table-cell table:formula="of:=[.D6]/[.$D$3]" office:value-type="float" office:value="44.05" calcext:value-type="float">
            <text:p>44.05</text:p>
          </table:table-cell>
          <table:table-cell/>
          <table:table-cell office:value-type="float" office:value="-55" calcext:value-type="float">
            <text:p>-55</text:p>
          </table:table-cell>
          <table:table-cell office:value-type="float" office:value="10723236" calcext:value-type="float">
            <text:p>10723236</text:p>
          </table:table-cell>
          <table:table-cell office:value-type="float" office:value="10101868" calcext:value-type="float">
            <text:p>10101868</text:p>
          </table:table-cell>
          <table:table-cell office:value-type="float" office:value="11381685" calcext:value-type="float">
            <text:p>11381685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7,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4436" calcext:value-type="float">
            <text:p>4436</text:p>
          </table:table-cell>
          <table:table-cell table:formula="of:=[.C7]*1000" office:value-type="float" office:value="4436000" calcext:value-type="float">
            <text:p>4436000</text:p>
          </table:table-cell>
          <table:table-cell table:formula="of:=[.D7]/[.$D$3]" office:value-type="float" office:value="22.18" calcext:value-type="float">
            <text:p>22.18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7366689" calcext:value-type="float">
            <text:p>7366689</text:p>
          </table:table-cell>
          <table:table-cell office:value-type="float" office:value="6968648" calcext:value-type="float">
            <text:p>6968648</text:p>
          </table:table-cell>
          <table:table-cell office:value-type="float" office:value="7786687" calcext:value-type="float">
            <text:p>7786687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7,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2329" calcext:value-type="float">
            <text:p>2329</text:p>
          </table:table-cell>
          <table:table-cell table:formula="of:=[.C8]*1000" office:value-type="float" office:value="2329000" calcext:value-type="float">
            <text:p>2329000</text:p>
          </table:table-cell>
          <table:table-cell table:formula="of:=[.D8]/[.$D$3]" office:value-type="float" office:value="11.645" calcext:value-type="float">
            <text:p>11.645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5132757" calcext:value-type="float">
            <text:p>5132757</text:p>
          </table:table-cell>
          <table:table-cell office:value-type="float" office:value="4874705" calcext:value-type="float">
            <text:p>4874705</text:p>
          </table:table-cell>
          <table:table-cell office:value-type="float" office:value="5403929" calcext:value-type="float">
            <text:p>5403929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7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1272" calcext:value-type="float">
            <text:p>1272</text:p>
          </table:table-cell>
          <table:table-cell table:formula="of:=[.C9]*1000" office:value-type="float" office:value="1272000" calcext:value-type="float">
            <text:p>1272000</text:p>
          </table:table-cell>
          <table:table-cell table:formula="of:=[.D9]/[.$D$3]" office:value-type="float" office:value="6.36" calcext:value-type="float">
            <text:p>6.36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3624165" calcext:value-type="float">
            <text:p>3624165</text:p>
          </table:table-cell>
          <table:table-cell office:value-type="float" office:value="3455040" calcext:value-type="float">
            <text:p>3455040</text:p>
          </table:table-cell>
          <table:table-cell office:value-type="float" office:value="3801187" calcext:value-type="float">
            <text:p>3801187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6,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720.3" calcext:value-type="float">
            <text:p>720.3</text:p>
          </table:table-cell>
          <table:table-cell table:formula="of:=[.C10]*1000" office:value-type="float" office:value="720300" calcext:value-type="float">
            <text:p>720300</text:p>
          </table:table-cell>
          <table:table-cell table:formula="of:=[.D10]/[.$D$3]" office:value-type="float" office:value="3.6015" calcext:value-type="float">
            <text:p>3.6015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2591304" calcext:value-type="float">
            <text:p>2591304</text:p>
          </table:table-cell>
          <table:table-cell office:value-type="float" office:value="2479373" calcext:value-type="float">
            <text:p>2479373</text:p>
          </table:table-cell>
          <table:table-cell office:value-type="float" office:value="2708016" calcext:value-type="float">
            <text:p>270801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6,6</text:p>
          </table:table-cell>
          <table:table-cell table:number-columns-repeated="2"/>
          <table:table-cell office:value-type="float" office:value="720300" calcext:value-type="float">
            <text:p>7203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6" office:value-type="float" office:value="421.8" calcext:value-type="float">
            <text:p>421.8</text:p>
          </table:table-cell>
          <table:table-cell table:formula="of:=[.C11]*1000" office:value-type="float" office:value="421800" calcext:value-type="float">
            <text:p>421800</text:p>
          </table:table-cell>
          <table:table-cell table:formula="of:=[.D11]/[.$D$3]" office:value-type="float" office:value="2.109" calcext:value-type="float">
            <text:p>2.109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1874913" calcext:value-type="float">
            <text:p>1874913</text:p>
          </table:table-cell>
          <table:table-cell office:value-type="float" office:value="1800190" calcext:value-type="float">
            <text:p>1800190</text:p>
          </table:table-cell>
          <table:table-cell office:value-type="float" office:value="1952543" calcext:value-type="float">
            <text:p>1952543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6,4</text:p>
          </table:table-cell>
          <table:table-cell table:number-columns-repeated="2"/>
          <table:table-cell office:value-type="float" office:value="421800" calcext:value-type="float">
            <text:p>4218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6" office:value-type="float" office:value="254.6" calcext:value-type="float">
            <text:p>254.6</text:p>
          </table:table-cell>
          <table:table-cell table:formula="of:=[.C12]*1000" office:value-type="float" office:value="254600" calcext:value-type="float">
            <text:p>254600</text:p>
          </table:table-cell>
          <table:table-cell table:formula="of:=[.D12]/[.$D$3]" office:value-type="float" office:value="1.273" calcext:value-type="float">
            <text:p>1.273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1371886" calcext:value-type="float">
            <text:p>1371886</text:p>
          </table:table-cell>
          <table:table-cell office:value-type="float" office:value="1321623" calcext:value-type="float">
            <text:p>1321623</text:p>
          </table:table-cell>
          <table:table-cell office:value-type="float" office:value="1423918" calcext:value-type="float">
            <text:p>1423918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6,2</text:p>
          </table:table-cell>
          <table:table-cell table:number-columns-repeated="2"/>
          <table:table-cell office:value-type="float" office:value="254600" calcext:value-type="float">
            <text:p>2546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6" office:value-type="float" office:value="158.2" calcext:value-type="float">
            <text:p>158.2</text:p>
          </table:table-cell>
          <table:table-cell table:formula="of:=[.C13]*1000" office:value-type="float" office:value="158200" calcext:value-type="float">
            <text:p>158200</text:p>
          </table:table-cell>
          <table:table-cell table:formula="of:=[.D13]/[.$D$3]" office:value-type="float" office:value="0.791" calcext:value-type="float">
            <text:p>0.791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014545" calcext:value-type="float">
            <text:p>1014545</text:p>
          </table:table-cell>
          <table:table-cell office:value-type="float" office:value="980519" calcext:value-type="float">
            <text:p>980519</text:p>
          </table:table-cell>
          <table:table-cell office:value-type="float" office:value="1049646" calcext:value-type="float">
            <text:p>1049646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5,9</text:p>
          </table:table-cell>
          <table:table-cell table:number-columns-repeated="2"/>
          <table:table-cell office:value-type="float" office:value="158200" calcext:value-type="float">
            <text:p>1582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6" office:value-type="float" office:value="100.8" calcext:value-type="float">
            <text:p>100.8</text:p>
          </table:table-cell>
          <table:table-cell table:formula="of:=[.C14]*1000" office:value-type="float" office:value="100800" calcext:value-type="float">
            <text:p>100800</text:p>
          </table:table-cell>
          <table:table-cell table:formula="of:=[.D14]/[.$D$3]" office:value-type="float" office:value="0.504" calcext:value-type="float">
            <text:p>0.504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757881" calcext:value-type="float">
            <text:p>757881</text:p>
          </table:table-cell>
          <table:table-cell office:value-type="float" office:value="734728" calcext:value-type="float">
            <text:p>734728</text:p>
          </table:table-cell>
          <table:table-cell office:value-type="float" office:value="781685" calcext:value-type="float">
            <text:p>781685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5,8</text:p>
          </table:table-cell>
          <table:table-cell table:number-columns-repeated="2"/>
          <table:table-cell office:value-type="float" office:value="100800" calcext:value-type="float">
            <text:p>1008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6" office:value-type="float" office:value="65.85" calcext:value-type="float">
            <text:p>65.85</text:p>
          </table:table-cell>
          <table:table-cell table:formula="of:=[.C15]*1000" office:value-type="float" office:value="65850" calcext:value-type="float">
            <text:p>65850</text:p>
          </table:table-cell>
          <table:table-cell table:formula="of:=[.D15]/[.$D$3]" office:value-type="float" office:value="0.32925" calcext:value-type="float">
            <text:p>0.3292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571590" calcext:value-type="float">
            <text:p>571590</text:p>
          </table:table-cell>
          <table:table-cell office:value-type="float" office:value="555777" calcext:value-type="float">
            <text:p>555777</text:p>
          </table:table-cell>
          <table:table-cell office:value-type="float" office:value="587794" calcext:value-type="float">
            <text:p>587794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5,6</text:p>
          </table:table-cell>
          <table:table-cell table:number-columns-repeated="2"/>
          <table:table-cell office:value-type="float" office:value="65850" calcext:value-type="float">
            <text:p>6585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6" office:value-type="float" office:value="43.99" calcext:value-type="float">
            <text:p>43.99</text:p>
          </table:table-cell>
          <table:table-cell table:formula="of:=[.C16]*1000" office:value-type="float" office:value="43990" calcext:value-type="float">
            <text:p>43990</text:p>
          </table:table-cell>
          <table:table-cell table:formula="of:=[.D16]/[.$D$3]" office:value-type="float" office:value="0.21995" calcext:value-type="float">
            <text:p>0.2199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35026" calcext:value-type="float">
            <text:p>435026</text:p>
          </table:table-cell>
          <table:table-cell office:value-type="float" office:value="424202" calcext:value-type="float">
            <text:p>424202</text:p>
          </table:table-cell>
          <table:table-cell office:value-type="float" office:value="446081" calcext:value-type="float">
            <text:p>446081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5,4</text:p>
          </table:table-cell>
          <table:table-cell table:number-columns-repeated="2"/>
          <table:table-cell office:value-type="float" office:value="43990" calcext:value-type="float">
            <text:p>439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6" office:value-type="float" office:value="29.98" calcext:value-type="float">
            <text:p>29.98</text:p>
          </table:table-cell>
          <table:table-cell table:formula="of:=[.C17]*1000" office:value-type="float" office:value="29980" calcext:value-type="float">
            <text:p>29980</text:p>
          </table:table-cell>
          <table:table-cell table:formula="of:=[.D17]/[.$D$3]" office:value-type="float" office:value="0.1499" calcext:value-type="float">
            <text:p>0.14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3964" calcext:value-type="float">
            <text:p>333964</text:p>
          </table:table-cell>
          <table:table-cell office:value-type="float" office:value="326553" calcext:value-type="float">
            <text:p>326553</text:p>
          </table:table-cell>
          <table:table-cell office:value-type="float" office:value="341508" calcext:value-type="float">
            <text:p>341508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5,2</text:p>
          </table:table-cell>
          <table:table-cell table:number-columns-repeated="2"/>
          <table:table-cell office:value-type="float" office:value="29980" calcext:value-type="float">
            <text:p>2998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6" office:value-type="float" office:value="20.82" calcext:value-type="float">
            <text:p>20.82</text:p>
          </table:table-cell>
          <table:table-cell table:formula="of:=[.C18]*1000" office:value-type="float" office:value="20820" calcext:value-type="float">
            <text:p>20820</text:p>
          </table:table-cell>
          <table:table-cell table:formula="of:=[.D18]/[.$D$3]" office:value-type="float" office:value="0.1041" calcext:value-type="float">
            <text:p>0.10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8497" calcext:value-type="float">
            <text:p>258497</text:p>
          </table:table-cell>
          <table:table-cell office:value-type="float" office:value="253434" calcext:value-type="float">
            <text:p>253434</text:p>
          </table:table-cell>
          <table:table-cell office:value-type="float" office:value="263636" calcext:value-type="float">
            <text:p>263636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5,1</text:p>
          </table:table-cell>
          <table:table-cell table:number-columns-repeated="2"/>
          <table:table-cell office:value-type="float" office:value="20820" calcext:value-type="float">
            <text:p>208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6" office:value-type="float" office:value="14.71" calcext:value-type="float">
            <text:p>14.71</text:p>
          </table:table-cell>
          <table:table-cell table:formula="of:=[.C19]*1000" office:value-type="float" office:value="14710" calcext:value-type="float">
            <text:p>14710</text:p>
          </table:table-cell>
          <table:table-cell table:formula="of:=[.D19]/[.$D$3]" office:value-type="float" office:value="0.07355" calcext:value-type="float">
            <text:p>0.073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659" calcext:value-type="float">
            <text:p>201659</text:p>
          </table:table-cell>
          <table:table-cell office:value-type="float" office:value="198216" calcext:value-type="float">
            <text:p>198216</text:p>
          </table:table-cell>
          <table:table-cell office:value-type="float" office:value="205142" calcext:value-type="float">
            <text:p>205142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4,9</text:p>
          </table:table-cell>
          <table:table-cell table:number-columns-repeated="2"/>
          <table:table-cell office:value-type="float" office:value="14710" calcext:value-type="float">
            <text:p>147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6" office:value-type="float" office:value="10.57" calcext:value-type="float">
            <text:p>10.57</text:p>
          </table:table-cell>
          <table:table-cell table:formula="of:=[.C20]*1000" office:value-type="float" office:value="10570" calcext:value-type="float">
            <text:p>10570</text:p>
          </table:table-cell>
          <table:table-cell table:formula="of:=[.D20]/[.$D$3]" office:value-type="float" office:value="0.05285" calcext:value-type="float">
            <text:p>0.052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8499" calcext:value-type="float">
            <text:p>158499</text:p>
          </table:table-cell>
          <table:table-cell office:value-type="float" office:value="156178" calcext:value-type="float">
            <text:p>156178</text:p>
          </table:table-cell>
          <table:table-cell office:value-type="float" office:value="160838" calcext:value-type="float">
            <text:p>160838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4,8</text:p>
          </table:table-cell>
          <table:table-cell table:number-columns-repeated="2"/>
          <table:table-cell office:value-type="float" office:value="10570" calcext:value-type="float">
            <text:p>1057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36" office:value-type="float" office:value="7.72" calcext:value-type="float">
            <text:p>7.72</text:p>
          </table:table-cell>
          <table:table-cell table:formula="of:=[.C21]*1000" office:value-type="float" office:value="7720" calcext:value-type="float">
            <text:p>7720</text:p>
          </table:table-cell>
          <table:table-cell table:formula="of:=[.D21]/[.$D$3]" office:value-type="float" office:value="0.0386" calcext:value-type="float">
            <text:p>0.03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468" calcext:value-type="float">
            <text:p>125468</text:p>
          </table:table-cell>
          <table:table-cell office:value-type="float" office:value="123927" calcext:value-type="float">
            <text:p>123927</text:p>
          </table:table-cell>
          <table:table-cell office:value-type="float" office:value="127016" calcext:value-type="float">
            <text:p>12701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4,6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36" office:value-type="float" office:value="5.72" calcext:value-type="float">
            <text:p>5.72</text:p>
          </table:table-cell>
          <table:table-cell table:formula="of:=[.C22]*1000" office:value-type="float" office:value="5720" calcext:value-type="float">
            <text:p>5720</text:p>
          </table:table-cell>
          <table:table-cell table:formula="of:=[.D22]/[.$D$3]" office:value-type="float" office:value="0.0286" calcext:value-type="float">
            <text:p>0.0286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4,5</text:p>
          </table:table-cell>
          <table:table-cell table:number-columns-repeated="2"/>
          <table:table-cell office:value-type="float" office:value="5720" calcext:value-type="float">
            <text:p>57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36" office:value-type="float" office:value="4.296" calcext:value-type="float">
            <text:p>4.296</text:p>
          </table:table-cell>
          <table:table-cell table:formula="of:=[.C23]*1000" office:value-type="float" office:value="4296" calcext:value-type="float">
            <text:p>4296</text:p>
          </table:table-cell>
          <table:table-cell table:formula="of:=[.D23]/[.$D$3]" office:value-type="float" office:value="0.02148" calcext:value-type="float">
            <text:p>0.021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223" calcext:value-type="float">
            <text:p>80223</text:p>
          </table:table-cell>
          <table:table-cell office:value-type="float" office:value="79243" calcext:value-type="float">
            <text:p>79243</text:p>
          </table:table-cell>
          <table:table-cell office:value-type="float" office:value="81206" calcext:value-type="float">
            <text:p>8120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4,4</text:p>
          </table:table-cell>
          <table:table-cell table:number-columns-repeated="2"/>
          <table:table-cell office:value-type="float" office:value="4296" calcext:value-type="float">
            <text:p>429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36" office:value-type="float" office:value="3.269" calcext:value-type="float">
            <text:p>3.269</text:p>
          </table:table-cell>
          <table:table-cell table:formula="of:=[.C24]*1000" office:value-type="float" office:value="3269" calcext:value-type="float">
            <text:p>3269</text:p>
          </table:table-cell>
          <table:table-cell table:formula="of:=[.D24]/[.$D$3]" office:value-type="float" office:value="0.016345" calcext:value-type="float">
            <text:p>0.0163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4759" calcext:value-type="float">
            <text:p>64759</text:p>
          </table:table-cell>
          <table:table-cell office:value-type="float" office:value="63830" calcext:value-type="float">
            <text:p>63830</text:p>
          </table:table-cell>
          <table:table-cell office:value-type="float" office:value="65695" calcext:value-type="float">
            <text:p>65695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4,2</text:p>
          </table:table-cell>
          <table:table-cell table:number-columns-repeated="2"/>
          <table:table-cell office:value-type="float" office:value="3269" calcext:value-type="float">
            <text:p>326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36" office:value-type="float" office:value="2.516" calcext:value-type="float">
            <text:p>2.516</text:p>
          </table:table-cell>
          <table:table-cell table:formula="of:=[.C25]*1000" office:value-type="float" office:value="2516" calcext:value-type="float">
            <text:p>2516</text:p>
          </table:table-cell>
          <table:table-cell table:formula="of:=[.D25]/[.$D$3]" office:value-type="float" office:value="0.01258" calcext:value-type="float">
            <text:p>0.012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2589" calcext:value-type="float">
            <text:p>52589</text:p>
          </table:table-cell>
          <table:table-cell office:value-type="float" office:value="51727" calcext:value-type="float">
            <text:p>51727</text:p>
          </table:table-cell>
          <table:table-cell office:value-type="float" office:value="53460" calcext:value-type="float">
            <text:p>5346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4,1</text:p>
          </table:table-cell>
          <table:table-cell table:number-columns-repeated="2"/>
          <table:table-cell office:value-type="float" office:value="2516" calcext:value-type="float">
            <text:p>251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36" office:value-type="float" office:value="1.958" calcext:value-type="float">
            <text:p>1.958</text:p>
          </table:table-cell>
          <table:table-cell table:formula="of:=[.C26]*1000" office:value-type="float" office:value="1958" calcext:value-type="float">
            <text:p>1958</text:p>
          </table:table-cell>
          <table:table-cell table:formula="of:=[.D26]/[.$D$3]" office:value-type="float" office:value="0.00979" calcext:value-type="float">
            <text:p>0.009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2951" calcext:value-type="float">
            <text:p>42951</text:p>
          </table:table-cell>
          <table:table-cell office:value-type="float" office:value="42161" calcext:value-type="float">
            <text:p>42161</text:p>
          </table:table-cell>
          <table:table-cell office:value-type="float" office:value="43751" calcext:value-type="float">
            <text:p>43751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4,0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36" office:value-type="float" office:value="1.539" calcext:value-type="float">
            <text:p>1.539</text:p>
          </table:table-cell>
          <table:table-cell table:formula="of:=[.C27]*1000" office:value-type="float" office:value="1539" calcext:value-type="float">
            <text:p>1539</text:p>
          </table:table-cell>
          <table:table-cell table:formula="of:=[.D27]/[.$D$3]" office:value-type="float" office:value="0.007695" calcext:value-type="float">
            <text:p>0.0076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272" calcext:value-type="float">
            <text:p>35272</text:p>
          </table:table-cell>
          <table:table-cell office:value-type="float" office:value="34556" calcext:value-type="float">
            <text:p>34556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3,9</text:p>
          </table:table-cell>
          <table:table-cell table:number-columns-repeated="2"/>
          <table:table-cell office:value-type="float" office:value="1539" calcext:value-type="float">
            <text:p>153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36" office:value-type="float" office:value="1.222" calcext:value-type="float">
            <text:p>1.222</text:p>
          </table:table-cell>
          <table:table-cell table:formula="of:=[.C28]*1000" office:value-type="float" office:value="1222" calcext:value-type="float">
            <text:p>1222</text:p>
          </table:table-cell>
          <table:table-cell table:formula="of:=[.D28]/[.$D$3]" office:value-type="float" office:value="0.00611" calcext:value-type="float">
            <text:p>0.006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9119" calcext:value-type="float">
            <text:p>29119</text:p>
          </table:table-cell>
          <table:table-cell office:value-type="float" office:value="28473" calcext:value-type="float">
            <text:p>28473</text:p>
          </table:table-cell>
          <table:table-cell office:value-type="float" office:value="29776" calcext:value-type="float">
            <text:p>29776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3,8</text:p>
          </table:table-cell>
          <table:table-cell table:number-columns-repeated="2"/>
          <table:table-cell office:value-type="float" office:value="1222" calcext:value-type="float">
            <text:p>122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36" office:value-type="float" office:value="0.9796" calcext:value-type="float">
            <text:p>0.9796</text:p>
          </table:table-cell>
          <table:table-cell table:formula="of:=[.C29]*1000" office:value-type="float" office:value="979.6" calcext:value-type="float">
            <text:p>979.6</text:p>
          </table:table-cell>
          <table:table-cell table:formula="of:=[.D29]/[.$D$3]" office:value-type="float" office:value="0.004898" calcext:value-type="float">
            <text:p>0.0048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161" calcext:value-type="float">
            <text:p>24161</text:p>
          </table:table-cell>
          <table:table-cell office:value-type="float" office:value="23581" calcext:value-type="float">
            <text:p>23581</text:p>
          </table:table-cell>
          <table:table-cell office:value-type="float" office:value="24752" calcext:value-type="float">
            <text:p>24752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3,7</text:p>
          </table:table-cell>
          <table:table-cell table:number-columns-repeated="2"/>
          <table:table-cell office:value-type="float" office:value="979.6" calcext:value-type="float">
            <text:p>979.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36" office:value-type="float" office:value="0.7919" calcext:value-type="float">
            <text:p>0.7919</text:p>
          </table:table-cell>
          <table:table-cell table:formula="of:=[.C30]*1000" office:value-type="float" office:value="791.9" calcext:value-type="float">
            <text:p>791.9</text:p>
          </table:table-cell>
          <table:table-cell table:formula="of:=[.D30]/[.$D$3]" office:value-type="float" office:value="0.0039595" calcext:value-type="float">
            <text:p>0.00395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144" calcext:value-type="float">
            <text:p>20144</text:p>
          </table:table-cell>
          <table:table-cell office:value-type="float" office:value="19626" calcext:value-type="float">
            <text:p>19626</text:p>
          </table:table-cell>
          <table:table-cell office:value-type="float" office:value="20674" calcext:value-type="float">
            <text:p>20674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3,6</text:p>
          </table:table-cell>
          <table:table-cell table:number-columns-repeated="2"/>
          <table:table-cell office:value-type="float" office:value="791.9" calcext:value-type="float">
            <text:p>791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36" office:value-type="float" office:value="0.6455" calcext:value-type="float">
            <text:p>0.6455</text:p>
          </table:table-cell>
          <table:table-cell table:formula="of:=[.C31]*1000" office:value-type="float" office:value="645.5" calcext:value-type="float">
            <text:p>645.5</text:p>
          </table:table-cell>
          <table:table-cell table:formula="of:=[.D31]/[.$D$3]" office:value-type="float" office:value="0.0032275" calcext:value-type="float">
            <text:p>0.00322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874" calcext:value-type="float">
            <text:p>16874</text:p>
          </table:table-cell>
          <table:table-cell office:value-type="float" office:value="16411" calcext:value-type="float">
            <text:p>16411</text:p>
          </table:table-cell>
          <table:table-cell office:value-type="float" office:value="17348" calcext:value-type="float">
            <text:p>17348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3,5</text:p>
          </table:table-cell>
          <table:table-cell table:number-columns-repeated="2"/>
          <table:table-cell office:value-type="float" office:value="645.5" calcext:value-type="float">
            <text:p>645.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36" office:value-type="float" office:value="0.5303" calcext:value-type="float">
            <text:p>0.5303</text:p>
          </table:table-cell>
          <table:table-cell table:formula="of:=[.C32]*1000" office:value-type="float" office:value="530.3" calcext:value-type="float">
            <text:p>530.3</text:p>
          </table:table-cell>
          <table:table-cell table:formula="of:=[.D32]/[.$D$3]" office:value-type="float" office:value="0.0026515" calcext:value-type="float">
            <text:p>0.00265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198" calcext:value-type="float">
            <text:p>14198</text:p>
          </table:table-cell>
          <table:table-cell office:value-type="float" office:value="13786" calcext:value-type="float">
            <text:p>13786</text:p>
          </table:table-cell>
          <table:table-cell office:value-type="float" office:value="14622" calcext:value-type="float">
            <text:p>14622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3,4</text:p>
          </table:table-cell>
          <table:table-cell table:number-columns-repeated="2"/>
          <table:table-cell office:value-type="float" office:value="530.3" calcext:value-type="float">
            <text:p>530.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36" office:value-type="float" office:value="0.4389" calcext:value-type="float">
            <text:p>0.4389</text:p>
          </table:table-cell>
          <table:table-cell table:formula="of:=[.C33]*1000" office:value-type="float" office:value="438.9" calcext:value-type="float">
            <text:p>438.9</text:p>
          </table:table-cell>
          <table:table-cell table:formula="of:=[.D33]/[.$D$3]" office:value-type="float" office:value="0.0021945" calcext:value-type="float">
            <text:p>0.002194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998" calcext:value-type="float">
            <text:p>11998</text:p>
          </table:table-cell>
          <table:table-cell office:value-type="float" office:value="11631" calcext:value-type="float">
            <text:p>11631</text:p>
          </table:table-cell>
          <table:table-cell office:value-type="float" office:value="12376" calcext:value-type="float">
            <text:p>12376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3,3</text:p>
          </table:table-cell>
          <table:table-cell table:number-columns-repeated="2"/>
          <table:table-cell office:value-type="float" office:value="438.9" calcext:value-type="float">
            <text:p>438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36" office:value-type="float" office:value="0.3658" calcext:value-type="float">
            <text:p>0.3658</text:p>
          </table:table-cell>
          <table:table-cell table:formula="of:=[.C34]*1000" office:value-type="float" office:value="365.8" calcext:value-type="float">
            <text:p>365.8</text:p>
          </table:table-cell>
          <table:table-cell table:formula="of:=[.D34]/[.$D$3]" office:value-type="float" office:value="0.001829" calcext:value-type="float">
            <text:p>0.00182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181" calcext:value-type="float">
            <text:p>10181</text:p>
          </table:table-cell>
          <table:table-cell office:value-type="float" office:value="9854" calcext:value-type="float">
            <text:p>9854</text:p>
          </table:table-cell>
          <table:table-cell office:value-type="float" office:value="10519" calcext:value-type="float">
            <text:p>10519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3,2</text:p>
          </table:table-cell>
          <table:table-cell table:number-columns-repeated="2"/>
          <table:table-cell office:value-type="float" office:value="365.8" calcext:value-type="float">
            <text:p>365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6" office:value-type="float" office:value="0.3068" calcext:value-type="float">
            <text:p>0.3068</text:p>
          </table:table-cell>
          <table:table-cell table:formula="of:=[.C35]*1000" office:value-type="float" office:value="306.8" calcext:value-type="float">
            <text:p>306.8</text:p>
          </table:table-cell>
          <table:table-cell table:formula="of:=[.D35]/[.$D$3]" office:value-type="float" office:value="0.001534" calcext:value-type="float">
            <text:p>0.0015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74" calcext:value-type="float">
            <text:p>8674</text:p>
          </table:table-cell>
          <table:table-cell office:value-type="float" office:value="8382" calcext:value-type="float">
            <text:p>8382</text:p>
          </table:table-cell>
          <table:table-cell office:value-type="float" office:value="8976" calcext:value-type="float">
            <text:p>8976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3,2</text:p>
          </table:table-cell>
          <table:table-cell table:number-columns-repeated="2"/>
          <table:table-cell office:value-type="float" office:value="306.8" calcext:value-type="float">
            <text:p>306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style-name="ce36" office:value-type="float" office:value="0.2591" calcext:value-type="float">
            <text:p>0.2591</text:p>
          </table:table-cell>
          <table:table-cell table:formula="of:=[.C36]*1000" office:value-type="float" office:value="259.1" calcext:value-type="float">
            <text:p>259.1</text:p>
          </table:table-cell>
          <table:table-cell table:formula="of:=[.D36]/[.$D$3]" office:value-type="float" office:value="0.0012955" calcext:value-type="float">
            <text:p>0.001295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419" calcext:value-type="float">
            <text:p>7419</text:p>
          </table:table-cell>
          <table:table-cell office:value-type="float" office:value="7158" calcext:value-type="float">
            <text:p>7158</text:p>
          </table:table-cell>
          <table:table-cell office:value-type="float" office:value="7688" calcext:value-type="float">
            <text:p>7688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,1</text:p>
          </table:table-cell>
          <table:table-cell table:number-columns-repeated="2"/>
          <table:table-cell office:value-type="float" office:value="259.1" calcext:value-type="float">
            <text:p>259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style-name="ce36" office:value-type="float" office:value="0.2201" calcext:value-type="float">
            <text:p>0.2201</text:p>
          </table:table-cell>
          <table:table-cell table:formula="of:=[.C37]*1000" office:value-type="float" office:value="220.1" calcext:value-type="float">
            <text:p>220.1</text:p>
          </table:table-cell>
          <table:table-cell table:formula="of:=[.D37]/[.$D$3]" office:value-type="float" office:value="0.0011005" calcext:value-type="float">
            <text:p>0.00110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369" calcext:value-type="float">
            <text:p>6369</text:p>
          </table:table-cell>
          <table:table-cell office:value-type="float" office:value="6136" calcext:value-type="float">
            <text:p>6136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3,0</text:p>
          </table:table-cell>
          <table:table-cell table:number-columns-repeated="2"/>
          <table:table-cell office:value-type="float" office:value="220.1" calcext:value-type="float">
            <text:p>220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style-name="ce36" office:value-type="float" office:value="0.1881" calcext:value-type="float">
            <text:p>0.1881</text:p>
          </table:table-cell>
          <table:table-cell table:formula="of:=[.C38]*1000" office:value-type="float" office:value="188.1" calcext:value-type="float">
            <text:p>188.1</text:p>
          </table:table-cell>
          <table:table-cell table:formula="of:=[.D38]/[.$D$3]" office:value-type="float" office:value="0.0009405" calcext:value-type="float">
            <text:p>0.00094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487" calcext:value-type="float">
            <text:p>5487</text:p>
          </table:table-cell>
          <table:table-cell office:value-type="float" office:value="5279" calcext:value-type="float">
            <text:p>5279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2,9</text:p>
          </table:table-cell>
          <table:table-cell table:number-columns-repeated="2"/>
          <table:table-cell office:value-type="float" office:value="188.1" calcext:value-type="float">
            <text:p>188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36" office:value-type="float" office:value="0.1616" calcext:value-type="float">
            <text:p>0.1616</text:p>
          </table:table-cell>
          <table:table-cell table:formula="of:=[.C39]*1000" office:value-type="float" office:value="161.6" calcext:value-type="float">
            <text:p>161.6</text:p>
          </table:table-cell>
          <table:table-cell table:formula="of:=[.D39]/[.$D$3]" office:value-type="float" office:value="0.000808" calcext:value-type="float">
            <text:p>0.00080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744" calcext:value-type="float">
            <text:p>4744</text:p>
          </table:table-cell>
          <table:table-cell office:value-type="float" office:value="4557" calcext:value-type="float">
            <text:p>4557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9</text:p>
          </table:table-cell>
          <table:table-cell table:number-columns-repeated="2"/>
          <table:table-cell office:value-type="float" office:value="161.6" calcext:value-type="float">
            <text:p>161.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36" office:value-type="float" office:value="0.1396" calcext:value-type="float">
            <text:p>0.1396</text:p>
          </table:table-cell>
          <table:table-cell table:formula="of:=[.C40]*1000" office:value-type="float" office:value="139.6" calcext:value-type="float">
            <text:p>139.6</text:p>
          </table:table-cell>
          <table:table-cell table:formula="of:=[.D40]/[.$D$3]" office:value-type="float" office:value="0.000698" calcext:value-type="float">
            <text:p>0.0006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115" calcext:value-type="float">
            <text:p>4115</text:p>
          </table:table-cell>
          <table:table-cell office:value-type="float" office:value="3948" calcext:value-type="float">
            <text:p>3948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8</text:p>
          </table:table-cell>
          <table:table-cell table:number-columns-repeated="2"/>
          <table:table-cell office:value-type="float" office:value="139.6" calcext:value-type="float">
            <text:p>139.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3581" calcext:value-type="float">
            <text:p>3581</text:p>
          </table:table-cell>
          <table:table-cell office:value-type="float" office:value="3431" calcext:value-type="float">
            <text:p>3431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2,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3126" calcext:value-type="float">
            <text:p>3126</text:p>
          </table:table-cell>
          <table:table-cell office:value-type="float" office:value="2991" calcext:value-type="float">
            <text:p>2991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2,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2737" calcext:value-type="float">
            <text:p>2737</text:p>
          </table:table-cell>
          <table:table-cell office:value-type="float" office:value="2616" calcext:value-type="float">
            <text:p>2616</text:p>
          </table:table-cell>
          <table:table-cell office:value-type="float" office:value="2864" calcext:value-type="float">
            <text:p>2864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office:value-type="float" office:value="2404" calcext:value-type="float">
            <text:p>2404</text:p>
          </table:table-cell>
          <table:table-cell office:value-type="float" office:value="2294" calcext:value-type="float">
            <text:p>2294</text:p>
          </table:table-cell>
          <table:table-cell office:value-type="float" office:value="2518" calcext:value-type="float">
            <text:p>251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2117" calcext:value-type="float">
            <text:p>2117</text:p>
          </table:table-cell>
          <table:table-cell office:value-type="float" office:value="2018" calcext:value-type="float">
            <text:p>2018</text:p>
          </table:table-cell>
          <table:table-cell office:value-type="float" office:value="2220" calcext:value-type="float">
            <text:p>2220</text:p>
          </table:table-cell>
          <table:table-cell office:value-type="float" office:value="4.9" calcext:value-type="float">
            <text:p>4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office:value-type="float" office:value="1869" calcext:value-type="float">
            <text:p>1869</text:p>
          </table:table-cell>
          <table:table-cell office:value-type="float" office:value="1780" calcext:value-type="float">
            <text:p>1780</text:p>
          </table:table-cell>
          <table:table-cell office:value-type="float" office:value="1963" calcext:value-type="float">
            <text:p>19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1655" calcext:value-type="float">
            <text:p>1655</text:p>
          </table:table-cell>
          <table:table-cell office:value-type="float" office:value="1574" calcext:value-type="float">
            <text:p>1574</text:p>
          </table:table-cell>
          <table:table-cell office:value-type="float" office:value="1740" calcext:value-type="float">
            <text:p>1740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469" calcext:value-type="float">
            <text:p>1469</text:p>
          </table:table-cell>
          <table:table-cell office:value-type="float" office:value="1396" calcext:value-type="float">
            <text:p>1396</text:p>
          </table:table-cell>
          <table:table-cell office:value-type="float" office:value="1546" calcext:value-type="float">
            <text:p>1546</text:p>
          </table:table-cell>
          <table:table-cell office:value-type="float" office:value="5.2" calcext:value-type="float">
            <text:p>5.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307" calcext:value-type="float">
            <text:p>1307</text:p>
          </table:table-cell>
          <table:table-cell office:value-type="float" office:value="1241" calcext:value-type="float">
            <text:p>1241</text:p>
          </table:table-cell>
          <table:table-cell office:value-type="float" office:value="1377" calcext:value-type="float">
            <text:p>1377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2.3" calcext:value-type="float">
            <text:p>2.3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1166" calcext:value-type="float">
            <text:p>1166</text:p>
          </table:table-cell>
          <table:table-cell office:value-type="float" office:value="1106" calcext:value-type="float">
            <text:p>1106</text:p>
          </table:table-cell>
          <table:table-cell office:value-type="float" office:value="1230" calcext:value-type="float">
            <text:p>1230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1043" calcext:value-type="float">
            <text:p>1043</text:p>
          </table:table-cell>
          <table:table-cell office:value-type="float" office:value="987.6" calcext:value-type="float">
            <text:p>987.6</text:p>
          </table:table-cell>
          <table:table-cell office:value-type="float" office:value="1101" calcext:value-type="float">
            <text:p>1101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934.5" calcext:value-type="float">
            <text:p>934.5</text:p>
          </table:table-cell>
          <table:table-cell office:value-type="float" office:value="884.1" calcext:value-type="float">
            <text:p>884.1</text:p>
          </table:table-cell>
          <table:table-cell office:value-type="float" office:value="987.5" calcext:value-type="float">
            <text:p>987.5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839.3" calcext:value-type="float">
            <text:p>839.3</text:p>
          </table:table-cell>
          <table:table-cell office:value-type="float" office:value="793.3" calcext:value-type="float">
            <text:p>793.3</text:p>
          </table:table-cell>
          <table:table-cell office:value-type="float" office:value="887.8" calcext:value-type="float">
            <text:p>887.8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table:style-name="ce12" table:formula="of:=[.A54]*3.14278*([.B54]/2)*([.B54]/2)" office:value-type="float" office:value="0.817437078" calcext:value-type="float">
            <text:p>0.817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755.4" calcext:value-type="float">
            <text:p>755.4</text:p>
          </table:table-cell>
          <table:table-cell office:value-type="float" office:value="713.3" calcext:value-type="float">
            <text:p>713.3</text:p>
          </table:table-cell>
          <table:table-cell office:value-type="float" office:value="799.9" calcext:value-type="float">
            <text:p>799.9</text:p>
          </table:table-cell>
          <table:table-cell office:value-type="float" office:value="5.9" calcext:value-type="float">
            <text:p>5.9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681.3" calcext:value-type="float">
            <text:p>681.3</text:p>
          </table:table-cell>
          <table:table-cell office:value-type="float" office:value="642.8" calcext:value-type="float">
            <text:p>642.8</text:p>
          </table:table-cell>
          <table:table-cell office:value-type="float" office:value="722.2" calcext:value-type="float">
            <text:p>722.2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615.8" calcext:value-type="float">
            <text:p>615.8</text:p>
          </table:table-cell>
          <table:table-cell office:value-type="float" office:value="580.4" calcext:value-type="float">
            <text:p>580.4</text:p>
          </table:table-cell>
          <table:table-cell office:value-type="float" office:value="653.3" calcext:value-type="float">
            <text:p>653.3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557.6" calcext:value-type="float">
            <text:p>557.6</text:p>
          </table:table-cell>
          <table:table-cell office:value-type="float" office:value="525.1" calcext:value-type="float">
            <text:p>525.1</text:p>
          </table:table-cell>
          <table:table-cell office:value-type="float" office:value="592.1" calcext:value-type="float">
            <text:p>592.1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505.9" calcext:value-type="float">
            <text:p>505.9</text:p>
          </table:table-cell>
          <table:table-cell office:value-type="float" office:value="476" calcext:value-type="float">
            <text:p>476</text:p>
          </table:table-cell>
          <table:table-cell office:value-type="float" office:value="537.7" calcext:value-type="float">
            <text:p>537.7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459.9" calcext:value-type="float">
            <text:p>459.9</text:p>
          </table:table-cell>
          <table:table-cell office:value-type="float" office:value="432.3" calcext:value-type="float">
            <text:p>432.3</text:p>
          </table:table-cell>
          <table:table-cell office:value-type="float" office:value="489.2" calcext:value-type="float">
            <text:p>489.2</text:p>
          </table:table-cell>
          <table:table-cell office:value-type="float" office:value="6.4" calcext:value-type="float">
            <text:p>6.4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18.8" calcext:value-type="float">
            <text:p>418.8</text:p>
          </table:table-cell>
          <table:table-cell office:value-type="float" office:value="393.3" calcext:value-type="float">
            <text:p>393.3</text:p>
          </table:table-cell>
          <table:table-cell office:value-type="float" office:value="445.8" calcext:value-type="float">
            <text:p>445.8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382" calcext:value-type="float">
            <text:p>382</text:p>
          </table:table-cell>
          <table:table-cell office:value-type="float" office:value="358.5" calcext:value-type="float">
            <text:p>358.5</text:p>
          </table:table-cell>
          <table:table-cell office:value-type="float" office:value="407" calcext:value-type="float">
            <text:p>407</text:p>
          </table:table-cell>
          <table:table-cell office:value-type="float" office:value="6.6" calcext:value-type="float">
            <text:p>6.6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349.1" calcext:value-type="float">
            <text:p>349.1</text:p>
          </table:table-cell>
          <table:table-cell office:value-type="float" office:value="327.3" calcext:value-type="float">
            <text:p>327.3</text:p>
          </table:table-cell>
          <table:table-cell office:value-type="float" office:value="372.2" calcext:value-type="float">
            <text:p>372.2</text:p>
          </table:table-cell>
          <table:table-cell office:value-type="float" office:value="6.6" calcext:value-type="float">
            <text:p>6.6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319.5" calcext:value-type="float">
            <text:p>319.5</text:p>
          </table:table-cell>
          <table:table-cell office:value-type="float" office:value="299.3" calcext:value-type="float">
            <text:p>299.3</text:p>
          </table:table-cell>
          <table:table-cell office:value-type="float" office:value="341" calcext:value-type="float">
            <text:p>341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292.9" calcext:value-type="float">
            <text:p>292.9</text:p>
          </table:table-cell>
          <table:table-cell office:value-type="float" office:value="274.2" calcext:value-type="float">
            <text:p>274.2</text:p>
          </table:table-cell>
          <table:table-cell office:value-type="float" office:value="312.9" calcext:value-type="float">
            <text:p>312.9</text:p>
          </table:table-cell>
          <table:table-cell office:value-type="float" office:value="6.8" calcext:value-type="float">
            <text:p>6.8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251.6" calcext:value-type="float">
            <text:p>251.6</text:p>
          </table:table-cell>
          <table:table-cell office:value-type="float" office:value="287.5" calcext:value-type="float">
            <text:p>287.5</text:p>
          </table:table-cell>
          <table:table-cell office:value-type="float" office:value="6.9" calcext:value-type="float">
            <text:p>6.9</text:p>
          </table:table-cell>
          <table:table-cell office:value-type="float" office:value="4.1" calcext:value-type="float">
            <text:p>4.1</text:p>
          </table:table-cell>
          <table:table-cell office:value-type="float" office:value="1.7" calcext:value-type="float">
            <text:p>1.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247.3" calcext:value-type="float">
            <text:p>247.3</text:p>
          </table:table-cell>
          <table:table-cell office:value-type="float" office:value="231.2" calcext:value-type="float">
            <text:p>231.2</text:p>
          </table:table-cell>
          <table:table-cell office:value-type="float" office:value="264.6" calcext:value-type="float">
            <text:p>264.6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.7" calcext:value-type="float">
            <text:p>1.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227.8" calcext:value-type="float">
            <text:p>227.8</text:p>
          </table:table-cell>
          <table:table-cell office:value-type="float" office:value="212.8" calcext:value-type="float">
            <text:p>212.8</text:p>
          </table:table-cell>
          <table:table-cell office:value-type="float" office:value="243.9" calcext:value-type="float">
            <text:p>243.9</text:p>
          </table:table-cell>
          <table:table-cell office:value-type="float" office:value="7.1" calcext:value-type="float">
            <text:p>7.1</text:p>
          </table:table-cell>
          <table:table-cell office:value-type="float" office:value="4.3" calcext:value-type="float">
            <text:p>4.3</text:p>
          </table:table-cell>
          <table:table-cell office:value-type="float" office:value="1.6" calcext:value-type="float">
            <text:p>1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210.1" calcext:value-type="float">
            <text:p>210.1</text:p>
          </table:table-cell>
          <table:table-cell office:value-type="float" office:value="196.1" calcext:value-type="float">
            <text:p>196.1</text:p>
          </table:table-cell>
          <table:table-cell office:value-type="float" office:value="225.1" calcext:value-type="float">
            <text:p>225.1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94.1" calcext:value-type="float">
            <text:p>194.1</text:p>
          </table:table-cell>
          <table:table-cell office:value-type="float" office:value="181" calcext:value-type="float">
            <text:p>181</text:p>
          </table:table-cell>
          <table:table-cell office:value-type="float" office:value="208.1" calcext:value-type="float">
            <text:p>208.1</text:p>
          </table:table-cell>
          <table:table-cell office:value-type="float" office:value="7.2" calcext:value-type="float">
            <text:p>7.2</text:p>
          </table:table-cell>
          <table:table-cell office:value-type="float" office:value="4.6" calcext:value-type="float">
            <text:p>4.6</text:p>
          </table:table-cell>
          <table:table-cell office:value-type="float" office:value="1.6" calcext:value-type="float">
            <text:p>1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79.5" calcext:value-type="float">
            <text:p>179.5</text:p>
          </table:table-cell>
          <table:table-cell office:value-type="float" office:value="167.3" calcext:value-type="float">
            <text:p>167.3</text:p>
          </table:table-cell>
          <table:table-cell office:value-type="float" office:value="192.6" calcext:value-type="float">
            <text:p>192.6</text:p>
          </table:table-cell>
          <table:table-cell office:value-type="float" office:value="7.3" calcext:value-type="float">
            <text:p>7.3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66.3" calcext:value-type="float">
            <text:p>166.3</text:p>
          </table:table-cell>
          <table:table-cell office:value-type="float" office:value="154.9" calcext:value-type="float">
            <text:p>154.9</text:p>
          </table:table-cell>
          <table:table-cell office:value-type="float" office:value="178.5" calcext:value-type="float">
            <text:p>178.5</text:p>
          </table:table-cell>
          <table:table-cell office:value-type="float" office:value="7.4" calcext:value-type="float">
            <text:p>7.4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54.2" calcext:value-type="float">
            <text:p>154.2</text:p>
          </table:table-cell>
          <table:table-cell office:value-type="float" office:value="143.5" calcext:value-type="float">
            <text:p>143.5</text:p>
          </table:table-cell>
          <table:table-cell office:value-type="float" office:value="165.7" calcext:value-type="float">
            <text:p>165.7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43.2" calcext:value-type="float">
            <text:p>143.2</text:p>
          </table:table-cell>
          <table:table-cell office:value-type="float" office:value="133.2" calcext:value-type="float">
            <text:p>133.2</text:p>
          </table:table-cell>
          <table:table-cell office:value-type="float" office:value="154" calcext:value-type="float">
            <text:p>154</text:p>
          </table:table-cell>
          <table:table-cell office:value-type="float" office:value="7.5" calcext:value-type="float">
            <text:p>7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33.2" calcext:value-type="float">
            <text:p>133.2</text:p>
          </table:table-cell>
          <table:table-cell office:value-type="float" office:value="123.8" calcext:value-type="float">
            <text:p>123.8</text:p>
          </table:table-cell>
          <table:table-cell office:value-type="float" office:value="143.2" calcext:value-type="float">
            <text:p>143.2</text:p>
          </table:table-cell>
          <table:table-cell office:value-type="float" office:value="7.6" calcext:value-type="float">
            <text:p>7.6</text:p>
          </table:table-cell>
          <table:table-cell office:value-type="float" office:value="5.2" calcext:value-type="float">
            <text:p>5.2</text:p>
          </table:table-cell>
          <table:table-cell office:value-type="float" office:value="1.4" calcext:value-type="float">
            <text:p>1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24" calcext:value-type="float">
            <text:p>124</text:p>
          </table:table-cell>
          <table:table-cell office:value-type="float" office:value="115.2" calcext:value-type="float">
            <text:p>115.2</text:p>
          </table:table-cell>
          <table:table-cell office:value-type="float" office:value="133.4" calcext:value-type="float">
            <text:p>133.4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15.5" calcext:value-type="float">
            <text:p>115.5</text:p>
          </table:table-cell>
          <table:table-cell office:value-type="float" office:value="107.3" calcext:value-type="float">
            <text:p>107.3</text:p>
          </table:table-cell>
          <table:table-cell office:value-type="float" office:value="124.5" calcext:value-type="float">
            <text:p>124.5</text:p>
          </table:table-cell>
          <table:table-cell office:value-type="float" office:value="7.7" calcext:value-type="float">
            <text:p>7.7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07.8" calcext:value-type="float">
            <text:p>107.8</text:p>
          </table:table-cell>
          <table:table-cell office:value-type="float" office:value="100" calcext:value-type="float">
            <text:p>100</text:p>
          </table:table-cell>
          <table:table-cell office:value-type="float" office:value="116.2" calcext:value-type="float">
            <text:p>116.2</text:p>
          </table:table-cell>
          <table:table-cell office:value-type="float" office:value="7.8" calcext:value-type="float">
            <text:p>7.8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  <table:table-cell table:number-columns-repeated="1011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office:value-type="float" office:value="333964" calcext:value-type="float">
            <text:p>33396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office:value-type="float" office:value="201659" calcext:value-type="float">
            <text:p>20165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office:value-type="float" office:value="125468" calcext:value-type="float">
            <text:p>125468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office:value-type="float" office:value="80223" calcext:value-type="float">
            <text:p>8022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office:value-type="float" office:value="52589" calcext:value-type="float">
            <text:p>5258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office:value-type="float" office:value="35272" calcext:value-type="float">
            <text:p>3527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60" calcext:value-type="float">
            <text:p>60</text:p>
          </table:table-cell>
          <table:table-cell office:value-type="float" office:value="24161" calcext:value-type="float">
            <text:p>2416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70" calcext:value-type="float">
            <text:p>70</text:p>
          </table:table-cell>
          <table:table-cell office:value-type="float" office:value="16874" calcext:value-type="float">
            <text:p>1687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80" calcext:value-type="float">
            <text:p>80</text:p>
          </table:table-cell>
          <table:table-cell office:value-type="float" office:value="11998" calcext:value-type="float">
            <text:p>11998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90" calcext:value-type="float">
            <text:p>90</text:p>
          </table:table-cell>
          <table:table-cell office:value-type="float" office:value="8674" calcext:value-type="float">
            <text:p>867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00" calcext:value-type="float">
            <text:p>100</text:p>
          </table:table-cell>
          <table:table-cell office:value-type="float" office:value="6369" calcext:value-type="float">
            <text:p>636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10" calcext:value-type="float">
            <text:p>110</text:p>
          </table:table-cell>
          <table:table-cell office:value-type="float" office:value="4744" calcext:value-type="float">
            <text:p>474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20" calcext:value-type="float">
            <text:p>120</text:p>
          </table:table-cell>
          <table:table-cell office:value-type="float" office:value="3581" calcext:value-type="float">
            <text:p>358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30" calcext:value-type="float">
            <text:p>130</text:p>
          </table:table-cell>
          <table:table-cell office:value-type="float" office:value="2737" calcext:value-type="float">
            <text:p>2737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40" calcext:value-type="float">
            <text:p>140</text:p>
          </table:table-cell>
          <table:table-cell office:value-type="float" office:value="2117" calcext:value-type="float">
            <text:p>2117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50" calcext:value-type="float">
            <text:p>150</text:p>
          </table:table-cell>
          <table:table-cell office:value-type="float" office:value="1655" calcext:value-type="float">
            <text:p>1655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60" calcext:value-type="float">
            <text:p>160</text:p>
          </table:table-cell>
          <table:table-cell office:value-type="float" office:value="1307" calcext:value-type="float">
            <text:p>1307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70" calcext:value-type="float">
            <text:p>170</text:p>
          </table:table-cell>
          <table:table-cell office:value-type="float" office:value="1043" calcext:value-type="float">
            <text:p>104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80" calcext:value-type="float">
            <text:p>180</text:p>
          </table:table-cell>
          <table:table-cell office:value-type="float" office:value="839.3" calcext:value-type="float">
            <text:p>839.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190" calcext:value-type="float">
            <text:p>190</text:p>
          </table:table-cell>
          <table:table-cell office:value-type="float" office:value="681.3" calcext:value-type="float">
            <text:p>681.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00" calcext:value-type="float">
            <text:p>200</text:p>
          </table:table-cell>
          <table:table-cell office:value-type="float" office:value="557.6" calcext:value-type="float">
            <text:p>557.6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10" calcext:value-type="float">
            <text:p>210</text:p>
          </table:table-cell>
          <table:table-cell office:value-type="float" office:value="459.9" calcext:value-type="float">
            <text:p>459.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20" calcext:value-type="float">
            <text:p>220</text:p>
          </table:table-cell>
          <table:table-cell office:value-type="float" office:value="382" calcext:value-type="float">
            <text:p>38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30" calcext:value-type="float">
            <text:p>230</text:p>
          </table:table-cell>
          <table:table-cell office:value-type="float" office:value="319.5" calcext:value-type="float">
            <text:p>319.5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50" calcext:value-type="float">
            <text:p>250</text:p>
          </table:table-cell>
          <table:table-cell office:value-type="float" office:value="227.8" calcext:value-type="float">
            <text:p>227.8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60" calcext:value-type="float">
            <text:p>260</text:p>
          </table:table-cell>
          <table:table-cell office:value-type="float" office:value="194.1" calcext:value-type="float">
            <text:p>194.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70" calcext:value-type="float">
            <text:p>270</text:p>
          </table:table-cell>
          <table:table-cell office:value-type="float" office:value="166.3" calcext:value-type="float">
            <text:p>166.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80" calcext:value-type="float">
            <text:p>280</text:p>
          </table:table-cell>
          <table:table-cell office:value-type="float" office:value="143.2" calcext:value-type="float">
            <text:p>143.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290" calcext:value-type="float">
            <text:p>290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5" office:value-type="float" office:value="300" calcext:value-type="float">
            <text:p>300</text:p>
          </table:table-cell>
          <table:table-cell office:value-type="float" office:value="107.8" calcext:value-type="float">
            <text:p>107.8</text:p>
          </table:table-cell>
          <table:table-cell table:number-columns-repeated="4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F" svg:font-family="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number number:decimal-places="0" number:min-integer-digits="1" number:grouping="true"/>
      <number:text> </number:text>
    </number:number-style>
    <number:number-style style:name="N128P2" style:volatile="true">
      <number:text> £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1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9" number:min-integer-digits="1"/>
    </number:number-style>
    <number:number-style style:name="N150">
      <number:number number:decimal-places="10" number:min-integer-digits="1"/>
    </number:number-style>
    <number:number-style style:name="N151">
      <number:number number:decimal-places="11" number:min-integer-digits="1"/>
    </number:number-style>
    <number:number-style style:name="N152">
      <number:number number:decimal-places="12" number:min-integer-digits="1"/>
    </number:number-style>
    <number:number-style style:name="N153">
      <number:number number:decimal-places="13" number:min-integer-digits="1"/>
    </number:number-style>
    <number:number-style style:name="N154">
      <number:number number:decimal-places="14" number:min-integer-digits="1"/>
    </number:number-style>
    <number:number-style style:name="N155">
      <number:number number:decimal-places="15" number:min-integer-digits="1"/>
    </number:number-style>
    <number:number-style style:name="N156">
      <number:number number:decimal-places="16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-27-21-37-37-13-32-13-50 4-34 13-50 21-27 37-37 32-13 50-13 34 4 50 13 27 21 37 37 13 32 13 50z"/>
    <draw:marker draw:name="Arrowheads_20_2" draw:display-name="Arrowheads 2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 style:data-style-name="N2" text:time-value="0000-00-00T00:00:01.297237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Cousins</meta:initial-creator>
    <meta:creation-date>2011-08-12T09:08:25</meta:creation-date>
    <dc:date>2014-08-24T21:40:34.692000000</dc:date>
    <meta:generator>LibreOffice/4.1.2.3$Windows_x86 LibreOffice_project/40b2d7fde7e8d2d7bc5a449dc65df4d08a7dd38</meta:generator>
    <meta:editing-duration>P17DT14H28M44S</meta:editing-duration>
    <meta:editing-cycles>12</meta:editing-cycles>
    <meta:document-statistic meta:table-count="4" meta:cell-count="18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41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size="12pt" style:font-size-asian="12pt" style:font-family-complex="Arial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6" style:family="chart" style:data-style-name="N14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0.444cm" svg:height="15.691cm" xlink:href=".." xlink:type="simple" chart:class="chart:scatter" chart:style-name="ch1">
        <chart:legend chart:legend-position="end" svg:x="17.228cm" svg:y="7.218cm" style:legend-expansion="high" chart:style-name="ch2"/>
        <chart:plot-area chart:style-name="ch3" table:cell-range-address="'Table Calc'.D61:'Table Calc'.D91 'Table Calc'.A25:'Table Calc'.A55 'Table Calc'.G25:'Table Calc'.G55" chart:data-source-has-labels="column" svg:x="0.858cm" svg:y="1.387cm" svg:width="15.554cm" svg:height="13.571cm">
          <chartooo:coordinate-region svg:x="2.062cm" svg:y="1.627cm" svg:width="13.991cm" svg:height="12.605cm"/>
          <chart:axis chart:dimension="x" chart:name="primary-x" chart:style-name="ch4" chartooo:axis-type="auto">
            <chart:categories table:cell-range-address="'Table Calc'.D61:'Table Calc'.D91"/>
            <chart:grid chart:class="minor"/>
          </chart:axis>
          <chart:axis chart:dimension="y" chart:name="primary-y" chart:style-name="ch5">
            <chart:grid chart:class="major"/>
          </chart:axis>
          <chart:series chart:style-name="ch6" chart:values-cell-range-address="'Table Calc'.G25:'Table Calc'.G55" chart:class="chart:scatter">
            <chart:domain table:cell-range-address="'Table Calc'.A25:'Table Calc'.A55"/>
            <chart:data-point chart:repeated="31"/>
          </chart:series>
          <chart:series chart:style-name="ch7" chart:values-cell-range-address="'Table Calc'.D61:'Table Calc'.D91" chart:class="chart:scatter">
            <chart:domain table:cell-range-address="'Table Calc'.B61:'Table Calc'.B91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'Table Calc'.D61:'Table Calc'.D91</svg:desc>
                </draw:g>
              </table:table-cell>
              <table:table-cell office:value-type="float" office:value="0">
                <text:p>0</text:p>
                <draw:g>
                  <svg:desc>'Table Calc'.A25:'Table Calc'.A55</svg:desc>
                </draw:g>
              </table:table-cell>
              <table:table-cell office:value-type="float" office:value="3548.70229218714">
                <text:p>3548.70229218714</text:p>
                <draw:g>
                  <svg:desc>'Table Calc'.G25:'Table Calc'.G55</svg:desc>
                </draw:g>
              </table:table-cell>
              <table:table-cell office:value-type="float" office:value="300">
                <text:p>300</text:p>
                <draw:g>
                  <svg:desc>'Table Calc'.B61:'Table Calc'.B91</svg:desc>
                </draw:g>
              </table:table-cell>
              <table:table-cell office:value-type="float" office:value="25">
                <text:p>25</text:p>
                <draw:g>
                  <svg:desc>'Table Calc'.D61:'Table Calc'.D91</svg:desc>
                </draw:g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285.74713485882">
                <text:p>3285.74713485882</text:p>
              </table:table-cell>
              <table:table-cell office:value-type="float" office:value="290">
                <text:p>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964.10518493985">
                <text:p>2964.10518493985</text:p>
              </table:table-cell>
              <table:table-cell office:value-type="float" office:value="280">
                <text:p>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601.42082659089">
                <text:p>2601.42082659089</text:p>
              </table:table-cell>
              <table:table-cell office:value-type="float" office:value="270">
                <text:p>2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223.52409358659">
                <text:p>2223.52409358659</text:p>
              </table:table-cell>
              <table:table-cell office:value-type="float" office:value="260">
                <text:p>2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57.18620069794">
                <text:p>1857.18620069794</text:p>
              </table:table-cell>
              <table:table-cell office:value-type="float" office:value="250">
                <text:p>2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1523.31207403497">
                <text:p>1523.31207403497</text:p>
              </table:table-cell>
              <table:table-cell office:value-type="float" office:value="240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1233.71281812997">
                <text:p>1233.71281812997</text:p>
              </table:table-cell>
              <table:table-cell office:value-type="float" office:value="230">
                <text:p>2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91.688062447044">
                <text:p>991.688062447044</text:p>
              </table:table-cell>
              <table:table-cell office:value-type="float" office:value="220">
                <text:p>2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794.648328582575">
                <text:p>794.648328582575</text:p>
              </table:table-cell>
              <table:table-cell office:value-type="float" office:value="210">
                <text:p>2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636.945941586041">
                <text:p>636.945941586041</text:p>
              </table:table-cell>
              <table:table-cell office:value-type="float" office:value="200">
                <text:p>2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11.977323733282">
                <text:p>511.977323733282</text:p>
              </table:table-cell>
              <table:table-cell office:value-type="float" office:value="190">
                <text:p>1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20">
                <text:p>120</text:p>
              </table:table-cell>
              <table:table-cell office:value-type="float" office:value="413.406955397068">
                <text:p>413.406955397068</text:p>
              </table:table-cell>
              <table:table-cell office:value-type="float" office:value="180">
                <text:p>1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30">
                <text:p>130</text:p>
              </table:table-cell>
              <table:table-cell office:value-type="float" office:value="335.722132253011">
                <text:p>335.722132253011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40">
                <text:p>140</text:p>
              </table:table-cell>
              <table:table-cell office:value-type="float" office:value="274.383523713686">
                <text:p>274.383523713686</text:p>
              </table:table-cell>
              <table:table-cell office:value-type="float" office:value="160">
                <text:p>1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50">
                <text:p>150</text:p>
              </table:table-cell>
              <table:table-cell office:value-type="float" office:value="225.772904693197">
                <text:p>225.772904693197</text:p>
              </table:table-cell>
              <table:table-cell office:value-type="float" office:value="150">
                <text:p>15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60">
                <text:p>160</text:p>
              </table:table-cell>
              <table:table-cell office:value-type="float" office:value="187.060657244166">
                <text:p>187.060657244166</text:p>
              </table:table-cell>
              <table:table-cell office:value-type="float" office:value="140">
                <text:p>1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70">
                <text:p>170</text:p>
              </table:table-cell>
              <table:table-cell office:value-type="float" office:value="156.057069750736">
                <text:p>156.057069750736</text:p>
              </table:table-cell>
              <table:table-cell office:value-type="float" office:value="130">
                <text:p>13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80">
                <text:p>180</text:p>
              </table:table-cell>
              <table:table-cell office:value-type="float" office:value="131.076013187988">
                <text:p>131.076013187988</text:p>
              </table:table-cell>
              <table:table-cell office:value-type="float" office:value="120">
                <text:p>12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90">
                <text:p>190</text:p>
              </table:table-cell>
              <table:table-cell office:value-type="float" office:value="110.820756756073">
                <text:p>110.820756756073</text:p>
              </table:table-cell>
              <table:table-cell office:value-type="float" office:value="110">
                <text:p>1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00">
                <text:p>200</text:p>
              </table:table-cell>
              <table:table-cell office:value-type="float" office:value="94.2928063579216">
                <text:p>94.2928063579216</text:p>
              </table:table-cell>
              <table:table-cell office:value-type="float" office:value="100">
                <text:p>10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210">
                <text:p>210</text:p>
              </table:table-cell>
              <table:table-cell office:value-type="float" office:value="80.721074013712">
                <text:p>80.721074013712</text:p>
              </table:table-cell>
              <table:table-cell office:value-type="float" office:value="90">
                <text:p>9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220">
                <text:p>220</text:p>
              </table:table-cell>
              <table:table-cell office:value-type="float" office:value="69.507687989075">
                <text:p>69.507687989075</text:p>
              </table:table-cell>
              <table:table-cell office:value-type="float" office:value="80">
                <text:p>8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230">
                <text:p>230</text:p>
              </table:table-cell>
              <table:table-cell office:value-type="float" office:value="60.1868776622615">
                <text:p>60.1868776622615</text:p>
              </table:table-cell>
              <table:table-cell office:value-type="float" office:value="70">
                <text:p>70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1523">
                <text:p>1520</text:p>
              </table:table-cell>
              <table:table-cell office:value-type="float" office:value="240">
                <text:p>240</text:p>
              </table:table-cell>
              <table:table-cell office:value-type="float" office:value="52.3938953349982">
                <text:p>52.3938953349982</text:p>
              </table:table-cell>
              <table:table-cell office:value-type="float" office:value="60">
                <text:p>6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250">
                <text:p>250</text:p>
              </table:table-cell>
              <table:table-cell office:value-type="float" office:value="45.8415420280416">
                <text:p>45.8415420280416</text:p>
              </table:table-cell>
              <table:table-cell office:value-type="float" office:value="50">
                <text:p>50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2224">
                <text:p>2220</text:p>
              </table:table-cell>
              <table:table-cell office:value-type="float" office:value="260">
                <text:p>260</text:p>
              </table:table-cell>
              <table:table-cell office:value-type="float" office:value="40.3024137717167">
                <text:p>40.3024137717167</text:p>
              </table:table-cell>
              <table:table-cell office:value-type="float" office:value="40">
                <text:p>4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float" office:value="2601">
                <text:p>2600</text:p>
              </table:table-cell>
              <table:table-cell office:value-type="float" office:value="270">
                <text:p>270</text:p>
              </table:table-cell>
              <table:table-cell office:value-type="float" office:value="35.5954383953628">
                <text:p>35.5954383953628</text:p>
              </table:table-cell>
              <table:table-cell office:value-type="float" office:value="30">
                <text:p>30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float" office:value="2964">
                <text:p>2960</text:p>
              </table:table-cell>
              <table:table-cell office:value-type="float" office:value="280">
                <text:p>280</text:p>
              </table:table-cell>
              <table:table-cell office:value-type="float" office:value="31.5756290438124">
                <text:p>31.5756290438124</text:p>
              </table:table-cell>
              <table:table-cell office:value-type="float" office:value="20">
                <text:p>20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float" office:value="3286">
                <text:p>3290</text:p>
              </table:table-cell>
              <table:table-cell office:value-type="float" office:value="290">
                <text:p>290</text:p>
              </table:table-cell>
              <table:table-cell office:value-type="float" office:value="28.1262527815892">
                <text:p>28.1262527815892</text:p>
              </table:table-cell>
              <table:table-cell office:value-type="float" office:value="10">
                <text:p>1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3549">
                <text:p>3550</text:p>
              </table:table-cell>
              <table:table-cell office:value-type="float" office:value="300">
                <text:p>300</text:p>
              </table:table-cell>
              <table:table-cell office:value-type="float" office:value="25.1528172134965">
                <text:p>25.1528172134965</text:p>
              </table:table-cell>
              <table:table-cell office:value-type="float" office:value="0">
                <text:p>0</text:p>
              </table:table-cell>
              <table:table-cell office:value-type="float" office:value="3549">
                <text:p>3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1">
      <number:number number:decimal-places="1" number:min-integer-digits="1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size="12pt" style:font-size-asian="12pt" style:font-family-complex="Arial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6" style:family="chart" style:data-style-name="N14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7" style:family="chart" style:data-style-name="N148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3.233cm" svg:height="16.852cm" xlink:href=".." xlink:type="simple" chart:class="chart:scatter" chart:style-name="ch1">
        <chart:legend chart:legend-position="end" svg:x="19.065cm" svg:y="7.51cm" style:legend-expansion="high" chart:style-name="ch2"/>
        <chart:plot-area chart:style-name="ch3" table:cell-range-address="'EPCOS 100k'.A22:'EPCOS 100k'.A82 'EPCOS 100k'.C13:'EPCOS 100k'.C13 'EPCOS 100k'.C22:'EPCOS 100k'.C82 'EPCOS 100k'.E13:'EPCOS 100k'.E13 'EPCOS 100k'.E22:'EPCOS 100k'.E82 'EPCOS 100k'.J13:'EPCOS 100k'.J13 'EPCOS 100k'.J22:'EPCOS 100k'.J82" chart:data-source-has-labels="row" svg:x="0.914cm" svg:y="1.483cm" svg:width="17.223cm" svg:height="14.612cm">
          <chartooo:coordinate-region svg:x="2.594cm" svg:y="1.723cm" svg:width="15.184cm" svg:height="13.646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'EPCOS 100k'.C22:'EPCOS 100k'.C82" chart:label-cell-address="'EPCOS 100k'.C13:'EPCOS 100k'.C13" chart:class="chart:scatter">
            <chart:domain table:cell-range-address="'EPCOS 100k'.A22:'EPCOS 100k'.A82"/>
            <chart:data-point chart:repeated="61"/>
          </chart:series>
          <chart:series chart:style-name="ch6" chart:values-cell-range-address="'EPCOS 100k'.E22:'EPCOS 100k'.E82" chart:label-cell-address="'EPCOS 100k'.E13:'EPCOS 100k'.E13" chart:class="chart:scatter">
            <chart:data-point chart:repeated="61"/>
          </chart:series>
          <chart:series chart:style-name="ch7" chart:values-cell-range-address="'EPCOS 100k'.J22:'EPCOS 100k'.J82" chart:label-cell-address="'EPCOS 100k'.J13:'EPCOS 100k'.J13" chart:class="chart:scatter">
            <chart:domain table:cell-range-address="'EPCOS 100k'.A22:'EPCOS 100k'.A5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</text:p>
                <draw:g>
                  <svg:desc>'EPCOS 100k'.C13:'EPCOS 100k'.C13</svg:desc>
                </draw:g>
              </table:table-cell>
              <table:table-cell office:value-type="string">
                <text:p>Beta Formula</text:p>
                <draw:g>
                  <svg:desc>'EPCOS 100k'.E13:'EPCOS 100k'.E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H-Resistance</text:p>
                <draw:g>
                  <svg:desc>'EPCOS 100k'.J13:'EPCOS 100k'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PCOS 100k'.A22:'EPCOS 100k'.A82</svg:desc>
                </draw:g>
              </table:table-cell>
              <table:table-cell office:value-type="float" office:value="333964">
                <text:p>333964</text:p>
                <draw:g>
                  <svg:desc>'EPCOS 100k'.C22:'EPCOS 100k'.C82</svg:desc>
                </draw:g>
              </table:table-cell>
              <table:table-cell office:value-type="float" office:value="30475.0057147736">
                <text:p>30475.0057147736</text:p>
                <draw:g>
                  <svg:desc>'EPCOS 100k'.E22:'EPCOS 100k'.E82</svg:desc>
                </draw:g>
              </table:table-cell>
              <table:table-cell office:value-type="float" office:value="0">
                <text:p>0</text:p>
                <draw:g>
                  <svg:desc>'EPCOS 100k'.A22:'EPCOS 100k'.A52</svg:desc>
                </draw:g>
              </table:table-cell>
              <table:table-cell office:value-type="float" office:value="333963.999999999">
                <text:p>333963.999999999</text:p>
                <draw:g>
                  <svg:desc>'EPCOS 100k'.J22:'EPCOS 100k'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58497">
                <text:p>258497</text:p>
              </table:table-cell>
              <table:table-cell office:value-type="float" office:value="19059.4963599981">
                <text:p>19059.4963599981</text:p>
              </table:table-cell>
              <table:table-cell office:value-type="float" office:value="10">
                <text:p>10</text:p>
              </table:table-cell>
              <table:table-cell office:value-type="float" office:value="257965.621629649">
                <text:p>257965.621629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1659">
                <text:p>201659</text:p>
              </table:table-cell>
              <table:table-cell office:value-type="float" office:value="12307.9407943722">
                <text:p>12307.9407943722</text:p>
              </table:table-cell>
              <table:table-cell office:value-type="float" office:value="20">
                <text:p>20</text:p>
              </table:table-cell>
              <table:table-cell office:value-type="float" office:value="201105.582591953">
                <text:p>201105.582591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8499">
                <text:p>158499</text:p>
              </table:table-cell>
              <table:table-cell office:value-type="float" office:value="8180.6826312776">
                <text:p>8180.6826312776</text:p>
              </table:table-cell>
              <table:table-cell office:value-type="float" office:value="30">
                <text:p>30</text:p>
              </table:table-cell>
              <table:table-cell office:value-type="float" office:value="158113.554906192">
                <text:p>158113.554906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5468">
                <text:p>125468</text:p>
              </table:table-cell>
              <table:table-cell office:value-type="float" office:value="5581.14697447522">
                <text:p>5581.14697447522</text:p>
              </table:table-cell>
              <table:table-cell office:value-type="float" office:value="40">
                <text:p>40</text:p>
              </table:table-cell>
              <table:table-cell office:value-type="float" office:value="125288.946029693">
                <text:p>125288.946029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3898.8392630068">
                <text:p>3898.8392630068</text:p>
              </table:table-cell>
              <table:table-cell office:value-type="float" office:value="50">
                <text:p>50</text:p>
              </table:table-cell>
              <table:table-cell office:value-type="float" office:value="99999.9999999995">
                <text:p>99999.999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80223">
                <text:p>80223</text:p>
              </table:table-cell>
              <table:table-cell office:value-type="float" office:value="2782.91302870664">
                <text:p>2782.91302870664</text:p>
              </table:table-cell>
              <table:table-cell office:value-type="float" office:value="60">
                <text:p>60</text:p>
              </table:table-cell>
              <table:table-cell office:value-type="float" office:value="80352.7774564655">
                <text:p>80352.7774564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4759">
                <text:p>64759</text:p>
              </table:table-cell>
              <table:table-cell office:value-type="float" office:value="2025.81008710053">
                <text:p>2025.81008710053</text:p>
              </table:table-cell>
              <table:table-cell office:value-type="float" office:value="70">
                <text:p>70</text:p>
              </table:table-cell>
              <table:table-cell office:value-type="float" office:value="64969.1889600121">
                <text:p>64969.1889600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2589">
                <text:p>52589</text:p>
              </table:table-cell>
              <table:table-cell office:value-type="float" office:value="1501.43863995034">
                <text:p>1501.43863995034</text:p>
              </table:table-cell>
              <table:table-cell office:value-type="float" office:value="80">
                <text:p>80</text:p>
              </table:table-cell>
              <table:table-cell office:value-type="float" office:value="52836.1195457664">
                <text:p>52836.1195457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2951">
                <text:p>42951</text:p>
              </table:table-cell>
              <table:table-cell office:value-type="float" office:value="1131.30848090914">
                <text:p>1131.30848090914</text:p>
              </table:table-cell>
              <table:table-cell office:value-type="float" office:value="90">
                <text:p>90</text:p>
              </table:table-cell>
              <table:table-cell office:value-type="float" office:value="43201.5668084352">
                <text:p>43201.5668084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5272">
                <text:p>35272</text:p>
              </table:table-cell>
              <table:table-cell office:value-type="float" office:value="865.452194414977">
                <text:p>865.452194414977</text:p>
              </table:table-cell>
              <table:table-cell office:value-type="float" office:value="100">
                <text:p>100</text:p>
              </table:table-cell>
              <table:table-cell office:value-type="float" office:value="35502.2894017977">
                <text:p>35502.2894017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9119">
                <text:p>29119</text:p>
              </table:table-cell>
              <table:table-cell office:value-type="float" office:value="671.394586167332">
                <text:p>671.394586167332</text:p>
              </table:table-cell>
              <table:table-cell office:value-type="float" office:value="110">
                <text:p>110</text:p>
              </table:table-cell>
              <table:table-cell office:value-type="float" office:value="29312.8421598559">
                <text:p>29312.8421598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4161">
                <text:p>24161</text:p>
              </table:table-cell>
              <table:table-cell office:value-type="float" office:value="527.620800569811">
                <text:p>527.620800569811</text:p>
              </table:table-cell>
              <table:table-cell office:value-type="float" office:value="120">
                <text:p>120</text:p>
              </table:table-cell>
              <table:table-cell office:value-type="float" office:value="24309.2988825461">
                <text:p>24309.2988825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20144">
                <text:p>20144</text:p>
              </table:table-cell>
              <table:table-cell office:value-type="float" office:value="419.621654857801">
                <text:p>419.621654857801</text:p>
              </table:table-cell>
              <table:table-cell office:value-type="float" office:value="130">
                <text:p>130</text:p>
              </table:table-cell>
              <table:table-cell office:value-type="float" office:value="20243.1746644186">
                <text:p>20243.1746644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874">
                <text:p>16874</text:p>
              </table:table-cell>
              <table:table-cell office:value-type="float" office:value="337.449497995546">
                <text:p>337.449497995546</text:p>
              </table:table-cell>
              <table:table-cell office:value-type="float" office:value="140">
                <text:p>140</text:p>
              </table:table-cell>
              <table:table-cell office:value-type="float" office:value="16922.5054866165">
                <text:p>16922.5054866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4198">
                <text:p>14198</text:p>
              </table:table-cell>
              <table:table-cell office:value-type="float" office:value="274.178394685108">
                <text:p>274.178394685108</text:p>
              </table:table-cell>
              <table:table-cell office:value-type="float" office:value="150">
                <text:p>150</text:p>
              </table:table-cell>
              <table:table-cell office:value-type="float" office:value="14198.0000000004">
                <text:p>14198.00000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1998">
                <text:p>11998</text:p>
              </table:table-cell>
              <table:table-cell office:value-type="float" office:value="224.916534117347">
                <text:p>224.916534117347</text:p>
              </table:table-cell>
              <table:table-cell office:value-type="float" office:value="160">
                <text:p>160</text:p>
              </table:table-cell>
              <table:table-cell office:value-type="float" office:value="11952.8195083344">
                <text:p>11952.8195083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0181">
                <text:p>10181</text:p>
              </table:table-cell>
              <table:table-cell office:value-type="float" office:value="186.162145191798">
                <text:p>186.162145191798</text:p>
              </table:table-cell>
              <table:table-cell office:value-type="float" office:value="170">
                <text:p>170</text:p>
              </table:table-cell>
              <table:table-cell office:value-type="float" office:value="10094.9762368449">
                <text:p>10094.9762368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8674">
                <text:p>8674</text:p>
              </table:table-cell>
              <table:table-cell office:value-type="float" office:value="155.376815301542">
                <text:p>155.376815301542</text:p>
              </table:table-cell>
              <table:table-cell office:value-type="float" office:value="180">
                <text:p>180</text:p>
              </table:table-cell>
              <table:table-cell office:value-type="float" office:value="8551.63694134935">
                <text:p>8551.63694134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7419">
                <text:p>7419</text:p>
              </table:table-cell>
              <table:table-cell office:value-type="float" office:value="130.69865242236">
                <text:p>130.69865242236</text:p>
              </table:table-cell>
              <table:table-cell office:value-type="float" office:value="190">
                <text:p>190</text:p>
              </table:table-cell>
              <table:table-cell office:value-type="float" office:value="7264.82408499608">
                <text:p>7264.82408499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6369">
                <text:p>6369</text:p>
              </table:table-cell>
              <table:table-cell office:value-type="float" office:value="110.746780920491">
                <text:p>110.746780920491</text:p>
              </table:table-cell>
              <table:table-cell office:value-type="float" office:value="200">
                <text:p>200</text:p>
              </table:table-cell>
              <table:table-cell office:value-type="float" office:value="6188.14988535664">
                <text:p>6188.14988535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5487">
                <text:p>5487</text:p>
              </table:table-cell>
              <table:table-cell office:value-type="float" office:value="94.4863494810029">
                <text:p>94.4863494810029</text:p>
              </table:table-cell>
              <table:table-cell office:value-type="float" office:value="210">
                <text:p>210</text:p>
              </table:table-cell>
              <table:table-cell office:value-type="float" office:value="5284.3191944747">
                <text:p>5284.3191944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4744">
                <text:p>4744</text:p>
              </table:table-cell>
              <table:table-cell office:value-type="float" office:value="81.1341754147043">
                <text:p>81.1341754147043</text:p>
              </table:table-cell>
              <table:table-cell office:value-type="float" office:value="220">
                <text:p>220</text:p>
              </table:table-cell>
              <table:table-cell office:value-type="float" office:value="4523.20859168106">
                <text:p>4523.20859168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115">
                <text:p>4115</text:p>
              </table:table-cell>
              <table:table-cell office:value-type="float" office:value="70.0920276627606">
                <text:p>70.0920276627606</text:p>
              </table:table-cell>
              <table:table-cell office:value-type="float" office:value="230">
                <text:p>230</text:p>
              </table:table-cell>
              <table:table-cell office:value-type="float" office:value="3880.38014681205">
                <text:p>3880.38014681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581">
                <text:p>3581</text:p>
              </table:table-cell>
              <table:table-cell office:value-type="float" office:value="60.8989356778342">
                <text:p>60.8989356778342</text:p>
              </table:table-cell>
              <table:table-cell office:value-type="float" office:value="240">
                <text:p>240</text:p>
              </table:table-cell>
              <table:table-cell office:value-type="float" office:value="3335.92512297056">
                <text:p>3335.92512297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126">
                <text:p>3126</text:p>
              </table:table-cell>
              <table:table-cell office:value-type="float" office:value="53.1967452057865">
                <text:p>53.1967452057865</text:p>
              </table:table-cell>
              <table:table-cell office:value-type="float" office:value="250">
                <text:p>250</text:p>
              </table:table-cell>
              <table:table-cell office:value-type="float" office:value="2873.55961223622">
                <text:p>2873.559612236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737">
                <text:p>2737</text:p>
              </table:table-cell>
              <table:table-cell office:value-type="float" office:value="46.7049972784649">
                <text:p>46.7049972784649</text:p>
              </table:table-cell>
              <table:table-cell office:value-type="float" office:value="260">
                <text:p>260</text:p>
              </table:table-cell>
              <table:table-cell office:value-type="float" office:value="2479.91363474844">
                <text:p>2479.91363474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404">
                <text:p>2404</text:p>
              </table:table-cell>
              <table:table-cell office:value-type="float" office:value="41.2024363385333">
                <text:p>41.2024363385333</text:p>
              </table:table-cell>
              <table:table-cell office:value-type="float" office:value="270">
                <text:p>270</text:p>
              </table:table-cell>
              <table:table-cell office:value-type="float" office:value="2143.96960994814">
                <text:p>2143.969609948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117">
                <text:p>2117</text:p>
              </table:table-cell>
              <table:table-cell office:value-type="float" office:value="36.5132778866309">
                <text:p>36.5132778866309</text:p>
              </table:table-cell>
              <table:table-cell office:value-type="float" office:value="280">
                <text:p>280</text:p>
              </table:table-cell>
              <table:table-cell office:value-type="float" office:value="1856.61675841772">
                <text:p>1856.61675841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869">
                <text:p>1869</text:p>
              </table:table-cell>
              <table:table-cell office:value-type="float" office:value="32.4969250001582">
                <text:p>32.4969250001582</text:p>
              </table:table-cell>
              <table:table-cell office:value-type="float" office:value="290">
                <text:p>290</text:p>
              </table:table-cell>
              <table:table-cell office:value-type="float" office:value="1610.2959291076">
                <text:p>1610.2959291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655">
                <text:p>1655</text:p>
              </table:table-cell>
              <table:table-cell office:value-type="float" office:value="29.0402060296729">
                <text:p>29.0402060296729</text:p>
              </table:table-cell>
              <table:table-cell office:value-type="float" office:value="300">
                <text:p>300</text:p>
              </table:table-cell>
              <table:table-cell office:value-type="float" office:value="1398.71529590462">
                <text:p>1398.71529590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1">
      <number:number number:decimal-places="1" number:min-integer-digits="1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size="12pt" style:font-size-asian="12pt" style:font-family-complex="Arial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6" style:family="chart" style:data-style-name="N14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7" style:family="chart" style:data-style-name="N148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3.233cm" svg:height="16.852cm" xlink:href=".." xlink:type="simple" chart:class="chart:scatter" chart:style-name="ch1">
        <chart:legend chart:legend-position="end" svg:x="19.065cm" svg:y="7.51cm" style:legend-expansion="high" chart:style-name="ch2"/>
        <chart:plot-area chart:style-name="ch3" table:cell-range-address="204GT.A22:204GT.A52 204GT.C13:204GT.C13 204GT.C22:204GT.C52 204GT.E13:204GT.E13 204GT.E22:204GT.E52 204GT.J13:204GT.J13 204GT.J22:204GT.J52" chart:data-source-has-labels="row" svg:x="0.914cm" svg:y="1.483cm" svg:width="17.223cm" svg:height="14.612cm">
          <chartooo:coordinate-region svg:x="2.594cm" svg:y="1.723cm" svg:width="15.184cm" svg:height="13.646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204GT.C22:204GT.C52" chart:label-cell-address="204GT.C13:204GT.C13" chart:class="chart:scatter">
            <chart:domain table:cell-range-address="204GT.A22:204GT.A52"/>
            <chart:data-point chart:repeated="31"/>
          </chart:series>
          <chart:series chart:style-name="ch6" chart:values-cell-range-address="204GT.E22:204GT.E52" chart:label-cell-address="204GT.E13:204GT.E13" chart:class="chart:scatter">
            <chart:data-point chart:repeated="31"/>
          </chart:series>
          <chart:series chart:style-name="ch7" chart:values-cell-range-address="204GT.J22:204GT.J52" chart:label-cell-address="204GT.J13:204GT.J13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</text:p>
                <draw:g>
                  <svg:desc>204GT.C13:204GT.C13</svg:desc>
                </draw:g>
              </table:table-cell>
              <table:table-cell office:value-type="string">
                <text:p>Beta Formula</text:p>
                <draw:g>
                  <svg:desc>204GT.E13:204GT.E13</svg:desc>
                </draw:g>
              </table:table-cell>
              <table:table-cell office:value-type="string">
                <text:p>SH-Resistance</text:p>
                <draw:g>
                  <svg:desc>204GT.J13:204GT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4GT.A22:204GT.A52</svg:desc>
                </draw:g>
              </table:table-cell>
              <table:table-cell office:value-type="float" office:value="720300">
                <text:p>720300</text:p>
                <draw:g>
                  <svg:desc>204GT.C22:204GT.C52</svg:desc>
                </draw:g>
              </table:table-cell>
              <table:table-cell office:value-type="float" office:value="757465.451625774">
                <text:p>757465.451625774</text:p>
                <draw:g>
                  <svg:desc>204GT.E22:204GT.E52</svg:desc>
                </draw:g>
              </table:table-cell>
              <table:table-cell office:value-type="float" office:value="720299.999999998">
                <text:p>720299.999999998</text:p>
                <draw:g>
                  <svg:desc>204GT.J22:204GT.J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21800">
                <text:p>421800</text:p>
              </table:table-cell>
              <table:table-cell office:value-type="float" office:value="432289.530772492">
                <text:p>432289.530772492</text:p>
              </table:table-cell>
              <table:table-cell office:value-type="float" office:value="421828.072287668">
                <text:p>421828.072287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54600">
                <text:p>254600</text:p>
              </table:table-cell>
              <table:table-cell office:value-type="float" office:value="256333.44454456">
                <text:p>256333.44454456</text:p>
              </table:table-cell>
              <table:table-cell office:value-type="float" office:value="254716.58069299">
                <text:p>254716.58069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8200">
                <text:p>158200</text:p>
              </table:table-cell>
              <table:table-cell office:value-type="float" office:value="157329.404086998">
                <text:p>157329.404086998</text:p>
              </table:table-cell>
              <table:table-cell office:value-type="float" office:value="158205.019389708">
                <text:p>158205.019389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00800">
                <text:p>100800</text:p>
              </table:table-cell>
              <table:table-cell office:value-type="float" office:value="99621.7264248768">
                <text:p>99621.7264248768</text:p>
              </table:table-cell>
              <table:table-cell office:value-type="float" office:value="100849.241428846">
                <text:p>100849.241428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5850">
                <text:p>65850</text:p>
              </table:table-cell>
              <table:table-cell office:value-type="float" office:value="64890.4539968707">
                <text:p>64890.4539968707</text:p>
              </table:table-cell>
              <table:table-cell office:value-type="float" office:value="65849.9999999997">
                <text:p>65849.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3990">
                <text:p>43990</text:p>
              </table:table-cell>
              <table:table-cell office:value-type="float" office:value="43369.4688924112">
                <text:p>43369.4688924112</text:p>
              </table:table-cell>
              <table:table-cell office:value-type="float" office:value="43963.6175790223">
                <text:p>43963.6175790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9980">
                <text:p>29980</text:p>
              </table:table-cell>
              <table:table-cell office:value-type="float" office:value="29674.7332838606">
                <text:p>29674.7332838606</text:p>
              </table:table-cell>
              <table:table-cell office:value-type="float" office:value="29962.7778169436">
                <text:p>29962.7778169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0820">
                <text:p>20820</text:p>
              </table:table-cell>
              <table:table-cell office:value-type="float" office:value="20745.4344936044">
                <text:p>20745.4344936044</text:p>
              </table:table-cell>
              <table:table-cell office:value-type="float" office:value="20815.3065599929">
                <text:p>20815.3065599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4710">
                <text:p>14710</text:p>
              </table:table-cell>
              <table:table-cell office:value-type="float" office:value="14791.77300974">
                <text:p>14791.77300974</text:p>
              </table:table-cell>
              <table:table-cell office:value-type="float" office:value="14720.2150095742">
                <text:p>14720.2150095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570">
                <text:p>10570</text:p>
              </table:table-cell>
              <table:table-cell office:value-type="float" office:value="10739.6855272043">
                <text:p>10739.6855272043</text:p>
              </table:table-cell>
              <table:table-cell office:value-type="float" office:value="10583.9034636842">
                <text:p>10583.9034636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7720">
                <text:p>7720</text:p>
              </table:table-cell>
              <table:table-cell office:value-type="float" office:value="7929.02955125729">
                <text:p>7929.02955125729</text:p>
              </table:table-cell>
              <table:table-cell office:value-type="float" office:value="7728.47079613632">
                <text:p>7728.47079613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720">
                <text:p>5720</text:p>
              </table:table-cell>
              <table:table-cell office:value-type="float" office:value="5945.00028483599">
                <text:p>5945.00028483599</text:p>
              </table:table-cell>
              <table:table-cell office:value-type="float" office:value="5725.50714893457">
                <text:p>5725.50714893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296">
                <text:p>4296</text:p>
              </table:table-cell>
              <table:table-cell office:value-type="float" office:value="4521.5597074177">
                <text:p>4521.5597074177</text:p>
              </table:table-cell>
              <table:table-cell office:value-type="float" office:value="4299.32898346518">
                <text:p>4299.32898346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269">
                <text:p>3269</text:p>
              </table:table-cell>
              <table:table-cell office:value-type="float" office:value="3484.80657588028">
                <text:p>3484.80657588028</text:p>
              </table:table-cell>
              <table:table-cell office:value-type="float" office:value="3269.4944782525">
                <text:p>3269.4944782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516">
                <text:p>2516</text:p>
              </table:table-cell>
              <table:table-cell office:value-type="float" office:value="2719.03727047064">
                <text:p>2719.03727047064</text:p>
              </table:table-cell>
              <table:table-cell office:value-type="float" office:value="2516.00000000002">
                <text:p>2516.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958">
                <text:p>1958</text:p>
              </table:table-cell>
              <table:table-cell office:value-type="float" office:value="2145.98879261998">
                <text:p>2145.98879261998</text:p>
              </table:table-cell>
              <table:table-cell office:value-type="float" office:value="1957.82904832931">
                <text:p>1957.82904832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539">
                <text:p>1539</text:p>
              </table:table-cell>
              <table:table-cell office:value-type="float" office:value="1711.90120032708">
                <text:p>1711.90120032708</text:p>
              </table:table-cell>
              <table:table-cell office:value-type="float" office:value="1539.5066224198">
                <text:p>1539.5066224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222">
                <text:p>1222</text:p>
              </table:table-cell>
              <table:table-cell office:value-type="float" office:value="1379.30968998799">
                <text:p>1379.30968998799</text:p>
              </table:table-cell>
              <table:table-cell office:value-type="float" office:value="1222.53655157128">
                <text:p>1222.53655157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979.6">
                <text:p>979.6</text:p>
              </table:table-cell>
              <table:table-cell office:value-type="float" office:value="1121.75013846806">
                <text:p>1121.75013846806</text:p>
              </table:table-cell>
              <table:table-cell office:value-type="float" office:value="979.86606140036">
                <text:p>979.86606140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791.9">
                <text:p>791.9</text:p>
              </table:table-cell>
              <table:table-cell office:value-type="float" office:value="920.290335044598">
                <text:p>920.290335044598</text:p>
              </table:table-cell>
              <table:table-cell office:value-type="float" office:value="792.256195233122">
                <text:p>792.256195233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645.5">
                <text:p>645.5</text:p>
              </table:table-cell>
              <table:table-cell office:value-type="float" office:value="761.223824262168">
                <text:p>761.223824262168</text:p>
              </table:table-cell>
              <table:table-cell office:value-type="float" office:value="645.869710631132">
                <text:p>645.869710631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30.3">
                <text:p>530.3</text:p>
              </table:table-cell>
              <table:table-cell office:value-type="float" office:value="634.515407185646">
                <text:p>634.515407185646</text:p>
              </table:table-cell>
              <table:table-cell office:value-type="float" office:value="530.647523379711">
                <text:p>530.647523379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38.9">
                <text:p>438.9</text:p>
              </table:table-cell>
              <table:table-cell office:value-type="float" office:value="532.739598435484">
                <text:p>532.739598435484</text:p>
              </table:table-cell>
              <table:table-cell office:value-type="float" office:value="439.202624002742">
                <text:p>439.202624002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65.8">
                <text:p>365.8</text:p>
              </table:table-cell>
              <table:table-cell office:value-type="float" office:value="450.346762730774">
                <text:p>450.346762730774</text:p>
              </table:table-cell>
              <table:table-cell office:value-type="float" office:value="366.057832206629">
                <text:p>366.057832206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06.8">
                <text:p>306.8</text:p>
              </table:table-cell>
              <table:table-cell office:value-type="float" office:value="383.149860792239">
                <text:p>383.149860792239</text:p>
              </table:table-cell>
              <table:table-cell office:value-type="float" office:value="307.114737521791">
                <text:p>307.114737521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59.1">
                <text:p>259.1</text:p>
              </table:table-cell>
              <table:table-cell office:value-type="float" office:value="327.961521793027">
                <text:p>327.961521793027</text:p>
              </table:table-cell>
              <table:table-cell office:value-type="float" office:value="259.279844066797">
                <text:p>259.279844066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20.1">
                <text:p>220.1</text:p>
              </table:table-cell>
              <table:table-cell office:value-type="float" office:value="282.334727858494">
                <text:p>282.334727858494</text:p>
              </table:table-cell>
              <table:table-cell office:value-type="float" office:value="220.19876620084">
                <text:p>220.19876620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88.1">
                <text:p>188.1</text:p>
              </table:table-cell>
              <table:table-cell office:value-type="float" office:value="244.375691269722">
                <text:p>244.375691269722</text:p>
              </table:table-cell>
              <table:table-cell office:value-type="float" office:value="188.065454786914">
                <text:p>188.065454786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61.6">
                <text:p>161.6</text:p>
              </table:table-cell>
              <table:table-cell office:value-type="float" office:value="212.607553290864">
                <text:p>212.607553290864</text:p>
              </table:table-cell>
              <table:table-cell office:value-type="float" office:value="161.484036250409">
                <text:p>161.484036250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39.6">
                <text:p>139.6</text:p>
              </table:table-cell>
              <table:table-cell office:value-type="float" office:value="185.870212011708">
                <text:p>185.870212011708</text:p>
              </table:table-cell>
              <table:table-cell office:value-type="float" office:value="139.367890521835">
                <text:p>139.367890521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